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4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FreeSans1" svg:font-family="FreeSans" style:font-family-generic="swiss"/>
    <style:font-face style:name="Monospace" svg:font-family="Monospace" style:font-pitch="fixed"/>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999cm" table:align="margins"/>
    </style:style>
    <style:style style:name="Table1.A" style:family="table-column">
      <style:table-column-properties style:column-width="19.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9.999cm" table:align="margins"/>
    </style:style>
    <style:style style:name="Table2.A" style:family="table-column">
      <style:table-column-properties style:column-width="9.999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999cm" table:align="margins"/>
    </style:style>
    <style:style style:name="Table3.A" style:family="table-column">
      <style:table-column-properties style:column-width="4.999cm" style:rel-column-width="16383*"/>
    </style:style>
    <style:style style:name="Table3.B" style:family="table-column">
      <style:table-column-properties style:column-width="5.001cm" style:rel-column-width="16384*"/>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9.999cm" table:align="margins"/>
    </style:style>
    <style:style style:name="Table4.A" style:family="table-column">
      <style:table-column-properties style:column-width="9.999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9.999cm" table:align="margins"/>
    </style:style>
    <style:style style:name="Table5.A" style:family="table-column">
      <style:table-column-properties style:column-width="19.99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9.999cm" table:align="margins"/>
    </style:style>
    <style:style style:name="Table6.A" style:family="table-column">
      <style:table-column-properties style:column-width="9.999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9.999cm" table:align="margins"/>
    </style:style>
    <style:style style:name="Table7.A" style:family="table-column">
      <style:table-column-properties style:column-width="9.999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9.999cm" table:align="margins"/>
    </style:style>
    <style:style style:name="Table8.A" style:family="table-column">
      <style:table-column-properties style:column-width="19.999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9.999cm" table:align="margins"/>
    </style:style>
    <style:style style:name="Table9.A" style:family="table-column">
      <style:table-column-properties style:column-width="9.999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1" style:family="table">
      <style:table-properties style:width="19.999cm" table:align="margins"/>
    </style:style>
    <style:style style:name="Table11.A" style:family="table-column">
      <style:table-column-properties style:column-width="9.999cm" style:rel-column-width="3276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0" style:family="table">
      <style:table-properties style:width="19.999cm" table:align="margins"/>
    </style:style>
    <style:style style:name="Table10.A" style:family="table-column">
      <style:table-column-properties style:column-width="9.999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2" style:family="table">
      <style:table-properties style:width="19.999cm" table:align="margins"/>
    </style:style>
    <style:style style:name="Table12.A" style:family="table-column">
      <style:table-column-properties style:column-width="9.999cm" style:rel-column-width="32767*"/>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9.999cm" table:align="margins"/>
    </style:style>
    <style:style style:name="Table13.A" style:family="table-column">
      <style:table-column-properties style:column-width="19.999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style:font-name="Century Schoolbook L" fo:font-size="12pt" officeooo:rsid="001466c7" officeooo:paragraph-rsid="001466c7" style:font-size-asian="12pt" style:font-size-complex="12pt"/>
    </style:style>
    <style:style style:name="P2" style:family="paragraph" style:parent-style-name="Table_20_Contents">
      <style:paragraph-properties fo:text-align="start" style:justify-single-word="false"/>
      <style:text-properties style:font-name="Century Schoolbook L" fo:font-size="12pt" officeooo:rsid="0034397f" officeooo:paragraph-rsid="0034397f" style:font-size-asian="12pt" style:font-size-complex="12pt"/>
    </style:style>
    <style:style style:name="P3" style:family="paragraph" style:parent-style-name="Table_20_Contents" style:list-style-name="L1">
      <style:paragraph-properties fo:text-align="center" style:justify-single-word="false"/>
      <style:text-properties style:font-name="Monospace" fo:font-size="12pt" officeooo:rsid="00339cae" officeooo:paragraph-rsid="0035da55" style:font-size-asian="12pt" style:font-size-complex="12pt"/>
    </style:style>
    <style:style style:name="P4" style:family="paragraph" style:parent-style-name="Table_20_Contents" style:list-style-name="L1">
      <style:paragraph-properties fo:text-align="center" style:justify-single-word="false"/>
      <style:text-properties style:font-name="Monospace" fo:font-size="12pt" officeooo:rsid="00339cae" officeooo:paragraph-rsid="003663c1" style:font-size-asian="12pt" style:font-size-complex="12pt"/>
    </style:style>
    <style:style style:name="P5" style:family="paragraph" style:parent-style-name="Table_20_Contents">
      <style:paragraph-properties fo:text-align="center" style:justify-single-word="false"/>
      <style:text-properties style:font-name="Monospace" fo:font-size="12pt" officeooo:rsid="00339cae" officeooo:paragraph-rsid="00339cae" style:font-size-asian="12pt" style:font-size-complex="12pt"/>
    </style:style>
    <style:style style:name="P6" style:family="paragraph" style:parent-style-name="Table_20_Contents" style:list-style-name="L1">
      <style:paragraph-properties fo:text-align="center" style:justify-single-word="false"/>
      <style:text-properties style:font-name="Monospace" fo:font-size="12pt" officeooo:rsid="0035da55" officeooo:paragraph-rsid="0035da55" style:font-size-asian="12pt" style:font-size-complex="12pt"/>
    </style:style>
    <style:style style:name="P7" style:family="paragraph" style:parent-style-name="Table_20_Contents" style:list-style-name="L1">
      <style:paragraph-properties fo:text-align="center" style:justify-single-word="false"/>
      <style:text-properties style:font-name="Monospace" fo:font-size="12pt" officeooo:rsid="0035da55" officeooo:paragraph-rsid="003663c1" style:font-size-asian="12pt" style:font-size-complex="12pt"/>
    </style:style>
    <style:style style:name="P8" style:family="paragraph" style:parent-style-name="Table_20_Contents" style:list-style-name="L1">
      <style:paragraph-properties fo:text-align="center" style:justify-single-word="false"/>
      <style:text-properties style:font-name="Monospace" fo:font-size="12pt" officeooo:rsid="003663c1" officeooo:paragraph-rsid="003663c1" style:font-size-asian="12pt" style:font-size-complex="12pt"/>
    </style:style>
    <style:style style:name="P9" style:family="paragraph" style:parent-style-name="Table_20_Contents" style:list-style-name="L1">
      <style:paragraph-properties fo:text-align="center" style:justify-single-word="false"/>
      <style:text-properties style:font-name="Monospace" fo:font-size="12pt" officeooo:rsid="003663c1" officeooo:paragraph-rsid="0036eb04" style:font-size-asian="12pt" style:font-size-complex="12pt"/>
    </style:style>
    <style:style style:name="P10" style:family="paragraph" style:parent-style-name="Standard">
      <style:text-properties style:font-name="Century Schoolbook L" fo:font-size="12pt" style:text-underline-style="solid" style:text-underline-width="auto" style:text-underline-color="font-color" officeooo:rsid="0032fc73" officeooo:paragraph-rsid="0036eb04" style:font-size-asian="12pt" style:font-size-complex="12pt"/>
    </style:style>
    <style:style style:name="P11"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466c7" style:font-size-asian="12pt" style:font-size-complex="12pt"/>
    </style:style>
    <style:style style:name="P12"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c19ec" style:font-size-asian="12pt" style:font-size-complex="12pt"/>
    </style:style>
    <style:style style:name="P13" style:family="paragraph" style:parent-style-name="Text_20_body" style:list-style-name="L1">
      <style:paragraph-properties fo:line-height="100%" fo:text-align="start" style:justify-single-word="false"/>
      <style:text-properties style:font-name="Century Schoolbook L" fo:font-size="12pt" style:text-underline-style="solid" style:text-underline-width="auto" style:text-underline-color="font-color" officeooo:rsid="0032fc73" officeooo:paragraph-rsid="0032fc73" style:font-size-asian="12pt" style:font-size-complex="12pt"/>
    </style:style>
    <style:style style:name="P14" style:family="paragraph" style:parent-style-name="Text_20_body" style:list-style-name="L1">
      <style:paragraph-properties fo:line-height="100%" fo:text-align="start" style:justify-single-word="false"/>
      <style:text-properties style:font-name="Century Schoolbook L" fo:font-size="12pt" style:text-underline-style="solid" style:text-underline-width="auto" style:text-underline-color="font-color" officeooo:rsid="0032fc73" officeooo:paragraph-rsid="0034397f" style:font-size-asian="12pt" style:font-size-complex="12pt"/>
    </style:style>
    <style:style style:name="P15" style:family="paragraph" style:parent-style-name="Text_20_body" style:list-style-name="L1">
      <style:paragraph-properties fo:line-height="100%" fo:text-align="start" style:justify-single-word="false"/>
      <style:text-properties style:font-name="Century Schoolbook L" fo:font-size="12pt" style:text-underline-style="solid" style:text-underline-width="auto" style:text-underline-color="font-color" officeooo:rsid="0032fc73" officeooo:paragraph-rsid="0036eb04" style:font-size-asian="12pt" style:font-size-complex="12pt"/>
    </style:style>
    <style:style style:name="P16" style:family="paragraph" style:parent-style-name="Text_20_body">
      <style:paragraph-properties fo:line-height="100%" fo:text-align="start" style:justify-single-word="false"/>
      <style:text-properties style:font-name="Century Schoolbook L" fo:font-size="12pt" style:text-underline-style="solid" style:text-underline-width="auto" style:text-underline-color="font-color" officeooo:rsid="0032fc73" officeooo:paragraph-rsid="0035da55" style:font-size-asian="12pt" style:font-size-complex="12pt"/>
    </style:style>
    <style:style style:name="P17"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rsid="00339cae" officeooo:paragraph-rsid="00339cae" style:font-size-asian="12pt" style:font-size-complex="12pt"/>
    </style:style>
    <style:style style:name="P18"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rsid="00339cae" officeooo:paragraph-rsid="0035da55" style:font-size-asian="12pt" style:font-size-complex="12pt"/>
    </style:style>
    <style:style style:name="P19"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rsid="00339cae" officeooo:paragraph-rsid="003663c1" style:font-size-asian="12pt" style:font-size-complex="12pt"/>
    </style:style>
    <style:style style:name="P20"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rsid="00339cae" officeooo:paragraph-rsid="0036eb04" style:font-size-asian="12pt" style:font-size-complex="12pt"/>
    </style:style>
    <style:style style:name="P21" style:family="paragraph" style:parent-style-name="Text_20_body">
      <style:paragraph-properties fo:line-height="100%"/>
      <style:text-properties style:font-name="Century Schoolbook L" fo:font-size="12pt" style:text-underline-style="solid" style:text-underline-width="auto" style:text-underline-color="font-color" officeooo:rsid="00339cae" officeooo:paragraph-rsid="00339cae" style:font-size-asian="12pt" style:font-size-complex="12pt"/>
    </style:style>
    <style:style style:name="P22" style:family="paragraph" style:parent-style-name="Text_20_body" style:list-style-name="L1">
      <style:paragraph-properties fo:line-height="100%" fo:text-align="start" style:justify-single-word="false"/>
      <style:text-properties style:font-name="Century Schoolbook L" fo:font-size="12pt" style:text-underline-style="solid" style:text-underline-width="auto" style:text-underline-color="font-color" officeooo:rsid="00339cae" officeooo:paragraph-rsid="00339cae" style:font-size-asian="12pt" style:font-size-complex="12pt"/>
    </style:style>
    <style:style style:name="P23" style:family="paragraph" style:parent-style-name="Text_20_body" style:list-style-name="L1">
      <style:paragraph-properties fo:line-height="100%"/>
      <style:text-properties style:font-name="Century Schoolbook L" fo:font-size="12pt" officeooo:paragraph-rsid="001466c7" style:font-size-asian="12pt" style:font-size-complex="12pt"/>
    </style:style>
    <style:style style:name="P24" style:family="paragraph" style:parent-style-name="Text_20_body" style:list-style-name="L1">
      <style:paragraph-properties fo:line-height="100%"/>
      <style:text-properties style:font-name="Century Schoolbook L" fo:font-size="12pt" officeooo:paragraph-rsid="00160142" style:font-size-asian="12pt" style:font-size-complex="12pt"/>
    </style:style>
    <style:style style:name="P25" style:family="paragraph" style:parent-style-name="Text_20_body" style:list-style-name="L1">
      <style:paragraph-properties fo:line-height="100%"/>
      <style:text-properties style:font-name="Century Schoolbook L" fo:font-size="12pt" officeooo:paragraph-rsid="0016fce7" style:font-size-asian="12pt" style:font-size-complex="12pt"/>
    </style:style>
    <style:style style:name="P26" style:family="paragraph" style:parent-style-name="Text_20_body" style:list-style-name="L1">
      <style:paragraph-properties fo:line-height="100%"/>
      <style:text-properties style:font-name="Century Schoolbook L" fo:font-size="12pt" officeooo:paragraph-rsid="001aaed8" style:font-size-asian="12pt" style:font-size-complex="12pt"/>
    </style:style>
    <style:style style:name="P27" style:family="paragraph" style:parent-style-name="Text_20_body" style:list-style-name="L1">
      <style:paragraph-properties fo:line-height="100%" fo:text-align="center" style:justify-single-word="false"/>
      <style:text-properties style:font-name="Century Schoolbook L" fo:font-size="12pt" officeooo:paragraph-rsid="00160142" style:font-size-asian="12pt" style:font-size-complex="12pt"/>
    </style:style>
    <style:style style:name="P28" style:family="paragraph" style:parent-style-name="Text_20_body" style:list-style-name="L1">
      <style:paragraph-properties fo:line-height="100%" fo:text-align="center" style:justify-single-word="false"/>
      <style:text-properties style:font-name="Century Schoolbook L" fo:font-size="12pt" officeooo:paragraph-rsid="0016fce7" style:font-size-asian="12pt" style:font-size-complex="12pt"/>
    </style:style>
    <style:style style:name="P29" style:family="paragraph" style:parent-style-name="Text_20_body" style:list-style-name="L1">
      <style:paragraph-properties fo:line-height="100%" fo:text-align="center" style:justify-single-word="false"/>
      <style:text-properties style:font-name="Century Schoolbook L" fo:font-size="12pt" officeooo:paragraph-rsid="001aaed8" style:font-size-asian="12pt" style:font-size-complex="12pt"/>
    </style:style>
    <style:style style:name="P30" style:family="paragraph" style:parent-style-name="Text_20_body" style:list-style-name="L1">
      <style:paragraph-properties fo:line-height="100%" fo:text-align="center" style:justify-single-word="false"/>
      <style:text-properties style:font-name="Century Schoolbook L" fo:font-size="12pt" officeooo:paragraph-rsid="001c19ec" style:font-size-asian="12pt" style:font-size-complex="12pt"/>
    </style:style>
    <style:style style:name="P31" style:family="paragraph" style:parent-style-name="Text_20_body" style:list-style-name="L1">
      <style:paragraph-properties fo:line-height="100%" fo:text-align="center" style:justify-single-word="false"/>
      <style:text-properties style:font-name="Century Schoolbook L" fo:font-size="12pt" officeooo:paragraph-rsid="001de017" style:font-size-asian="12pt" style:font-size-complex="12pt"/>
    </style:style>
    <style:style style:name="P32" style:family="paragraph" style:parent-style-name="Text_20_body" style:list-style-name="L1">
      <style:paragraph-properties fo:line-height="100%" fo:text-align="center" style:justify-single-word="false"/>
      <style:text-properties style:font-name="Century Schoolbook L" fo:font-size="12pt" officeooo:paragraph-rsid="002162c8" style:font-size-asian="12pt" style:font-size-complex="12pt"/>
    </style:style>
    <style:style style:name="P33" style:family="paragraph" style:parent-style-name="Text_20_body" style:list-style-name="L1">
      <style:paragraph-properties fo:line-height="100%" fo:text-align="center" style:justify-single-word="false"/>
      <style:text-properties style:font-name="Century Schoolbook L" fo:font-size="12pt" officeooo:paragraph-rsid="00222433" style:font-size-asian="12pt" style:font-size-complex="12pt"/>
    </style:style>
    <style:style style:name="P34" style:family="paragraph" style:parent-style-name="Text_20_body" style:list-style-name="L1">
      <style:paragraph-properties fo:line-height="100%" fo:text-align="center" style:justify-single-word="false"/>
      <style:text-properties style:font-name="Century Schoolbook L" fo:font-size="12pt" officeooo:paragraph-rsid="0022f38a" style:font-size-asian="12pt" style:font-size-complex="12pt"/>
    </style:style>
    <style:style style:name="P35" style:family="paragraph" style:parent-style-name="Text_20_body" style:list-style-name="L1">
      <style:paragraph-properties fo:line-height="100%" fo:text-align="start" style:justify-single-word="false"/>
      <style:text-properties style:font-name="Century Schoolbook L" fo:font-size="12pt" officeooo:paragraph-rsid="002162c8" style:font-size-asian="12pt" style:font-size-complex="12pt"/>
    </style:style>
    <style:style style:name="P36" style:family="paragraph" style:parent-style-name="Text_20_body" style:list-style-name="L1">
      <style:paragraph-properties fo:line-height="100%" fo:text-align="start" style:justify-single-word="false"/>
      <style:text-properties style:font-name="Century Schoolbook L" fo:font-size="12pt" officeooo:paragraph-rsid="0022f38a" style:font-size-asian="12pt" style:font-size-complex="12pt"/>
    </style:style>
    <style:style style:name="P37" style:family="paragraph" style:parent-style-name="Text_20_body" style:list-style-name="L1">
      <style:paragraph-properties fo:line-height="100%" fo:text-align="start" style:justify-single-word="false"/>
      <style:text-properties style:font-name="Century Schoolbook L" fo:font-size="12pt" officeooo:paragraph-rsid="00222433" style:font-size-asian="12pt" style:font-size-complex="12pt"/>
    </style:style>
    <style:style style:name="P38" style:family="paragraph" style:parent-style-name="Text_20_body" style:list-style-name="L1">
      <style:paragraph-properties fo:line-height="100%" fo:text-align="start" style:justify-single-word="false"/>
      <style:text-properties style:font-name="Century Schoolbook L" fo:font-size="12pt" officeooo:rsid="001c6759" officeooo:paragraph-rsid="001c6759" style:font-size-asian="12pt" style:font-size-complex="12pt"/>
    </style:style>
    <style:style style:name="P39" style:family="paragraph" style:parent-style-name="Text_20_body" style:list-style-name="L1">
      <style:paragraph-properties fo:line-height="100%" fo:text-align="center" style:justify-single-word="false"/>
      <style:text-properties style:font-name="Century Schoolbook L" fo:font-size="12pt" officeooo:rsid="001c6759" officeooo:paragraph-rsid="001c6759" style:font-size-asian="12pt" style:font-size-complex="12pt"/>
    </style:style>
    <style:style style:name="P40" style:family="paragraph" style:parent-style-name="Text_20_body" style:list-style-name="L1">
      <style:paragraph-properties fo:line-height="100%" fo:text-align="start" style:justify-single-word="false"/>
      <style:text-properties style:font-name="Century Schoolbook L" fo:font-size="12pt" officeooo:rsid="00222433" officeooo:paragraph-rsid="00222433" style:font-size-asian="12pt" style:font-size-complex="12pt"/>
    </style:style>
    <style:style style:name="P41" style:family="paragraph" style:parent-style-name="Text_20_body" style:list-style-name="L1">
      <style:paragraph-properties fo:line-height="100%" fo:text-align="center" style:justify-single-word="false"/>
      <style:text-properties style:font-name="Century Schoolbook L" fo:font-size="12pt" officeooo:rsid="00222433" officeooo:paragraph-rsid="00222433" style:font-size-asian="12pt" style:font-size-complex="12pt"/>
    </style:style>
    <style:style style:name="P42" style:family="paragraph" style:parent-style-name="Text_20_body" style:list-style-name="L1">
      <style:paragraph-properties fo:line-height="100%" fo:text-align="center" style:justify-single-word="false"/>
      <style:text-properties style:font-name="Century Schoolbook L" fo:font-size="12pt" officeooo:rsid="002557bd" officeooo:paragraph-rsid="002557bd" style:font-size-asian="12pt" style:font-size-complex="12pt"/>
    </style:style>
    <style:style style:name="P43" style:family="paragraph" style:parent-style-name="Text_20_body" style:list-style-name="L1">
      <style:paragraph-properties fo:line-height="100%" fo:text-align="center" style:justify-single-word="false"/>
      <style:text-properties style:font-name="Century Schoolbook L" fo:font-size="12pt" officeooo:rsid="0031b9d9" officeooo:paragraph-rsid="0031b9d9" style:font-size-asian="12pt" style:font-size-complex="12pt"/>
    </style:style>
    <style:style style:name="P44" style:family="paragraph" style:parent-style-name="Text_20_body" style:list-style-name="L1">
      <style:paragraph-properties fo:line-height="100%" fo:text-align="start" style:justify-single-word="false"/>
      <style:text-properties style:font-name="Century Schoolbook L" fo:font-size="12pt" style:text-underline-style="none" officeooo:rsid="00339cae" officeooo:paragraph-rsid="00339cae" style:font-size-asian="12pt" style:font-size-complex="12pt"/>
    </style:style>
    <style:style style:name="P45" style:family="paragraph" style:parent-style-name="Text_20_body">
      <style:paragraph-properties fo:line-height="100%" fo:text-align="start" style:justify-single-word="false"/>
      <style:text-properties style:font-name="Century Schoolbook L" fo:font-size="12pt" style:text-underline-style="none" officeooo:rsid="00339cae" officeooo:paragraph-rsid="0034397f" style:font-size-asian="12pt" style:font-size-complex="12pt"/>
    </style:style>
    <style:style style:name="P46" style:family="paragraph" style:parent-style-name="Text_20_body" style:list-style-name="L1">
      <style:paragraph-properties fo:line-height="100%"/>
      <style:text-properties officeooo:paragraph-rsid="001c19ec"/>
    </style:style>
    <style:style style:name="P47" style:family="paragraph" style:parent-style-name="Text_20_body" style:list-style-name="L1">
      <style:paragraph-properties fo:line-height="100%" fo:text-align="start" style:justify-single-word="false"/>
      <style:text-properties officeooo:paragraph-rsid="001de017"/>
    </style:style>
    <style:style style:name="P48" style:family="paragraph" style:parent-style-name="Text_20_body" style:list-style-name="L1">
      <style:paragraph-properties fo:line-height="100%" fo:text-align="start" style:justify-single-word="false"/>
      <style:text-properties officeooo:paragraph-rsid="00222433"/>
    </style:style>
    <style:style style:name="P49" style:family="paragraph" style:parent-style-name="Text_20_body" style:list-style-name="L1">
      <style:paragraph-properties fo:line-height="100%" fo:text-align="start" style:justify-single-word="false"/>
      <style:text-properties officeooo:paragraph-rsid="002557bd"/>
    </style:style>
    <style:style style:name="P50" style:family="paragraph" style:parent-style-name="Text_20_body" style:list-style-name="L1">
      <style:paragraph-properties fo:line-height="100%" fo:text-align="start" style:justify-single-word="false"/>
      <style:text-properties officeooo:paragraph-rsid="0022f38a"/>
    </style:style>
    <style:style style:name="P51" style:family="paragraph" style:parent-style-name="Text_20_body" style:list-style-name="L1">
      <style:paragraph-properties fo:line-height="100%" fo:text-align="center" style:justify-single-word="false"/>
      <style:text-properties officeooo:paragraph-rsid="002557bd"/>
    </style:style>
    <style:style style:name="P52" style:family="paragraph" style:parent-style-name="Text_20_body" style:list-style-name="L1">
      <style:paragraph-properties fo:line-height="100%" fo:text-align="center" style:justify-single-word="false"/>
      <style:text-properties officeooo:paragraph-rsid="002b2520"/>
    </style:style>
    <style:style style:name="P53" style:family="paragraph" style:parent-style-name="Text_20_body" style:list-style-name="L1">
      <style:paragraph-properties fo:line-height="100%" fo:text-align="center" style:justify-single-word="false"/>
      <style:text-properties officeooo:paragraph-rsid="002ac5ed"/>
    </style:style>
    <style:style style:name="P54" style:family="paragraph" style:parent-style-name="Text_20_body" style:list-style-name="L1">
      <style:paragraph-properties fo:line-height="100%" fo:text-align="center" style:justify-single-word="false"/>
      <style:text-properties officeooo:paragraph-rsid="00313f1c"/>
    </style:style>
    <style:style style:name="P55" style:family="paragraph" style:parent-style-name="Text_20_body" style:list-style-name="L1">
      <style:paragraph-properties fo:line-height="100%" fo:text-align="center" style:justify-single-word="false"/>
      <style:text-properties officeooo:rsid="001c6759" officeooo:paragraph-rsid="001c6759"/>
    </style:style>
    <style:style style:name="P56" style:family="paragraph" style:parent-style-name="Text_20_body" style:list-style-name="L1">
      <style:paragraph-properties fo:line-height="100%" fo:text-align="start" style:justify-single-word="false"/>
      <style:text-properties officeooo:rsid="001f3658" officeooo:paragraph-rsid="001f3658"/>
    </style:style>
    <style:style style:name="P57" style:family="paragraph" style:parent-style-name="Text_20_body">
      <style:paragraph-properties fo:margin-left="0.847cm" fo:margin-right="0cm" fo:line-height="100%" fo:text-align="start" style:justify-single-word="false" fo:text-indent="0cm" style:auto-text-indent="false"/>
      <style:text-properties style:font-name="Century Schoolbook L" fo:font-size="12pt" style:text-underline-style="solid" style:text-underline-width="auto" style:text-underline-color="font-color" officeooo:rsid="0032fc73" officeooo:paragraph-rsid="0035da55" style:font-size-asian="12pt" style:font-size-complex="12pt"/>
    </style:style>
    <style:style style:name="P58" style:family="paragraph" style:parent-style-name="Text_20_body" style:list-style-name="L1">
      <style:paragraph-properties fo:margin-left="0.847cm" fo:margin-right="0cm" fo:line-height="100%" fo:text-align="start" style:justify-single-word="false" fo:text-indent="0cm" style:auto-text-indent="false"/>
      <style:text-properties style:font-name="Century Schoolbook L" fo:font-size="12pt" style:text-underline-style="solid" style:text-underline-width="auto" style:text-underline-color="font-color" officeooo:rsid="0032fc73" officeooo:paragraph-rsid="0035da55" style:font-size-asian="12pt" style:font-size-complex="12pt"/>
    </style:style>
    <style:style style:name="P59" style:family="paragraph" style:parent-style-name="Preformatted_20_Text" style:list-style-name="L1">
      <style:paragraph-properties fo:text-align="center" style:justify-single-word="false"/>
      <style:text-properties style:font-name="monospace" fo:font-size="12pt" officeooo:rsid="00339cae" officeooo:paragraph-rsid="0035da55" style:font-size-asian="12pt" style:font-size-complex="12pt"/>
    </style:style>
    <style:style style:name="P60" style:family="paragraph" style:parent-style-name="Preformatted_20_Text" style:list-style-name="L1">
      <style:paragraph-properties fo:text-align="center" style:justify-single-word="false"/>
      <style:text-properties style:font-name="monospace" fo:font-size="12pt" officeooo:rsid="00339cae" officeooo:paragraph-rsid="003663c1" style:font-size-asian="12pt" style:font-size-complex="12pt"/>
    </style:style>
    <style:style style:name="P61" style:family="paragraph" style:parent-style-name="Preformatted_20_Text" style:list-style-name="L1">
      <style:paragraph-properties fo:text-align="center" style:justify-single-word="false"/>
      <style:text-properties style:font-name="monospace" fo:font-size="12pt" officeooo:rsid="00339cae" officeooo:paragraph-rsid="0036eb04" style:font-size-asian="12pt" style:font-size-complex="12pt"/>
    </style:style>
    <style:style style:name="P62" style:family="paragraph" style:parent-style-name="Preformatted_20_Text">
      <style:paragraph-properties fo:line-height="100%" fo:text-align="start" style:justify-single-word="false"/>
      <style:text-properties fo:font-variant="normal" fo:text-transform="none" fo:color="#333333" style:font-name="monospace" fo:font-size="10pt" fo:letter-spacing="normal" fo:font-style="normal" fo:font-weight="normal" style:font-size-asian="10pt" style:font-size-complex="10pt"/>
    </style:style>
    <style:style style:name="P63" style:family="paragraph" style:parent-style-name="Preformatted_20_Text">
      <style:paragraph-properties fo:line-height="100%" fo:text-align="start" style:justify-single-word="false"/>
      <style:text-properties fo:font-variant="normal" fo:text-transform="none" fo:color="#408080" style:font-name="monospace" fo:font-size="10pt" fo:letter-spacing="normal" fo:font-style="italic" fo:font-weight="normal" style:font-size-asian="10pt" style:font-size-complex="10pt"/>
    </style:style>
    <style:style style:name="P64" style:family="paragraph" style:parent-style-name="Preformatted_20_Text">
      <style:paragraph-properties fo:text-align="center" style:justify-single-word="false"/>
      <style:text-properties style:font-name="Monospace" fo:font-size="12pt" officeooo:rsid="00339cae" officeooo:paragraph-rsid="00339cae" style:font-size-asian="12pt" style:font-size-complex="12pt"/>
    </style:style>
    <style:style style:name="P65"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style:font-name="monospace" fo:font-size="10pt" fo:letter-spacing="normal" fo:font-style="normal" fo:font-weight="normal" style:font-size-asian="10pt" style:font-size-complex="10pt"/>
    </style:style>
    <style:style style:name="P66"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fo:font-size="10pt" fo:letter-spacing="normal" style:font-size-asian="10pt" style:font-size-complex="10pt"/>
    </style:style>
    <style:style style:name="P67" style:family="paragraph" style:parent-style-name="Preformatted_20_Text">
      <style:paragraph-properties fo:margin-top="0cm" fo:margin-bottom="0cm" loext:contextual-spacing="false" fo:line-height="100%" fo:orphans="2" fo:widows="2" fo:padding="0cm" fo:border="none"/>
      <style:text-properties fo:font-variant="normal" fo:text-transform="none" fo:color="#408080" style:font-name="monospace" fo:font-size="10pt" fo:letter-spacing="normal" fo:font-style="italic" fo:font-weight="normal" style:font-size-asian="10pt" style:font-size-complex="10pt"/>
    </style:style>
    <style:style style:name="P68" style:family="paragraph" style:parent-style-name="Preformatted_20_Text">
      <style:paragraph-properties fo:margin-top="0cm" fo:margin-bottom="0cm" loext:contextual-spacing="false" fo:line-height="100%" fo:orphans="2" fo:widows="2" fo:padding="0cm" fo:border="none"/>
      <style:text-properties style:font-name="monospace" fo:font-size="10pt" style:font-size-asian="10pt" style:font-size-complex="10pt"/>
    </style:style>
    <style:style style:name="P69" style:family="paragraph" style:parent-style-name="Preformatted_20_Text">
      <style:paragraph-properties fo:margin-top="0cm" fo:margin-bottom="0cm" loext:contextual-spacing="false" fo:line-height="100%" fo:orphans="2" fo:widows="2" fo:padding="0cm" fo:border="none"/>
      <style:text-properties fo:font-size="10pt" style:font-size-asian="10pt" style:font-size-complex="10pt"/>
    </style:style>
    <style:style style:name="T1" style:family="text">
      <style:text-properties officeooo:rsid="001466c7"/>
    </style:style>
    <style:style style:name="T2" style:family="text">
      <style:text-properties style:font-name="Liberation Mono" fo:font-size="11pt" fo:font-style="normal" fo:font-weight="normal" style:font-size-asian="11pt" style:font-style-asian="normal" style:font-weight-asian="normal" style:font-size-complex="12pt"/>
    </style:style>
    <style:style style:name="T3" style:family="text">
      <style:text-properties style:font-name="Century Schoolbook L" fo:font-size="12pt" style:font-size-asian="12pt" style:font-size-complex="12pt"/>
    </style:style>
    <style:style style:name="T4" style:family="text">
      <style:text-properties style:font-name="Century Schoolbook L" fo:font-size="12pt" officeooo:rsid="001c6759" style:font-size-asian="12pt" style:font-size-complex="12pt"/>
    </style:style>
    <style:style style:name="T5" style:family="text">
      <style:text-properties style:font-name="Century Schoolbook L" fo:font-size="12pt" officeooo:rsid="002557bd" style:font-size-asian="12pt" style:font-size-complex="12pt"/>
    </style:style>
    <style:style style:name="T6" style:family="text">
      <style:text-properties style:font-name="Century Schoolbook L" fo:font-size="16pt" officeooo:rsid="002ac5ed" style:font-size-asian="16pt" style:font-size-complex="16pt"/>
    </style:style>
    <style:style style:name="T7" style:family="text">
      <style:text-properties style:font-name="Century Schoolbook L" fo:font-size="16pt" officeooo:rsid="002f798c" style:font-size-asian="16pt" style:font-size-complex="16pt"/>
    </style:style>
    <style:style style:name="T8" style:family="text">
      <style:text-properties fo:color="#008000"/>
    </style:style>
    <style:style style:name="T9" style:family="text">
      <style:text-properties fo:color="#008000" fo:font-weight="bold"/>
    </style:style>
    <style:style style:name="T10" style:family="text">
      <style:text-properties fo:color="#008000" style:font-name="monospace" fo:font-size="10.5pt" fo:font-style="normal" fo:font-weight="bold"/>
    </style:style>
    <style:style style:name="T11" style:family="text">
      <style:text-properties fo:color="#008000" style:font-name="monospace" fo:font-size="10.5pt" fo:font-style="normal" fo:font-weight="normal"/>
    </style:style>
    <style:style style:name="T12" style:family="text">
      <style:text-properties fo:color="#008000" style:font-name="monospace" fo:font-style="normal" fo:font-weight="bold"/>
    </style:style>
    <style:style style:name="T13" style:family="text">
      <style:text-properties fo:color="#008000" style:font-name="monospace" fo:font-style="normal" fo:font-weight="normal"/>
    </style:style>
    <style:style style:name="T14" style:family="text">
      <style:text-properties fo:color="#0000ff"/>
    </style:style>
    <style:style style:name="T15" style:family="text">
      <style:text-properties fo:color="#0000ff" fo:font-weight="bold"/>
    </style:style>
    <style:style style:name="T16" style:family="text">
      <style:text-properties fo:color="#ba2121"/>
    </style:style>
    <style:style style:name="T17" style:family="text">
      <style:text-properties fo:color="#ba2121" style:font-name="monospace" fo:font-size="10.5pt" fo:font-style="normal" fo:font-weight="normal"/>
    </style:style>
    <style:style style:name="T18" style:family="text">
      <style:text-properties fo:color="#ba2121" style:font-name="monospace" fo:font-style="normal" fo:font-weight="normal"/>
    </style:style>
    <style:style style:name="T19" style:family="text">
      <style:text-properties fo:color="#ba2121" style:font-name="monospace" fo:font-style="normal" fo:font-weight="normal" officeooo:rsid="0034397f"/>
    </style:style>
    <style:style style:name="T20" style:family="text">
      <style:text-properties fo:color="#ba2121" officeooo:rsid="0036eb04"/>
    </style:style>
    <style:style style:name="T21" style:family="text">
      <style:text-properties fo:font-variant="normal" fo:text-transform="none" fo:color="#333333" fo:letter-spacing="normal"/>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33" style:font-name="monospace" fo:letter-spacing="normal" fo:font-style="normal" fo:font-weight="normal"/>
    </style:style>
    <style:style style:name="T24" style:family="text">
      <style:text-properties fo:font-variant="normal" fo:text-transform="none" fo:color="#333333" style:font-name="monospace" fo:font-size="10.5pt" fo:letter-spacing="normal" fo:font-style="normal" fo:font-weight="normal"/>
    </style:style>
    <style:style style:name="T25" style:family="text">
      <style:text-properties fo:font-variant="normal" fo:text-transform="none" fo:color="#ba2121" fo:letter-spacing="normal" fo:font-style="normal" fo:font-weight="normal"/>
    </style:style>
    <style:style style:name="T26" style:family="text">
      <style:text-properties fo:font-variant="normal" fo:text-transform="none" fo:color="#ba2121" style:font-name="monospace" fo:letter-spacing="normal" fo:font-style="normal" fo:font-weight="normal"/>
    </style:style>
    <style:style style:name="T27" style:family="text">
      <style:text-properties fo:font-variant="normal" fo:text-transform="none" fo:color="#408080" fo:letter-spacing="normal" fo:font-style="italic" fo:font-weight="normal"/>
    </style:style>
    <style:style style:name="T28" style:family="text">
      <style:text-properties fo:font-variant="normal" fo:text-transform="none" fo:color="#008000" style:font-name="monospace" fo:letter-spacing="normal" fo:font-style="normal" fo:font-weight="bold"/>
    </style:style>
    <style:style style:name="T29" style:family="text">
      <style:text-properties fo:font-variant="normal" fo:text-transform="none" fo:color="#008000" style:font-name="monospace" fo:letter-spacing="normal" fo:font-style="normal" fo:font-weight="normal"/>
    </style:style>
    <style:style style:name="T30" style:family="text">
      <style:text-properties fo:font-variant="normal" fo:text-transform="none" fo:color="#008000" style:font-name="monospace" fo:font-size="10.5pt" fo:letter-spacing="normal" fo:font-style="normal" fo:font-weight="bold"/>
    </style:style>
    <style:style style:name="T31" style:family="text">
      <style:text-properties fo:font-variant="normal" fo:text-transform="none" fo:color="#008000" fo:letter-spacing="normal" fo:font-style="normal" fo:font-weight="bold"/>
    </style:style>
    <style:style style:name="T32" style:family="text">
      <style:text-properties fo:font-variant="normal" fo:text-transform="none" fo:color="#008000" fo:letter-spacing="normal" fo:font-style="normal" fo:font-weight="normal"/>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normal" officeooo:rsid="0036eb04"/>
    </style:style>
    <style:style style:name="T35" style:family="text">
      <style:text-properties fo:font-variant="normal" fo:text-transform="none" fo:color="#000000" fo:letter-spacing="normal" fo:font-style="normal" fo:font-weight="normal" officeooo:rsid="00375164"/>
    </style:style>
    <style:style style:name="T36" style:family="text">
      <style:text-properties fo:font-variant="normal" fo:text-transform="none" fo:color="#000000" fo:letter-spacing="normal" fo:font-style="normal" fo:font-weight="normal" officeooo:rsid="00393b53"/>
    </style:style>
    <style:style style:name="T37" style:family="text">
      <style:text-properties fo:font-variant="normal" fo:text-transform="none" fo:color="#666666" fo:letter-spacing="normal" fo:font-style="normal" fo:font-weight="normal"/>
    </style:style>
    <style:style style:name="T38" style:family="text">
      <style:text-properties fo:color="#666666"/>
    </style:style>
    <style:style style:name="T39" style:family="text">
      <style:text-properties fo:color="#666666" style:font-name="monospace" fo:font-size="10.5pt" fo:font-style="normal" fo:font-weight="normal"/>
    </style:style>
    <style:style style:name="T40" style:family="text">
      <style:text-properties fo:color="#666666" style:font-name="monospace" fo:font-style="normal" fo:font-weight="normal"/>
    </style:style>
    <style:style style:name="T41" style:family="text">
      <style:text-properties style:font-name="monospace" fo:font-size="10.5pt" fo:font-style="normal" fo:font-weight="normal"/>
    </style:style>
    <style:style style:name="T42" style:family="text">
      <style:text-properties style:font-name="monospace" fo:font-style="normal" fo:font-weight="normal"/>
    </style:style>
    <style:style style:name="T43" style:family="text">
      <style:text-properties fo:color="#408080" style:font-name="monospace" fo:font-size="10.5pt" fo:font-style="italic" fo:font-weight="normal"/>
    </style:style>
    <style:style style:name="T44" style:family="text">
      <style:text-properties fo:color="#408080" style:font-name="monospace" fo:font-style="italic" fo:font-weight="normal"/>
    </style:style>
    <style:style style:name="T45" style:family="text">
      <style:text-properties fo:color="#aa22ff" style:font-name="monospace" fo:font-size="10.5pt" fo:font-style="normal" fo:font-weight="bold"/>
    </style:style>
    <style:style style:name="T46" style:family="text">
      <style:text-properties fo:color="#aa22ff" style:font-name="monospace" fo:font-style="normal" fo:font-weight="bold"/>
    </style:style>
    <style:style style:name="T47" style:family="text">
      <style:text-properties fo:color="#aa22ff" fo:font-weight="bold"/>
    </style:style>
    <style:style style:name="T48" style:family="text">
      <style:text-properties officeooo:rsid="0034397f"/>
    </style:style>
    <style:style style:name="T49" style:family="text">
      <style:text-properties officeooo:rsid="0035da55"/>
    </style:style>
    <style:style style:name="T50" style:family="text">
      <style:text-properties officeooo:rsid="003751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I Assignment 3</text:p>
      <text:p text:style-name="P1">Rehas Mehar Kaur Sachdeva</text:p>
      <text:p text:style-name="P1">201401102</text:p>
      <text:p text:style-name="P1"/>
      <text:list xml:id="list3501447295188958715" text:style-name="L1">
        <text:list-item>
          <text:p text:style-name="P11">Non linear <text:span text:style-name="T1">Kernal </text:span>Fisher’s LDA derivation:</text:p>
          <text:p text:style-name="P23"><text:span text:style-name="T1">K</text:span>ernel Fisher discriminant analysis (KFD) is a kernelized version of linear discriminant analysis. Using the kernel trick, LDA is implicitly performed in a new feature space, which allows non-linear mappings to be learned.</text:p>
          <text:p text:style-name="P23"/>
          <text:p text:style-name="P11">Linear Discriminant Analysis:</text:p>
          <text:p text:style-name="P24">Intuitively, the idea of LDA is to find a projection where class separation is maximized. Given two sets of labeled data,<draw:frame draw:style-name="fr1" draw:name="Object3" text:anchor-type="as-char" svg:y="-0.503cm" svg:width="0.78cm" svg:height="0.709cm" draw:z-index="1"><draw:object xlink:href="./Object 3" xlink:type="simple" xlink:show="embed" xlink:actuate="onLoad"/><draw:image xlink:href="./ObjectReplacements/Object 3" xlink:type="simple" xlink:show="embed" xlink:actuate="onLoad"/><svg:desc>formula</svg:desc></draw:frame>and<draw:frame draw:style-name="fr1" draw:name="Object4" text:anchor-type="as-char" svg:y="-0.503cm" svg:width="0.781cm" svg:height="0.709cm" draw:z-index="2"><draw:object xlink:href="./Object 4" xlink:type="simple" xlink:show="embed" xlink:actuate="onLoad"/><draw:image xlink:href="./ObjectReplacements/Object 4" xlink:type="simple" xlink:show="embed" xlink:actuate="onLoad"/><svg:desc>formula</svg:desc></draw:frame>, define the class means<draw:frame draw:style-name="fr1" draw:name="Object5" text:anchor-type="as-char" svg:y="-0.503cm" svg:width="0.79cm" svg:height="0.709cm" draw:z-index="3"><draw:object xlink:href="./Object 5" xlink:type="simple" xlink:show="embed" xlink:actuate="onLoad"/><draw:image xlink:href="./ObjectReplacements/Object 5" xlink:type="simple" xlink:show="embed" xlink:actuate="onLoad"/><svg:desc>formula</svg:desc></draw:frame>and<draw:frame draw:style-name="fr1" draw:name="Object6" text:anchor-type="as-char" svg:y="-0.503cm" svg:width="0.79cm" svg:height="0.709cm" draw:z-index="4"><draw:object xlink:href="./Object 6" xlink:type="simple" xlink:show="embed" xlink:actuate="onLoad"/><draw:image xlink:href="./ObjectReplacements/Object 6" xlink:type="simple" xlink:show="embed" xlink:actuate="onLoad"/><svg:desc>formula</svg:desc></draw:frame>to be:</text:p>
          <text:p text:style-name="P27"><draw:frame draw:style-name="fr2" draw:name="Object2" text:anchor-type="as-char" svg:y="-1cm" svg:width="2.87cm" svg:height="1.588cm" draw:z-index="0"><draw:object xlink:href="./Object 2" xlink:type="simple" xlink:show="embed" xlink:actuate="onLoad"/><draw:image xlink:href="./ObjectReplacements/Object 2" xlink:type="simple" xlink:show="embed" xlink:actuate="onLoad"/></draw:frame></text:p>
          <text:p text:style-name="P24">where<draw:frame draw:style-name="fr1" draw:name="Object1" text:anchor-type="as-char" svg:y="-0.503cm" svg:width="0.473cm" svg:height="0.707cm" draw:z-index="5"><draw:object xlink:href="./Object 1" xlink:type="simple" xlink:show="embed" xlink:actuate="onLoad"/><draw:image xlink:href="./ObjectReplacements/Object 1" xlink:type="simple" xlink:show="embed" xlink:actuate="onLoad"/></draw:frame>is the number of examples of class<draw:frame draw:style-name="fr1" draw:name="Object7" text:anchor-type="as-char" svg:y="-0.503cm" svg:width="0.713cm" svg:height="0.709cm" draw:z-index="6"><draw:object xlink:href="./Object 7" xlink:type="simple" xlink:show="embed" xlink:actuate="onLoad"/><draw:image xlink:href="./ObjectReplacements/Object 7" xlink:type="simple" xlink:show="embed" xlink:actuate="onLoad"/><svg:desc>formula</svg:desc></draw:frame>. The goal of linear discriminant analysis is to give a large separation of the class means while also keeping the in-class variance small. This is formulated as maximizing:</text:p>
          <text:p text:style-name="P27"><draw:frame draw:style-name="fr2" draw:name="Object8" text:anchor-type="as-char" svg:y="-0.991cm" svg:width="3.784cm" svg:height="1.663cm" draw:z-index="7"><draw:object xlink:href="./Object 8" xlink:type="simple" xlink:show="embed" xlink:actuate="onLoad"/><draw:image xlink:href="./ObjectReplacements/Object 8" xlink:type="simple" xlink:show="embed" xlink:actuate="onLoad"/><svg:desc>formula</svg:desc></draw:frame></text:p>
          <text:p text:style-name="P25">where<draw:frame draw:style-name="fr1" draw:name="Object9" text:anchor-type="as-char" svg:y="-0.503cm" svg:width="0.753cm" svg:height="0.709cm" draw:z-index="8"><draw:object xlink:href="./Object 9" xlink:type="simple" xlink:show="embed" xlink:actuate="onLoad"/><draw:image xlink:href="./ObjectReplacements/Object 9" xlink:type="simple" xlink:show="embed" xlink:actuate="onLoad"/><svg:desc>formula</svg:desc></draw:frame>is the between-class covariance matrix and<draw:frame draw:style-name="fr1" draw:name="Object10" text:anchor-type="as-char" svg:y="-0.503cm" svg:width="0.848cm" svg:height="0.709cm" draw:z-index="9"><draw:object xlink:href="./Object 10" xlink:type="simple" xlink:show="embed" xlink:actuate="onLoad"/><draw:image xlink:href="./ObjectReplacements/Object 10" xlink:type="simple" xlink:show="embed" xlink:actuate="onLoad"/><svg:desc>formula</svg:desc></draw:frame>is the total within-class covariance matrix:</text:p>
          <text:p text:style-name="P28"><draw:frame draw:style-name="fr2" draw:name="Object11" text:anchor-type="as-char" svg:y="-0.584cm" svg:width="5.592cm" svg:height="0.79cm" draw:z-index="10"><draw:object xlink:href="./Object 11" xlink:type="simple" xlink:show="embed" xlink:actuate="onLoad"/><draw:image xlink:href="./ObjectReplacements/Object 11" xlink:type="simple" xlink:show="embed" xlink:actuate="onLoad"/><svg:desc>formula</svg:desc></draw:frame></text:p>
          <text:p text:style-name="P28"><draw:frame draw:style-name="fr2" draw:name="Object12" text:anchor-type="as-char" svg:y="-1.002cm" svg:width="7.004cm" svg:height="1.575cm" draw:z-index="11"><draw:object xlink:href="./Object 12" xlink:type="simple" xlink:show="embed" xlink:actuate="onLoad"/><draw:image xlink:href="./ObjectReplacements/Object 12" xlink:type="simple" xlink:show="embed" xlink:actuate="onLoad"/><svg:desc>formula</svg:desc></draw:frame></text:p>
          <text:p text:style-name="P26">Differentiating<draw:frame draw:style-name="fr1" draw:name="Object13" text:anchor-type="as-char" svg:y="-0.513cm" svg:width="1.402cm" svg:height="0.677cm" draw:z-index="12"><draw:object xlink:href="./Object 13" xlink:type="simple" xlink:show="embed" xlink:actuate="onLoad"/><draw:image xlink:href="./ObjectReplacements/Object 13" xlink:type="simple" xlink:show="embed" xlink:actuate="onLoad"/></draw:frame>with respect to<draw:frame draw:style-name="fr1" draw:name="Object14" text:anchor-type="as-char" svg:y="-0.503cm" svg:width="0.616cm" svg:height="0.624cm" draw:z-index="13"><draw:object xlink:href="./Object 14" xlink:type="simple" xlink:show="embed" xlink:actuate="onLoad"/><draw:image xlink:href="./ObjectReplacements/Object 14" xlink:type="simple" xlink:show="embed" xlink:actuate="onLoad"/></draw:frame>, setting equal to zero, and rearranging gives:</text:p>
          <text:p text:style-name="P29"><draw:frame draw:style-name="fr1" draw:name="Object15" text:anchor-type="as-char" svg:y="-0.582cm" svg:width="7.267cm" svg:height="0.79cm" draw:z-index="14"><draw:object xlink:href="./Object 15" xlink:type="simple" xlink:show="embed" xlink:actuate="onLoad"/><draw:image xlink:href="./ObjectReplacements/Object 15" xlink:type="simple" xlink:show="embed" xlink:actuate="onLoad"/></draw:frame></text:p>
          <text:p text:style-name="P46"><text:span text:style-name="T3">Since we only care about the direction of</text:span><text:span text:style-name="T3"><draw:frame draw:style-name="fr1" draw:name="Object16" text:anchor-type="as-char" svg:y="-0.503cm" svg:width="0.616cm" svg:height="0.624cm" draw:z-index="15"><draw:object xlink:href="./Object 16" xlink:type="simple" xlink:show="embed" xlink:actuate="onLoad"/><draw:image xlink:href="./ObjectReplacements/Object 16" xlink:type="simple" xlink:show="embed" xlink:actuate="onLoad"/><svg:desc>formula</svg:desc></draw:frame></text:span><text:span text:style-name="T3">and</text:span><text:span text:style-name="T3"><draw:frame draw:style-name="fr1" draw:name="Object17" text:anchor-type="as-char" svg:y="-0.503cm" svg:width="1.224cm" svg:height="0.709cm" draw:z-index="16"><draw:object xlink:href="./Object 17" xlink:type="simple" xlink:show="embed" xlink:actuate="onLoad"/><draw:image xlink:href="./ObjectReplacements/Object 17" xlink:type="simple" xlink:show="embed" xlink:actuate="onLoad"/><svg:desc>formula</svg:desc></draw:frame></text:span><text:span text:style-name="T3">has the same direction as</text:span><text:span text:style-name="T2"><draw:frame draw:style-name="fr1" draw:name="Object18" text:anchor-type="as-char" svg:y="-0.513cm" svg:width="2.281cm" svg:height="0.721cm" draw:z-index="17"><draw:object xlink:href="./Object 18" xlink:type="simple" xlink:show="embed" xlink:actuate="onLoad"/><draw:image xlink:href="./ObjectReplacements/Object 18" xlink:type="simple" xlink:show="embed" xlink:actuate="onLoad"/></draw:frame></text:span><text:span text:style-name="T3">,</text:span><text:span text:style-name="T3"><draw:frame draw:style-name="fr1" draw:name="Object19" text:anchor-type="as-char" svg:y="-0.503cm" svg:width="1.224cm" svg:height="0.709cm" draw:z-index="18"><draw:object xlink:href="./Object 19" xlink:type="simple" xlink:show="embed" xlink:actuate="onLoad"/><draw:image xlink:href="./ObjectReplacements/Object 19" xlink:type="simple" xlink:show="embed" xlink:actuate="onLoad"/><svg:desc>formula</svg:desc></draw:frame></text:span><text:span text:style-name="T3">can be replaced by</text:span><text:span text:style-name="T3"><draw:frame draw:style-name="fr1" draw:name="Object20" text:anchor-type="as-char" svg:y="-0.513cm" svg:width="2.272cm" svg:height="0.72cm" draw:z-index="19"><draw:object xlink:href="./Object 20" xlink:type="simple" xlink:show="embed" xlink:actuate="onLoad"/><draw:image xlink:href="./ObjectReplacements/Object 20" xlink:type="simple" xlink:show="embed" xlink:actuate="onLoad"/><svg:desc>formula</svg:desc></draw:frame></text:span><text:span text:style-name="T3">and we can drop the scalars</text:span><text:span text:style-name="T3"><draw:frame draw:style-name="fr1" draw:name="Object21" text:anchor-type="as-char" svg:y="-0.584cm" svg:width="1.923cm" svg:height="0.79cm" draw:z-index="20"><draw:object xlink:href="./Object 21" xlink:type="simple" xlink:show="embed" xlink:actuate="onLoad"/><draw:image xlink:href="./ObjectReplacements/Object 21" xlink:type="simple" xlink:show="embed" xlink:actuate="onLoad"/><svg:desc>formula</svg:desc></draw:frame></text:span><text:span text:style-name="T3">and</text:span><text:span text:style-name="T3"><draw:frame draw:style-name="fr1" draw:name="Object22" text:anchor-type="as-char" svg:y="-0.584cm" svg:width="2.016cm" svg:height="0.79cm" draw:z-index="21"><draw:object xlink:href="./Object 22" xlink:type="simple" xlink:show="embed" xlink:actuate="onLoad"/><draw:image xlink:href="./ObjectReplacements/Object 22" xlink:type="simple" xlink:show="embed" xlink:actuate="onLoad"/><svg:desc>formula</svg:desc></draw:frame></text:span><text:span text:style-name="T3">to give:</text:span></text:p>
          <text:p text:style-name="P30"><draw:frame draw:style-name="fr1" draw:name="Object23" text:anchor-type="as-char" svg:y="-0.584cm" svg:width="4.311cm" svg:height="0.79cm" draw:z-index="22"><draw:object xlink:href="./Object 23" xlink:type="simple" xlink:show="embed" xlink:actuate="onLoad"/><draw:image xlink:href="./ObjectReplacements/Object 23" xlink:type="simple" xlink:show="embed" xlink:actuate="onLoad"/><svg:desc>formula</svg:desc></draw:frame></text:p>
          <text:p text:style-name="P12"/>
          <text:p text:style-name="P12">Kernel trick with LDA:</text:p>
          <text:p text:style-name="P46"><text:soft-page-break/><text:span text:style-name="T3">To extend LDA to non-linear mappings, the data can be mapped to a new feature space,</text:span><text:span text:style-name="T3"><draw:frame draw:style-name="fr1" draw:name="Object24" text:anchor-type="as-char" svg:y="-0.503cm" svg:width="0.609cm" svg:height="0.624cm" draw:z-index="23"><draw:object xlink:href="./Object 24" xlink:type="simple" xlink:show="embed" xlink:actuate="onLoad"/><draw:image xlink:href="./ObjectReplacements/Object 24" xlink:type="simple" xlink:show="embed" xlink:actuate="onLoad"/><svg:desc>formula</svg:desc></draw:frame></text:span><text:span text:style-name="T3">, via some function</text:span><text:span text:style-name="T3"><draw:frame draw:style-name="fr1" draw:name="Object25" text:anchor-type="as-char" svg:y="-0.503cm" svg:width="0.536cm" svg:height="0.624cm" draw:z-index="24"><draw:object xlink:href="./Object 25" xlink:type="simple" xlink:show="embed" xlink:actuate="onLoad"/><draw:image xlink:href="./ObjectReplacements/Object 25" xlink:type="simple" xlink:show="embed" xlink:actuate="onLoad"/><svg:desc>formula</svg:desc></draw:frame></text:span><text:span text:style-name="T3">. In this new feature space, the function that needs to be maximized is:</text:span></text:p>
          <text:p text:style-name="P30"><draw:frame draw:style-name="fr2" draw:name="Object26" text:anchor-type="as-char" svg:y="-0.991cm" svg:width="3.784cm" svg:height="1.663cm" draw:z-index="25"><draw:object xlink:href="./Object 26" xlink:type="simple" xlink:show="embed" xlink:actuate="onLoad"/><draw:image xlink:href="./ObjectReplacements/Object 26" xlink:type="simple" xlink:show="embed" xlink:actuate="onLoad"/><svg:desc>formula</svg:desc></draw:frame></text:p>
          <text:p text:style-name="P38">where</text:p>
          <text:p text:style-name="P39"><draw:frame draw:style-name="fr2" draw:name="Object27" text:anchor-type="as-char" svg:y="-0.584cm" svg:width="5.717cm" svg:height="0.79cm" draw:z-index="26"><draw:object xlink:href="./Object 27" xlink:type="simple" xlink:show="embed" xlink:actuate="onLoad"/><draw:image xlink:href="./ObjectReplacements/Object 27" xlink:type="simple" xlink:show="embed" xlink:actuate="onLoad"/><svg:desc>formula</svg:desc></draw:frame></text:p>
          <text:p text:style-name="P39"><draw:frame draw:style-name="fr2" draw:name="Object28" text:anchor-type="as-char" svg:y="-1.002cm" svg:width="8.774cm" svg:height="1.575cm" draw:z-index="27"><draw:object xlink:href="./Object 28" xlink:type="simple" xlink:show="embed" xlink:actuate="onLoad"/><draw:image xlink:href="./ObjectReplacements/Object 28" xlink:type="simple" xlink:show="embed" xlink:actuate="onLoad"/><svg:desc>formula</svg:desc></draw:frame></text:p>
          <text:p text:style-name="P55"><text:span text:style-name="T4">a</text:span><text:span text:style-name="T3">nd</text:span><text:span text:style-name="T3"><draw:frame draw:style-name="fr2" draw:name="Object29" text:anchor-type="as-char" svg:y="-1.002cm" svg:width="3.78cm" svg:height="1.593cm" draw:z-index="28"><draw:object xlink:href="./Object 29" xlink:type="simple" xlink:show="embed" xlink:actuate="onLoad"/><draw:image xlink:href="./ObjectReplacements/Object 29" xlink:type="simple" xlink:show="embed" xlink:actuate="onLoad"/><svg:desc>formula</svg:desc></draw:frame></text:span></text:p>
          <text:p text:style-name="P47"><text:span text:style-name="T3">Further, note that</text:span><text:span text:style-name="T3"><draw:frame draw:style-name="fr2" draw:name="Object30" text:anchor-type="as-char" svg:y="-0.503cm" svg:width="1.469cm" svg:height="0.624cm" draw:z-index="29"><draw:object xlink:href="./Object 30" xlink:type="simple" xlink:show="embed" xlink:actuate="onLoad"/><draw:image xlink:href="./ObjectReplacements/Object 30" xlink:type="simple" xlink:show="embed" xlink:actuate="onLoad"/><svg:desc>formula</svg:desc></draw:frame></text:span><text:span text:style-name="T3">. Explicitly computing the mappings</text:span><text:span text:style-name="T3"><draw:frame draw:style-name="fr2" draw:name="Object32" text:anchor-type="as-char" svg:y="-0.584cm" svg:width="1.489cm" svg:height="0.79cm" draw:z-index="30"><draw:object xlink:href="./Object 32" xlink:type="simple" xlink:show="embed" xlink:actuate="onLoad"/><draw:image xlink:href="./ObjectReplacements/Object 32" xlink:type="simple" xlink:show="embed" xlink:actuate="onLoad"/><svg:desc>formula</svg:desc></draw:frame></text:span><text:span text:style-name="T3">and then performing LDA can be computationally expensive, and in many cases intractable. For example,</text:span><text:span text:style-name="T3"><draw:frame draw:style-name="fr1" draw:name="Object31" text:anchor-type="as-char" svg:y="-0.503cm" svg:width="0.609cm" svg:height="0.624cm" draw:z-index="31"><draw:object xlink:href="./Object 31" xlink:type="simple" xlink:show="embed" xlink:actuate="onLoad"/><draw:image xlink:href="./ObjectReplacements/Object 31" xlink:type="simple" xlink:show="embed" xlink:actuate="onLoad"/><svg:desc>formula</svg:desc></draw:frame></text:span><text:span text:style-name="T3">may be infinitely dimensional. Thus, rather than explicitly mapping the data to</text:span><text:span text:style-name="T3"><draw:frame draw:style-name="fr1" draw:name="Object33" text:anchor-type="as-char" svg:y="-0.503cm" svg:width="0.609cm" svg:height="0.624cm" draw:z-index="32"><draw:object xlink:href="./Object 33" xlink:type="simple" xlink:show="embed" xlink:actuate="onLoad"/><draw:image xlink:href="./ObjectReplacements/Object 33" xlink:type="simple" xlink:show="embed" xlink:actuate="onLoad"/><svg:desc>formula</svg:desc></draw:frame></text:span><text:span text:style-name="T3"> the data can be implicitly embedded by rewriting the algorithm in terms of dot products and using the kernel trick in which the dot product in the new feature space is replaced by a kernel function:</text:span></text:p>
          <text:p text:style-name="P31"><draw:frame draw:style-name="fr2" draw:name="Object34" text:anchor-type="as-char" svg:y="-0.515cm" svg:width="4.851cm" svg:height="0.677cm" draw:z-index="33"><draw:object xlink:href="./Object 34" xlink:type="simple" xlink:show="embed" xlink:actuate="onLoad"/><draw:image xlink:href="./ObjectReplacements/Object 34" xlink:type="simple" xlink:show="embed" xlink:actuate="onLoad"/><svg:desc>formula</svg:desc></draw:frame></text:p>
          <text:p text:style-name="P47"><text:span text:style-name="T3">LDA can be reformulated in terms of dot products by first noting that</text:span><text:span text:style-name="T3"><draw:frame draw:style-name="fr1" draw:name="Object35" text:anchor-type="as-char" svg:y="-0.503cm" svg:width="0.616cm" svg:height="0.624cm" draw:z-index="34"><draw:object xlink:href="./Object 35" xlink:type="simple" xlink:show="embed" xlink:actuate="onLoad"/><draw:image xlink:href="./ObjectReplacements/Object 35" xlink:type="simple" xlink:show="embed" xlink:actuate="onLoad"/><svg:desc>formula</svg:desc></draw:frame></text:span><text:span text:style-name="T3">will have an expansion of the form:</text:span></text:p>
          <text:p text:style-name="P31"><draw:frame draw:style-name="fr2" draw:name="Object36" text:anchor-type="as-char" svg:y="-0.953cm" svg:width="3.551cm" svg:height="1.526cm" draw:z-index="35"><draw:object xlink:href="./Object 36" xlink:type="simple" xlink:show="embed" xlink:actuate="onLoad"/><draw:image xlink:href="./ObjectReplacements/Object 36" xlink:type="simple" xlink:show="embed" xlink:actuate="onLoad"/><svg:desc>formula</svg:desc></draw:frame></text:p>
          <text:p text:style-name="P56"><text:span text:style-name="T3">where</text:span><text:span text:style-name="T3"><draw:frame draw:style-name="fr2" draw:name="Object37" text:anchor-type="as-char" svg:y="-0.503cm" svg:width="1.917cm" svg:height="0.709cm" draw:z-index="36"><draw:object xlink:href="./Object 37" xlink:type="simple" xlink:show="embed" xlink:actuate="onLoad"/><draw:image xlink:href="./ObjectReplacements/Object 37" xlink:type="simple" xlink:show="embed" xlink:actuate="onLoad"/><svg:desc>formula</svg:desc></draw:frame></text:span><text:span text:style-name="T3">.</text:span></text:p>
          <text:p text:style-name="P35">Then note that,</text:p>
          <text:p text:style-name="P32"><draw:frame draw:style-name="fr2" draw:name="Object38" text:anchor-type="as-char" svg:y="-1.002cm" svg:width="8.213cm" svg:height="1.593cm" draw:z-index="37"><draw:object xlink:href="./Object 38" xlink:type="simple" xlink:show="embed" xlink:actuate="onLoad"/><draw:image xlink:href="./ObjectReplacements/Object 38" xlink:type="simple" xlink:show="embed" xlink:actuate="onLoad"/><svg:desc>formula</svg:desc></draw:frame></text:p>
          <text:p text:style-name="P40">where,</text:p>
          <text:p text:style-name="P41"><draw:frame draw:style-name="fr2" draw:name="Object39" text:anchor-type="as-char" svg:y="-1.002cm" svg:width="5.076cm" svg:height="1.593cm" draw:z-index="38"><draw:object xlink:href="./Object 39" xlink:type="simple" xlink:show="embed" xlink:actuate="onLoad"/><draw:image xlink:href="./ObjectReplacements/Object 39" xlink:type="simple" xlink:show="embed" xlink:actuate="onLoad"/><svg:desc>formula</svg:desc></draw:frame></text:p>
          <text:p text:style-name="P48"><text:span text:style-name="T3">The numerator of</text:span><text:span text:style-name="T3"><draw:frame draw:style-name="fr1" draw:name="Object40" text:anchor-type="as-char" svg:y="-0.513cm" svg:width="1.401cm" svg:height="0.676cm" draw:z-index="39"><draw:object xlink:href="./Object 40" xlink:type="simple" xlink:show="embed" xlink:actuate="onLoad"/><draw:image xlink:href="./ObjectReplacements/Object 40" xlink:type="simple" xlink:show="embed" xlink:actuate="onLoad"/><svg:desc>formula</svg:desc></draw:frame></text:span><text:span text:style-name="T3">can then be written as:</text:span></text:p>
          <text:p text:style-name="P33"><draw:frame draw:style-name="fr1" draw:name="Object52" text:anchor-type="as-char" svg:y="-0.584cm" svg:width="10.033cm" svg:height="0.79cm" draw:z-index="43"><draw:object xlink:href="./Object 52" xlink:type="simple" xlink:show="embed" xlink:actuate="onLoad"/><draw:image xlink:href="./ObjectReplacements/Object 52" xlink:type="simple" xlink:show="embed" xlink:actuate="onLoad"/><svg:desc>formula</svg:desc></draw:frame></text:p>
          <text:p text:style-name="P36">where</text:p>
          <text:p text:style-name="P34"><text:soft-page-break/><draw:frame draw:style-name="fr1" draw:name="Object53" text:anchor-type="as-char" svg:y="-0.584cm" svg:width="6.197cm" svg:height="0.79cm" draw:z-index="44"><draw:object xlink:href="./Object 53" xlink:type="simple" xlink:show="embed" xlink:actuate="onLoad"/><draw:image xlink:href="./ObjectReplacements/Object 53" xlink:type="simple" xlink:show="embed" xlink:actuate="onLoad"/><svg:desc>formula</svg:desc></draw:frame></text:p>
          <text:p text:style-name="P36">Similarly, the denominator can be written as:</text:p>
          <text:p text:style-name="P34"><draw:frame draw:style-name="fr1" draw:name="Object54" text:anchor-type="as-char" svg:y="-0.584cm" svg:width="3.856cm" svg:height="0.79cm" draw:z-index="45"><draw:object xlink:href="./Object 54" xlink:type="simple" xlink:show="embed" xlink:actuate="onLoad"/><draw:image xlink:href="./ObjectReplacements/Object 54" xlink:type="simple" xlink:show="embed" xlink:actuate="onLoad"/><svg:desc>formula</svg:desc></draw:frame></text:p>
          <text:p text:style-name="P36">where</text:p>
          <text:p text:style-name="P34"><draw:frame draw:style-name="fr1" draw:name="Object55" text:anchor-type="as-char" svg:y="-0.584cm" svg:width="5.136cm" svg:height="1.157cm" draw:z-index="46"><draw:object xlink:href="./Object 55" xlink:type="simple" xlink:show="embed" xlink:actuate="onLoad"/><draw:image xlink:href="./ObjectReplacements/Object 55" xlink:type="simple" xlink:show="embed" xlink:actuate="onLoad"/><svg:desc>formula</svg:desc></draw:frame></text:p>
          <text:p text:style-name="P49"><text:span text:style-name="T3">with the</text:span><text:span text:style-name="T3"><draw:frame draw:style-name="fr1" draw:name="Object56" text:anchor-type="as-char" svg:y="-0.584cm" svg:width="0.764cm" svg:height="0.706cm" draw:z-index="47"><draw:object xlink:href="./Object 56" xlink:type="simple" xlink:show="embed" xlink:actuate="onLoad"/><draw:image xlink:href="./ObjectReplacements/Object 56" xlink:type="simple" xlink:show="embed" xlink:actuate="onLoad"/><svg:desc>formula</svg:desc></draw:frame></text:span><text:span text:style-name="T3">,</text:span><text:span text:style-name="T3"><draw:frame draw:style-name="fr1" draw:name="Object57" text:anchor-type="as-char" svg:y="-0.584cm" svg:width="0.887cm" svg:height="0.706cm" draw:z-index="48"><draw:object xlink:href="./Object 57" xlink:type="simple" xlink:show="embed" xlink:actuate="onLoad"/><draw:image xlink:href="./ObjectReplacements/Object 57" xlink:type="simple" xlink:show="embed" xlink:actuate="onLoad"/><svg:desc>formula</svg:desc></draw:frame></text:span><text:span text:style-name="T5">c</text:span><text:span text:style-name="T3">omponent of</text:span><text:span text:style-name="T3"><draw:frame draw:style-name="fr1" draw:name="Object58" text:anchor-type="as-char" svg:y="-0.503cm" svg:width="0.818cm" svg:height="0.709cm" draw:z-index="49"><draw:object xlink:href="./Object 58" xlink:type="simple" xlink:show="embed" xlink:actuate="onLoad"/><draw:image xlink:href="./ObjectReplacements/Object 58" xlink:type="simple" xlink:show="embed" xlink:actuate="onLoad"/><svg:desc>formula</svg:desc></draw:frame></text:span><text:span text:style-name="T3">defined as</text:span><text:span text:style-name="T3"><draw:frame draw:style-name="fr1" draw:name="Object59" text:anchor-type="as-char" svg:y="-0.584cm" svg:width="2.275cm" svg:height="0.79cm" draw:z-index="50"><draw:object xlink:href="./Object 59" xlink:type="simple" xlink:show="embed" xlink:actuate="onLoad"/><draw:image xlink:href="./ObjectReplacements/Object 59" xlink:type="simple" xlink:show="embed" xlink:actuate="onLoad"/><svg:desc>formula</svg:desc></draw:frame></text:span><text:span text:style-name="T3">,</text:span><text:span text:style-name="T3"><draw:frame draw:style-name="fr1" draw:name="Object60" text:anchor-type="as-char" svg:y="-0.503cm" svg:width="0.469cm" svg:height="0.624cm" draw:z-index="51"><draw:object xlink:href="./Object 60" xlink:type="simple" xlink:show="embed" xlink:actuate="onLoad"/><draw:image xlink:href="./ObjectReplacements/Object 60" xlink:type="simple" xlink:show="embed" xlink:actuate="onLoad"/><svg:desc>formula</svg:desc></draw:frame></text:span><text:span text:style-name="T3">is the identity matrix, and</text:span><text:span text:style-name="T3"><draw:frame draw:style-name="fr1" draw:name="Object61" text:anchor-type="as-char" svg:y="-0.503cm" svg:width="0.681cm" svg:height="0.758cm" draw:z-index="56"><draw:object xlink:href="./Object 61" xlink:type="simple" xlink:show="embed" xlink:actuate="onLoad"/><draw:image xlink:href="./ObjectReplacements/Object 61" xlink:type="simple" xlink:show="embed" xlink:actuate="onLoad"/><svg:desc>formula</svg:desc></draw:frame></text:span><text:span text:style-name="T3">the matrix with all entries equal to</text:span><text:span text:style-name="T3"><draw:frame draw:style-name="fr1" draw:name="Object62" text:anchor-type="as-char" svg:y="-0.827cm" svg:width="0.64cm" svg:height="1.416cm" draw:z-index="57"><draw:object xlink:href="./Object 62" xlink:type="simple" xlink:show="embed" xlink:actuate="onLoad"/><draw:image xlink:href="./ObjectReplacements/Object 62" xlink:type="simple" xlink:show="embed" xlink:actuate="onLoad"/><svg:desc>formula</svg:desc></draw:frame></text:span><text:span text:style-name="T3">. This identity can be derived </text:span><text:span text:style-name="T5">as follows:</text:span></text:p>
          <text:p text:style-name="P42"><draw:frame draw:style-name="fr1" draw:name="Object63" text:anchor-type="as-char" svg:y="-1.083cm" svg:width="16.605cm" svg:height="1.737cm" draw:z-index="58"><draw:object xlink:href="./Object 63" xlink:type="simple" xlink:show="embed" xlink:actuate="onLoad"/><draw:image xlink:href="./ObjectReplacements/Object 63" xlink:type="simple" xlink:show="embed" xlink:actuate="onLoad"/><svg:desc>formula</svg:desc></draw:frame></text:p>
          <text:p text:style-name="P51"><text:span text:style-name="T6">=</text:span><text:span text:style-name="T5"><draw:frame draw:style-name="fr1" draw:name="Object64" text:anchor-type="as-char" svg:y="-1.002cm" svg:width="13.107cm" svg:height="1.575cm" draw:z-index="59"><draw:object xlink:href="./Object 64" xlink:type="simple" xlink:show="embed" xlink:actuate="onLoad"/><draw:image xlink:href="./ObjectReplacements/Object 64" xlink:type="simple" xlink:show="embed" xlink:actuate="onLoad"/><svg:desc>formula</svg:desc></draw:frame></text:span></text:p>
          <text:p text:style-name="P52"><text:span text:style-name="T7">=</text:span><text:span text:style-name="T5"><draw:frame draw:style-name="fr1" draw:name="Object70" text:anchor-type="as-char" svg:y="-1.085cm" svg:width="17.764cm" svg:height="1.757cm" draw:z-index="60"><draw:object xlink:href="./Object 70" xlink:type="simple" xlink:show="embed" xlink:actuate="onLoad"/><draw:image xlink:href="./ObjectReplacements/Object 70" xlink:type="simple" xlink:show="embed" xlink:actuate="onLoad"/><svg:desc>formula</svg:desc></draw:frame></text:span></text:p>
          <text:p text:style-name="P53"><text:span text:style-name="T6">=</text:span><text:span text:style-name="T5"><draw:frame draw:style-name="fr1" draw:name="Object65" text:anchor-type="as-char" svg:y="-0.884cm" svg:width="17.383cm" svg:height="1.519cm" draw:z-index="61"><draw:object xlink:href="./Object 65" xlink:type="simple" xlink:show="embed" xlink:actuate="onLoad"/><draw:image xlink:href="./ObjectReplacements/Object 65" xlink:type="simple" xlink:show="embed" xlink:actuate="onLoad"/><svg:desc>formula</svg:desc></draw:frame></text:span></text:p>
          <text:p text:style-name="P54"><text:span text:style-name="T6">=</text:span><text:span text:style-name="T5"><draw:frame draw:style-name="fr1" draw:name="Object66" text:anchor-type="as-char" svg:y="-1.171cm" svg:width="15.64cm" svg:height="1.931cm" draw:z-index="62"><draw:object xlink:href="./Object 66" xlink:type="simple" xlink:show="embed" xlink:actuate="onLoad"/><draw:image xlink:href="./ObjectReplacements/Object 66" xlink:type="simple" xlink:show="embed" xlink:actuate="onLoad"/><svg:desc>formula</svg:desc></draw:frame></text:span></text:p>
          <text:p text:style-name="P53"><text:span text:style-name="T6">=</text:span><text:span text:style-name="T5"><draw:frame draw:style-name="fr1" draw:name="Object68" text:anchor-type="as-char" svg:y="-0.584cm" svg:width="6.981cm" svg:height="1.157cm" draw:z-index="63"><draw:object xlink:href="./Object 68" xlink:type="simple" xlink:show="embed" xlink:actuate="onLoad"/><draw:image xlink:href="./ObjectReplacements/Object 68" xlink:type="simple" xlink:show="embed" xlink:actuate="onLoad"/><svg:desc>formula</svg:desc></draw:frame></text:span></text:p>
          <text:p text:style-name="P53"><text:span text:style-name="T6">=</text:span><text:span text:style-name="T5"><draw:frame draw:style-name="fr1" draw:name="Object69" text:anchor-type="as-char" svg:y="-0.584cm" svg:width="1.568cm" svg:height="0.706cm" draw:z-index="64"><draw:object xlink:href="./Object 69" xlink:type="simple" xlink:show="embed" xlink:actuate="onLoad"/><draw:image xlink:href="./ObjectReplacements/Object 69" xlink:type="simple" xlink:show="embed" xlink:actuate="onLoad"/><svg:desc>formula</svg:desc></draw:frame></text:span></text:p>
          <text:p text:style-name="P50"><text:span text:style-name="T3">With these equations for the numerator and denominator of</text:span><text:span text:style-name="T3"><draw:frame draw:style-name="fr1" draw:name="Object50" text:anchor-type="as-char" svg:y="-0.513cm" svg:width="1.401cm" svg:height="0.676cm" draw:z-index="65"><draw:object xlink:href="./Object 50" xlink:type="simple" xlink:show="embed" xlink:actuate="onLoad"/><draw:image xlink:href="./ObjectReplacements/Object 50" xlink:type="simple" xlink:show="embed" xlink:actuate="onLoad"/><svg:desc>formula</svg:desc></draw:frame></text:span><text:span text:style-name="T3">, the equation for</text:span><text:span text:style-name="T3"><draw:frame draw:style-name="fr1" draw:name="Object51" text:anchor-type="as-char" svg:y="-0.503cm" svg:width="0.52cm" svg:height="0.624cm" draw:z-index="66"><draw:object xlink:href="./Object 51" xlink:type="simple" xlink:show="embed" xlink:actuate="onLoad"/><draw:image xlink:href="./ObjectReplacements/Object 51" xlink:type="simple" xlink:show="embed" xlink:actuate="onLoad"/><svg:desc>formula</svg:desc></draw:frame></text:span><text:span text:style-name="T3">can be rewritten as:</text:span></text:p>
          <text:p text:style-name="P34"><draw:frame draw:style-name="fr1" draw:name="Object49" text:anchor-type="as-char" svg:y="-0.908cm" svg:width="3.36cm" svg:height="1.496cm" draw:z-index="67"><draw:object xlink:href="./Object 49" xlink:type="simple" xlink:show="embed" xlink:actuate="onLoad"/><draw:image xlink:href="./ObjectReplacements/Object 49" xlink:type="simple" xlink:show="embed" xlink:actuate="onLoad"/><svg:desc>formula</svg:desc></draw:frame></text:p>
          <text:p text:style-name="P36">Then, differentiating and setting equal to zero gives:</text:p>
          <text:p text:style-name="P34"><draw:frame draw:style-name="fr1" draw:name="Object48" text:anchor-type="as-char" svg:y="-0.584cm" svg:width="6.121cm" svg:height="0.746cm" draw:z-index="68"><draw:object xlink:href="./Object 48" xlink:type="simple" xlink:show="embed" xlink:actuate="onLoad"/><draw:image xlink:href="./ObjectReplacements/Object 48" xlink:type="simple" xlink:show="embed" xlink:actuate="onLoad"/><svg:desc>formula</svg:desc></draw:frame></text:p>
          <text:p text:style-name="P50"><text:soft-page-break/><text:span text:style-name="T3">Since only the direction of</text:span><text:span text:style-name="T3"><draw:frame draw:style-name="fr1" draw:name="Object44" text:anchor-type="as-char" svg:y="-0.503cm" svg:width="0.616cm" svg:height="0.624cm" draw:z-index="52"><draw:object xlink:href="./Object 44" xlink:type="simple" xlink:show="embed" xlink:actuate="onLoad"/><draw:image xlink:href="./ObjectReplacements/Object 44" xlink:type="simple" xlink:show="embed" xlink:actuate="onLoad"/><svg:desc>formula</svg:desc></draw:frame></text:span><text:span text:style-name="T3"> and hence the direction of</text:span><text:span text:style-name="T3"><draw:frame draw:style-name="fr1" draw:name="Object45" text:anchor-type="as-char" svg:y="-0.503cm" svg:width="0.545cm" svg:height="0.624cm" draw:z-index="53"><draw:object xlink:href="./Object 45" xlink:type="simple" xlink:show="embed" xlink:actuate="onLoad"/><draw:image xlink:href="./ObjectReplacements/Object 45" xlink:type="simple" xlink:show="embed" xlink:actuate="onLoad"/><svg:desc>formula</svg:desc></draw:frame></text:span><text:span text:style-name="T3">, matters, the above can be solved for</text:span><text:span text:style-name="T3"><draw:frame draw:style-name="fr1" draw:name="Object46" text:anchor-type="as-char" svg:y="-0.503cm" svg:width="0.545cm" svg:height="0.624cm" draw:z-index="54"><draw:object xlink:href="./Object 46" xlink:type="simple" xlink:show="embed" xlink:actuate="onLoad"/><draw:image xlink:href="./ObjectReplacements/Object 46" xlink:type="simple" xlink:show="embed" xlink:actuate="onLoad"/><svg:desc>formula</svg:desc></draw:frame></text:span><text:span text:style-name="T3">as:</text:span></text:p>
          <text:p text:style-name="P34"><draw:frame draw:style-name="fr1" draw:name="Object47" text:anchor-type="as-char" svg:y="-0.584cm" svg:width="4.29cm" svg:height="0.79cm" draw:z-index="55"><draw:object xlink:href="./Object 47" xlink:type="simple" xlink:show="embed" xlink:actuate="onLoad"/><draw:image xlink:href="./ObjectReplacements/Object 47" xlink:type="simple" xlink:show="embed" xlink:actuate="onLoad"/><svg:desc>formula</svg:desc></draw:frame></text:p>
          <text:p text:style-name="P37">Note that in practice, N is usually singular and so a multiple of the identity is added to it,</text:p>
          <text:p text:style-name="P33"><draw:frame draw:style-name="fr1" draw:name="Object41" text:anchor-type="as-char" svg:y="-0.503cm" svg:width="2.621cm" svg:height="0.709cm" draw:z-index="40"><draw:object xlink:href="./Object 41" xlink:type="simple" xlink:show="embed" xlink:actuate="onLoad"/><draw:image xlink:href="./ObjectReplacements/Object 41" xlink:type="simple" xlink:show="embed" xlink:actuate="onLoad"/><svg:desc>formula</svg:desc></draw:frame></text:p>
          <text:p text:style-name="P48"><text:span text:style-name="T3">Given the solution for</text:span><text:span text:style-name="T3"><draw:frame draw:style-name="fr1" draw:name="Object42" text:anchor-type="as-char" svg:y="-0.503cm" svg:width="0.545cm" svg:height="0.624cm" draw:z-index="41"><draw:object xlink:href="./Object 42" xlink:type="simple" xlink:show="embed" xlink:actuate="onLoad"/><draw:image xlink:href="./ObjectReplacements/Object 42" xlink:type="simple" xlink:show="embed" xlink:actuate="onLoad"/><svg:desc>formula</svg:desc></draw:frame></text:span><text:span text:style-name="T3">, the projection of a new data point is given by:</text:span></text:p>
          <text:p text:style-name="P33"><draw:frame draw:style-name="fr1" draw:name="Object43" text:anchor-type="as-char" svg:y="-0.953cm" svg:width="7.017cm" svg:height="1.526cm" draw:z-index="42"><draw:object xlink:href="./Object 43" xlink:type="simple" xlink:show="embed" xlink:actuate="onLoad"/><draw:image xlink:href="./ObjectReplacements/Object 43" xlink:type="simple" xlink:show="embed" xlink:actuate="onLoad"/><svg:desc>formula</svg:desc></draw:frame></text:p>
          <text:p text:style-name="P43"/>
        </text:list-item>
        <text:list-item>
          <text:p text:style-name="P22">Datasets Used:</text:p>
        </text:list-item>
      </text:list>
      <table:table table:name="Table3" table:style-name="Table3">
        <table:table-column table:style-name="Table3.A"/>
        <table:table-column table:style-name="Table3.B" table:number-columns-repeated="3"/>
        <table:table-row>
          <table:table-cell table:style-name="Table3.A1" office:value-type="string">
            <text:p text:style-name="P2">Dataset</text:p>
          </table:table-cell>
          <table:table-cell table:style-name="Table3.A1" office:value-type="string">
            <text:p text:style-name="P2">Data Type</text:p>
          </table:table-cell>
          <table:table-cell table:style-name="Table3.A1" office:value-type="string">
            <text:p text:style-name="P45">Attribute Characteristics</text:p>
          </table:table-cell>
          <table:table-cell table:style-name="Table3.D1" office:value-type="string">
            <text:p text:style-name="P45">Number of features</text:p>
          </table:table-cell>
        </table:table-row>
        <table:table-row>
          <table:table-cell table:style-name="Table3.A2" office:value-type="string">
            <text:p text:style-name="P2">Arcene</text:p>
          </table:table-cell>
          <table:table-cell table:style-name="Table3.A2" office:value-type="string">
            <text:p text:style-name="P45">non-sparse</text:p>
          </table:table-cell>
          <table:table-cell table:style-name="Table3.A2" office:value-type="string">
            <text:p text:style-name="P45">Real</text:p>
          </table:table-cell>
          <table:table-cell table:style-name="Table3.D2" office:value-type="string">
            <text:p text:style-name="P45">10000</text:p>
          </table:table-cell>
        </table:table-row>
        <table:table-row>
          <table:table-cell table:style-name="Table3.A2" office:value-type="string">
            <text:p text:style-name="P2">Madelon</text:p>
          </table:table-cell>
          <table:table-cell table:style-name="Table3.A2" office:value-type="string">
            <text:p text:style-name="P45">non-sparse</text:p>
          </table:table-cell>
          <table:table-cell table:style-name="Table3.A2" office:value-type="string">
            <text:p text:style-name="P45">Real</text:p>
          </table:table-cell>
          <table:table-cell table:style-name="Table3.D2" office:value-type="string">
            <text:p text:style-name="P2">500</text:p>
          </table:table-cell>
        </table:table-row>
      </table:table>
      <text:list xml:id="list154929447507065" text:continue-numbering="true" text:style-name="L1">
        <text:list-header>
          <text:p text:style-name="P44"/>
          <text:p text:style-name="P13">Kernel PCA with SVM classification using RBF Kernel:</text:p>
        </text:list-header>
      </text:list>
      <table:table table:name="Table1" table:style-name="Table1">
        <table:table-column table:style-name="Table1.A"/>
        <table:table-row>
          <table:table-cell table:style-name="Table1.A1" office:value-type="string">
            <text:p text:style-name="P62"><text:span text:style-name="T9">import</text:span> <text:span text:style-name="T15">pandas</text:span> <text:span text:style-name="T9">as</text:span> <text:span text:style-name="T15">pd</text:span></text:p>
            <text:p text:style-name="P65"><text:span text:style-name="T9">import</text:span> <text:span text:style-name="T15">numpy</text:span> <text:span text:style-name="T9">as</text:span> <text:span text:style-name="T15">np</text:span></text:p>
            <text:p text:style-name="P69"/>
            <text:p text:style-name="P65"><text:span text:style-name="T9">from</text:span> <text:span text:style-name="T15">warnings</text:span> <text:span text:style-name="T9">import</text:span> filterwarnings</text:p>
            <text:p text:style-name="P65"><text:span text:style-name="T9">from</text:span> <text:span text:style-name="T15">sklearn</text:span> <text:span text:style-name="T9">import</text:span> svm</text:p>
            <text:p text:style-name="P65"><text:span text:style-name="T9">from</text:span> <text:span text:style-name="T15">scipy.spatial.distance</text:span> <text:span text:style-name="T9">import</text:span> pdist, squareform</text:p>
            <text:p text:style-name="P65"><text:span text:style-name="T9">from</text:span> <text:span text:style-name="T15">scipy</text:span> <text:span text:style-name="T9">import</text:span> exp</text:p>
            <text:p text:style-name="P65"><text:span text:style-name="T9">from</text:span> <text:span text:style-name="T15">scipy.linalg</text:span> <text:span text:style-name="T9">import</text:span> eigh</text:p>
            <text:p text:style-name="P65"><text:span text:style-name="T9">from</text:span> <text:span text:style-name="T15">sklearn.metrics</text:span> <text:span text:style-name="T9">import</text:span> accuracy_score</text:p>
            <text:p text:style-name="P69"/>
            <text:p text:style-name="P67"># Disable warnings from being printed</text:p>
            <text:p text:style-name="P68"><text:span text:style-name="T22">filterwarnings(</text:span><text:span text:style-name="T25">'ignore'</text:span><text:span text:style-name="T22">)</text:span></text:p>
          </table:table-cell>
        </table:table-row>
        <table:table-row>
          <table:table-cell table:style-name="Table1.A2" office:value-type="string">
            <text:p text:style-name="P63"># Get the train and validation data for Arcene dataset</text:p>
            <text:p text:style-name="P65">train <text:span text:style-name="T38">=</text:span> pd<text:span text:style-name="T38">.</text:span>read_csv(<text:span text:style-name="T16">"arcene_train.data.txt"</text:span>, header<text:span text:style-name="T38">=</text:span><text:span text:style-name="T9">None</text:span>, sep<text:span text:style-name="T38">=</text:span><text:span text:style-name="T16">" "</text:span>, usecols<text:span text:style-name="T38">=</text:span><text:span text:style-name="T8">range</text:span>(<text:span text:style-name="T38">10000</text:span>))</text:p>
            <text:p text:style-name="P65">train_labels <text:span text:style-name="T38">=</text:span> pd<text:span text:style-name="T38">.</text:span>read_csv(<text:span text:style-name="T16">"arcene_train.labels.txt"</text:span>, header<text:span text:style-name="T38">=</text:span><text:span text:style-name="T9">None</text:span>)</text:p>
            <text:p text:style-name="P65">valid <text:span text:style-name="T38">=</text:span> pd<text:span text:style-name="T38">.</text:span>read_csv(<text:span text:style-name="T16">"arcene_valid.data.txt"</text:span>, header<text:span text:style-name="T38">=</text:span><text:span text:style-name="T9">None</text:span>, sep<text:span text:style-name="T38">=</text:span><text:span text:style-name="T16">" "</text:span>, usecols<text:span text:style-name="T38">=</text:span><text:span text:style-name="T8">range</text:span>(<text:span text:style-name="T38">10000</text:span>))</text:p>
            <text:p text:style-name="P65">valid_labels <text:span text:style-name="T38">=</text:span> pd<text:span text:style-name="T38">.</text:span>read_csv(<text:span text:style-name="T16">"arcene_valid.labels.txt"</text:span>, header<text:span text:style-name="T38">=</text:span><text:span text:style-name="T9">None</text:span>)</text:p>
            <text:p text:style-name="P69"/>
            <text:p text:style-name="P67"># Get the train and validation data for Madelon dataset</text:p>
            <text:p text:style-name="P67">#train = pd.read_csv("madelon_train.data.txt", header=None, sep=" ", usecols=range(500))</text:p>
            <text:p text:style-name="P67">#train_labels = pd.read_csv("madelon_train.labels.txt", header=None)</text:p>
            <text:p text:style-name="P67">#valid = pd.read_csv("madelon_valid.data.txt", header=None, sep=" ", usecols=range(500))</text:p>
            <text:p text:style-name="P68"><text:span text:style-name="T27">#valid_labels = pd.read_csv("madelon_valid.labels.txt", header=None)</text:span></text:p>
          </table:table-cell>
        </table:table-row>
        <table:table-row>
          <table:table-cell table:style-name="Table1.A2" office:value-type="string">
            <text:p text:style-name="P62"><text:span text:style-name="T9">def</text:span> <text:span text:style-name="T14">KPCA</text:span>(X, k, gamma):</text:p>
            <text:p text:style-name="P66"><text:s text:c="4"/><text:span text:style-name="T44"># Calculating the squared Euclidean distances for every pair of points</text:span></text:p>
            <text:p text:style-name="P66"><text:s text:c="4"/><text:span text:style-name="T44"># in the MxN dimensional dataset.</text:span></text:p>
            <text:p text:style-name="P66"><text:s text:c="4"/><text:span text:style-name="T42">sq_dists </text:span><text:span text:style-name="T40">=</text:span><text:span text:style-name="T42"> pdist(X, </text:span><text:span text:style-name="T18">'sqeuclidean'</text:span><text:span text:style-name="T42">)</text:span></text:p>
            <text:p text:style-name="P69"><text:soft-page-break/></text:p>
            <text:p text:style-name="P66"><text:s text:c="4"/><text:span text:style-name="T44"># Converting the pairwise distances into a symmetric MxM matrix.</text:span></text:p>
            <text:p text:style-name="P66"><text:s text:c="4"/><text:span text:style-name="T42">mat_sq_dists </text:span><text:span text:style-name="T40">=</text:span><text:span text:style-name="T42"> squareform(sq_dists)</text:span></text:p>
            <text:p text:style-name="P69"/>
            <text:p text:style-name="P66"><text:s text:c="4"/><text:span text:style-name="T44"># Computing the MxM RBF kernel matrix.</text:span></text:p>
            <text:p text:style-name="P69"/>
            <text:p text:style-name="P66"><text:s text:c="4"/><text:span text:style-name="T42">K </text:span><text:span text:style-name="T40">=</text:span><text:span text:style-name="T42"> exp(</text:span><text:span text:style-name="T40">-</text:span><text:span text:style-name="T42">gamma </text:span><text:span text:style-name="T40">*</text:span><text:span text:style-name="T42"> mat_sq_dists)</text:span></text:p>
            <text:p text:style-name="P69"/>
            <text:p text:style-name="P66"><text:s text:c="4"/><text:span text:style-name="T44"># Normalizing the symmetric NxN kernel matrix.</text:span></text:p>
            <text:p text:style-name="P66"><text:s text:c="4"/><text:span text:style-name="T42">N </text:span><text:span text:style-name="T40">=</text:span><text:span text:style-name="T42"> K</text:span><text:span text:style-name="T40">.</text:span><text:span text:style-name="T42">shape[</text:span><text:span text:style-name="T40">0</text:span><text:span text:style-name="T42">]</text:span></text:p>
            <text:p text:style-name="P66"><text:s text:c="4"/><text:span text:style-name="T42">one_n </text:span><text:span text:style-name="T40">=</text:span><text:span text:style-name="T42"> np</text:span><text:span text:style-name="T40">.</text:span><text:span text:style-name="T42">ones((N,N)) </text:span><text:span text:style-name="T40">/</text:span><text:span text:style-name="T42"> N</text:span></text:p>
            <text:p text:style-name="P66"><text:s text:c="4"/><text:span text:style-name="T42">K_norm </text:span><text:span text:style-name="T40">=</text:span><text:span text:style-name="T42"> K </text:span><text:span text:style-name="T40">-</text:span><text:span text:style-name="T42"> one_n</text:span><text:span text:style-name="T40">.</text:span><text:span text:style-name="T42">dot(K) </text:span><text:span text:style-name="T40">-</text:span><text:span text:style-name="T42"> K</text:span><text:span text:style-name="T40">.</text:span><text:span text:style-name="T42">dot(one_n) </text:span><text:span text:style-name="T40">+</text:span><text:span text:style-name="T42"> one_n</text:span><text:span text:style-name="T40">.</text:span><text:span text:style-name="T42">dot(K)</text:span><text:span text:style-name="T40">.</text:span><text:span text:style-name="T42">dot(one_n)</text:span></text:p>
            <text:p text:style-name="P69"/>
            <text:p text:style-name="P66"><text:s text:c="4"/><text:span text:style-name="T44"># Obtaining eigenvalues in ascending order with corresponding</text:span></text:p>
            <text:p text:style-name="P66"><text:s text:c="4"/><text:span text:style-name="T44"># eigenvectors from the symmetric matrix.</text:span></text:p>
            <text:p text:style-name="P66"><text:s text:c="4"/><text:span text:style-name="T42">eigvals, eigvecs </text:span><text:span text:style-name="T40">=</text:span><text:span text:style-name="T42"> eigh(K_norm)</text:span></text:p>
            <text:p text:style-name="P69"/>
            <text:p text:style-name="P66"><text:s text:c="4"/><text:span text:style-name="T44"># Obtaining i eigenvectors (alphas) that corresponds to i highest eigenvalues (lambdas)</text:span></text:p>
            <text:p text:style-name="P66"><text:s text:c="4"/><text:span text:style-name="T42">alphas </text:span><text:span text:style-name="T40">=</text:span><text:span text:style-name="T42"> np</text:span><text:span text:style-name="T40">.</text:span><text:span text:style-name="T42">column_stack((eigvecs[:,</text:span><text:span text:style-name="T40">-</text:span><text:span text:style-name="T42">i] </text:span><text:span text:style-name="T12">for</text:span><text:span text:style-name="T42"> i </text:span><text:span text:style-name="T46">in</text:span><text:span text:style-name="T42"> </text:span><text:span text:style-name="T13">range</text:span><text:span text:style-name="T42">(</text:span><text:span text:style-name="T40">1</text:span><text:span text:style-name="T42">,k</text:span><text:span text:style-name="T40">+1</text:span><text:span text:style-name="T42">)))</text:span></text:p>
            <text:p text:style-name="P66"><text:s text:c="4"/><text:span text:style-name="T42">lambdas </text:span><text:span text:style-name="T40">=</text:span><text:span text:style-name="T42"> [eigvals[</text:span><text:span text:style-name="T40">-</text:span><text:span text:style-name="T42">i] </text:span><text:span text:style-name="T12">for</text:span><text:span text:style-name="T42"> i </text:span><text:span text:style-name="T46">in</text:span><text:span text:style-name="T42"> </text:span><text:span text:style-name="T13">range</text:span><text:span text:style-name="T42">(</text:span><text:span text:style-name="T40">1</text:span><text:span text:style-name="T42">,k</text:span><text:span text:style-name="T40">+1</text:span><text:span text:style-name="T42">)]</text:span></text:p>
            <text:p text:style-name="P69"/>
            <text:p text:style-name="P69"><text:span text:style-name="T21"><text:s text:c="4"/></text:span><text:span text:style-name="T28">return</text:span><text:span text:style-name="T23"> alphas, lambdas</text:span></text:p>
          </table:table-cell>
        </table:table-row>
        <table:table-row>
          <table:table-cell table:style-name="Table1.A2" office:value-type="string">
            <text:p text:style-name="P62"><text:span text:style-name="T9">def</text:span> <text:span text:style-name="T14">project</text:span>(valid, X, k, gamma, alphas, lambdas):</text:p>
            <text:p text:style-name="P66"><text:s text:c="4"/><text:span text:style-name="T42">projected_data </text:span><text:span text:style-name="T40">=</text:span><text:span text:style-name="T42"> np</text:span><text:span text:style-name="T40">.</text:span><text:span text:style-name="T42">zeros((valid</text:span><text:span text:style-name="T40">.</text:span><text:span text:style-name="T42">shape[</text:span><text:span text:style-name="T40">0</text:span><text:span text:style-name="T42">], k))</text:span></text:p>
            <text:p text:style-name="P66"><text:s text:c="4"/><text:span text:style-name="T42">X_arr </text:span><text:span text:style-name="T40">=</text:span><text:span text:style-name="T42"> np</text:span><text:span text:style-name="T40">.</text:span><text:span text:style-name="T42">array(train)</text:span></text:p>
            <text:p text:style-name="P66"><text:s text:c="4"/><text:span text:style-name="T42">valid_arr </text:span><text:span text:style-name="T40">=</text:span><text:span text:style-name="T42"> np</text:span><text:span text:style-name="T40">.</text:span><text:span text:style-name="T42">array(valid)</text:span></text:p>
            <text:p text:style-name="P66"><text:s text:c="4"/><text:span text:style-name="T12">for</text:span><text:span text:style-name="T42"> i </text:span><text:span text:style-name="T46">in</text:span><text:span text:style-name="T42"> </text:span><text:span text:style-name="T13">range</text:span><text:span text:style-name="T42">(valid_arr</text:span><text:span text:style-name="T40">.</text:span><text:span text:style-name="T42">shape[</text:span><text:span text:style-name="T40">0</text:span><text:span text:style-name="T42">]):</text:span></text:p>
            <text:p text:style-name="P66"><text:s text:c="8"/><text:span text:style-name="T42">cur_dist </text:span><text:span text:style-name="T40">=</text:span><text:span text:style-name="T42"> np</text:span><text:span text:style-name="T40">.</text:span><text:span text:style-name="T42">array([np</text:span><text:span text:style-name="T40">.</text:span><text:span text:style-name="T42">sum( (valid_arr[i]</text:span><text:span text:style-name="T40">-</text:span><text:span text:style-name="T42">x) </text:span><text:span text:style-name="T40">**</text:span><text:span text:style-name="T42"> </text:span><text:span text:style-name="T40">2</text:span><text:span text:style-name="T42">) </text:span><text:span text:style-name="T12">for</text:span><text:span text:style-name="T42"> x </text:span><text:span text:style-name="T46">in</text:span><text:span text:style-name="T42"> X_arr])</text:span></text:p>
            <text:p text:style-name="P66"><text:s text:c="8"/><text:span text:style-name="T42">cur_k </text:span><text:span text:style-name="T40">=</text:span><text:span text:style-name="T42"> np</text:span><text:span text:style-name="T40">.</text:span><text:span text:style-name="T42">exp(</text:span><text:span text:style-name="T40">-</text:span><text:span text:style-name="T42">gamma </text:span><text:span text:style-name="T40">*</text:span><text:span text:style-name="T42"> cur_dist)</text:span></text:p>
            <text:p text:style-name="P66"><text:s text:c="8"/><text:span text:style-name="T42">projected_data[i, :] </text:span><text:span text:style-name="T40">=</text:span><text:span text:style-name="T42"> cur_k</text:span><text:span text:style-name="T40">.</text:span><text:span text:style-name="T42">dot(alphas </text:span><text:span text:style-name="T40">/</text:span><text:span text:style-name="T42"> lambdas)</text:span></text:p>
            <text:p text:style-name="P69"><text:span text:style-name="T21"><text:s text:c="4"/></text:span><text:span text:style-name="T28">return</text:span><text:span text:style-name="T23"> projected_data <text:s text:c="2"/></text:span></text:p>
          </table:table-cell>
        </table:table-row>
        <table:table-row>
          <table:table-cell table:style-name="Table1.A2" office:value-type="string">
            <text:p text:style-name="P62">gamma <text:span text:style-name="T38">=</text:span> <text:span text:style-name="T38">1</text:span>e<text:span text:style-name="T38">-10</text:span></text:p>
            <text:p text:style-name="P65">ks <text:span text:style-name="T38">=</text:span> [<text:span text:style-name="T38">10</text:span>, <text:span text:style-name="T38">100</text:span>]</text:p>
            <text:p text:style-name="P69"/>
            <text:p text:style-name="P65"><text:span text:style-name="T9">for</text:span> k <text:span text:style-name="T47">in</text:span> ks:</text:p>
            <text:p text:style-name="P66"><text:s text:c="4"/><text:span text:style-name="T42">alphas, lambdas </text:span><text:span text:style-name="T40">=</text:span><text:span text:style-name="T42"> KPCA(train, k, gamma)</text:span></text:p>
            <text:p text:style-name="P66"><text:s text:c="4"/><text:span text:style-name="T42">projected_valid </text:span><text:span text:style-name="T40">=</text:span><text:span text:style-name="T42"> project(valid, train, k, gamma, alphas, lambdas)</text:span></text:p>
            <text:p text:style-name="P66"><text:s text:c="4"/><text:span text:style-name="T42">projected_train </text:span><text:span text:style-name="T40">=</text:span><text:span text:style-name="T42"> project(train, train, k, gamma, alphas, lambdas)</text:span></text:p>
            <text:p text:style-name="P66"><text:s text:c="4"/><text:span text:style-name="T42">clf </text:span><text:span text:style-name="T40">=</text:span><text:span text:style-name="T42"> svm</text:span><text:span text:style-name="T40">.</text:span><text:span text:style-name="T42">SVC(kernel</text:span><text:span text:style-name="T40">=</text:span><text:span text:style-name="T18">"rbf"</text:span><text:span text:style-name="T42">, max_iter</text:span><text:span text:style-name="T40">=1000000</text:span><text:span text:style-name="T42">)</text:span></text:p>
            <text:p text:style-name="P66"><text:s text:c="4"/><text:span text:style-name="T42">clf</text:span><text:span text:style-name="T40">.</text:span><text:span text:style-name="T42">fit(projected_train, train_labels)</text:span></text:p>
            <text:p text:style-name="P66"><text:s text:c="4"/><text:span text:style-name="T42">results </text:span><text:span text:style-name="T40">=</text:span><text:span text:style-name="T42"> clf</text:span><text:span text:style-name="T40">.</text:span><text:span text:style-name="T42">predict(projected_valid)</text:span></text:p>
            <text:p text:style-name="P69"><text:span text:style-name="T21"><text:s text:c="4"/></text:span><text:span text:style-name="T29">print</text:span><text:span text:style-name="T23">(</text:span><text:span text:style-name="T26">"For k="</text:span><text:span text:style-name="T23">, k, </text:span><text:span text:style-name="T26">","</text:span><text:span text:style-name="T23">, </text:span><text:span text:style-name="T26">"Accuracy="</text:span><text:span text:style-name="T23">, accuracy_score(valid_labels, results))</text:span></text:p>
          </table:table-cell>
        </table:table-row>
      </table:table>
      <text:list xml:id="list154928319793358" text:continue-numbering="true" text:style-name="L1">
        <text:list-header>
          <text:p text:style-name="P13"/>
          <text:p text:style-name="P17">Results on Arcene dataset:</text:p>
        </text:list-header>
      </text:list>
      <table:table table:name="Table2" table:style-name="Table2">
        <table:table-column table:style-name="Table2.A" table:number-columns-repeated="2"/>
        <table:table-row>
          <table:table-cell table:style-name="Table2.A1" office:value-type="string">
            <text:p text:style-name="P5">K</text:p>
          </table:table-cell>
          <table:table-cell table:style-name="Table2.B1" office:value-type="string">
            <text:p text:style-name="P5">Accuracy</text:p>
          </table:table-cell>
        </table:table-row>
        <table:table-row>
          <table:table-cell table:style-name="Table2.A2" office:value-type="string">
            <text:p text:style-name="P5">10</text:p>
          </table:table-cell>
          <table:table-cell table:style-name="Table2.B2" office:value-type="string">
            <text:p text:style-name="P5">0.56</text:p>
          </table:table-cell>
        </table:table-row>
        <table:table-row>
          <table:table-cell table:style-name="Table2.A2" office:value-type="string">
            <text:p text:style-name="P5">100</text:p>
          </table:table-cell>
          <table:table-cell table:style-name="Table2.B2" office:value-type="string">
            <text:p text:style-name="P5">0.56</text:p>
          </table:table-cell>
        </table:table-row>
      </table:table>
      <text:p text:style-name="P21"/>
      <text:list xml:id="list154928706644014" text:continue-numbering="true" text:style-name="L1">
        <text:list-header>
          <text:p text:style-name="P17">Results on Madelon dataset:</text:p>
        </text:list-header>
      </text:list>
      <table:table table:name="Table4" table:style-name="Table4">
        <table:table-column table:style-name="Table4.A" table:number-columns-repeated="2"/>
        <table:table-row>
          <table:table-cell table:style-name="Table4.A1" office:value-type="string">
            <text:p text:style-name="P5">K</text:p>
          </table:table-cell>
          <table:table-cell table:style-name="Table4.B1" office:value-type="string">
            <text:p text:style-name="P5">Accuracy</text:p>
          </table:table-cell>
        </table:table-row>
        <table:table-row>
          <table:table-cell table:style-name="Table4.A2" office:value-type="string">
            <text:p text:style-name="P5">10</text:p>
          </table:table-cell>
          <table:table-cell table:style-name="Table4.B2" office:value-type="string">
            <text:p text:style-name="P64"><text:span text:style-name="T33">0.551666666667</text:span></text:p>
          </table:table-cell>
        </table:table-row>
        <table:table-row>
          <table:table-cell table:style-name="Table4.A2" office:value-type="string">
            <text:p text:style-name="P5">100</text:p>
          </table:table-cell>
          <table:table-cell table:style-name="Table4.B2" office:value-type="string">
            <text:p text:style-name="P64"><text:span text:style-name="T33">0.593333333333</text:span></text:p>
          </table:table-cell>
        </table:table-row>
      </table:table>
      <text:list xml:id="list154928447977620" text:continue-numbering="true" text:style-name="L1">
        <text:list-header>
          <text:p text:style-name="P14"><text:soft-page-break/>Kernel PCA with SVM classification using <text:span text:style-name="T48">Linear</text:span> Kernel:</text:p>
        </text:list-header>
      </text:list>
      <table:table table:name="Table5" table:style-name="Table5">
        <table:table-column table:style-name="Table5.A"/>
        <table:table-row>
          <table:table-cell table:style-name="Table5.A1" office:value-type="string">
            <text:p text:style-name="P62"><text:span text:style-name="T9">import</text:span> <text:span text:style-name="T15">pandas</text:span> <text:span text:style-name="T9">as</text:span> <text:span text:style-name="T15">pd</text:span></text:p>
            <text:p text:style-name="P65"><text:span text:style-name="T9">import</text:span> <text:span text:style-name="T15">numpy</text:span> <text:span text:style-name="T9">as</text:span> <text:span text:style-name="T15">np</text:span></text:p>
            <text:p text:style-name="P69"/>
            <text:p text:style-name="P65"><text:span text:style-name="T9">from</text:span> <text:span text:style-name="T15">warnings</text:span> <text:span text:style-name="T9">import</text:span> filterwarnings</text:p>
            <text:p text:style-name="P65"><text:span text:style-name="T9">from</text:span> <text:span text:style-name="T15">sklearn</text:span> <text:span text:style-name="T9">import</text:span> svm</text:p>
            <text:p text:style-name="P65"><text:span text:style-name="T9">from</text:span> <text:span text:style-name="T15">scipy.spatial.distance</text:span> <text:span text:style-name="T9">import</text:span> pdist, squareform</text:p>
            <text:p text:style-name="P65"><text:span text:style-name="T9">from</text:span> <text:span text:style-name="T15">scipy</text:span> <text:span text:style-name="T9">import</text:span> exp</text:p>
            <text:p text:style-name="P65"><text:span text:style-name="T9">from</text:span> <text:span text:style-name="T15">scipy.linalg</text:span> <text:span text:style-name="T9">import</text:span> eigh</text:p>
            <text:p text:style-name="P65"><text:span text:style-name="T9">from</text:span> <text:span text:style-name="T15">sklearn.metrics</text:span> <text:span text:style-name="T9">import</text:span> accuracy_score</text:p>
            <text:p text:style-name="P69"/>
            <text:p text:style-name="P67"># Disable warnings from being printed</text:p>
            <text:p text:style-name="P68"><text:span text:style-name="T22">filterwarnings(</text:span><text:span text:style-name="T25">'ignore'</text:span><text:span text:style-name="T22">)</text:span></text:p>
          </table:table-cell>
        </table:table-row>
        <table:table-row>
          <table:table-cell table:style-name="Table5.A2" office:value-type="string">
            <text:p text:style-name="P63"># Get the train and validation data for Arcene dataset</text:p>
            <text:p text:style-name="P67"># train = pd.read_csv("arcene_train.data.txt", header=None, sep=" ", usecols=range(10000))</text:p>
            <text:p text:style-name="P67"># train_labels = pd.read_csv("arcene_train.labels.txt", header=None)</text:p>
            <text:p text:style-name="P67"># valid = pd.read_csv("arcene_valid.data.txt", header=None, sep=" ", usecols=range(10000))</text:p>
            <text:p text:style-name="P67"># valid_labels = pd.read_csv("arcene_valid.labels.txt", header=None)</text:p>
            <text:p text:style-name="P69"/>
            <text:p text:style-name="P67"># Get the train and validation data for Madelon dataset</text:p>
            <text:p text:style-name="P65">train <text:span text:style-name="T38">=</text:span> pd<text:span text:style-name="T38">.</text:span>read_csv(<text:span text:style-name="T16">"madelon_train.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5">train_labels <text:span text:style-name="T38">=</text:span> pd<text:span text:style-name="T38">.</text:span>read_csv(<text:span text:style-name="T16">"madelon_train.labels.txt"</text:span>, header<text:span text:style-name="T38">=</text:span><text:span text:style-name="T9">None</text:span>)</text:p>
            <text:p text:style-name="P65">valid <text:span text:style-name="T38">=</text:span> pd<text:span text:style-name="T38">.</text:span>read_csv(<text:span text:style-name="T16">"madelon_valid.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8"><text:span text:style-name="T22">valid_labels </text:span><text:span text:style-name="T37">=</text:span><text:span text:style-name="T22"> pd</text:span><text:span text:style-name="T37">.</text:span><text:span text:style-name="T22">read_csv(</text:span><text:span text:style-name="T25">"madelon_valid.labels.txt"</text:span><text:span text:style-name="T22">, header</text:span><text:span text:style-name="T37">=</text:span><text:span text:style-name="T31">None</text:span><text:span text:style-name="T22">)</text:span></text:p>
          </table:table-cell>
        </table:table-row>
        <table:table-row>
          <table:table-cell table:style-name="Table5.A2" office:value-type="string">
            <text:p text:style-name="P62"><text:span text:style-name="T9">def</text:span> <text:span text:style-name="T14">KPCA</text:span>(X, k, gamma):</text:p>
            <text:p text:style-name="P66"><text:s text:c="4"/><text:span text:style-name="T44"># Calculating the squared Euclidean distances for every pair of points</text:span></text:p>
            <text:p text:style-name="P66"><text:s text:c="4"/><text:span text:style-name="T44"># in the MxN dimensional dataset.</text:span></text:p>
            <text:p text:style-name="P66"><text:s text:c="4"/><text:span text:style-name="T42">sq_dists </text:span><text:span text:style-name="T40">=</text:span><text:span text:style-name="T42"> pdist(X, </text:span><text:span text:style-name="T18">'sqeuclidean'</text:span><text:span text:style-name="T42">)</text:span></text:p>
            <text:p text:style-name="P69"/>
            <text:p text:style-name="P66"><text:s text:c="4"/><text:span text:style-name="T44"># Converting the pairwise distances into a symmetric MxM matrix.</text:span></text:p>
            <text:p text:style-name="P66"><text:s text:c="4"/><text:span text:style-name="T42">mat_sq_dists </text:span><text:span text:style-name="T40">=</text:span><text:span text:style-name="T42"> squareform(sq_dists)</text:span></text:p>
            <text:p text:style-name="P69"/>
            <text:p text:style-name="P66"><text:s text:c="4"/><text:span text:style-name="T44"># For linear kernel</text:span></text:p>
            <text:p text:style-name="P66"><text:s text:c="4"/><text:span text:style-name="T42">K </text:span><text:span text:style-name="T40">=</text:span><text:span text:style-name="T42"> X</text:span><text:span text:style-name="T40">.</text:span><text:span text:style-name="T42">dot(X</text:span><text:span text:style-name="T40">.</text:span><text:span text:style-name="T42">T)</text:span></text:p>
            <text:p text:style-name="P69"/>
            <text:p text:style-name="P66"><text:s text:c="4"/><text:span text:style-name="T44"># Normalizing the symmetric NxN kernel matrix.</text:span></text:p>
            <text:p text:style-name="P66"><text:s text:c="4"/><text:span text:style-name="T42">N </text:span><text:span text:style-name="T40">=</text:span><text:span text:style-name="T42"> K</text:span><text:span text:style-name="T40">.</text:span><text:span text:style-name="T42">shape[</text:span><text:span text:style-name="T40">0</text:span><text:span text:style-name="T42">]</text:span></text:p>
            <text:p text:style-name="P66"><text:s text:c="4"/><text:span text:style-name="T42">one_n </text:span><text:span text:style-name="T40">=</text:span><text:span text:style-name="T42"> np</text:span><text:span text:style-name="T40">.</text:span><text:span text:style-name="T42">ones((N,N)) </text:span><text:span text:style-name="T40">/</text:span><text:span text:style-name="T42"> N</text:span></text:p>
            <text:p text:style-name="P66"><text:s text:c="4"/><text:span text:style-name="T42">K_norm </text:span><text:span text:style-name="T40">=</text:span><text:span text:style-name="T42"> K </text:span><text:span text:style-name="T40">-</text:span><text:span text:style-name="T42"> one_n</text:span><text:span text:style-name="T40">.</text:span><text:span text:style-name="T42">dot(K) </text:span><text:span text:style-name="T40">-</text:span><text:span text:style-name="T42"> K</text:span><text:span text:style-name="T40">.</text:span><text:span text:style-name="T42">dot(one_n) </text:span><text:span text:style-name="T40">+</text:span><text:span text:style-name="T42"> one_n</text:span><text:span text:style-name="T40">.</text:span><text:span text:style-name="T42">dot(K)</text:span><text:span text:style-name="T40">.</text:span><text:span text:style-name="T42">dot(one_n)</text:span></text:p>
            <text:p text:style-name="P69"/>
            <text:p text:style-name="P66"><text:s text:c="4"/><text:span text:style-name="T44"># Obtaining eigenvalues in ascending order with corresponding</text:span></text:p>
            <text:p text:style-name="P66"><text:s text:c="4"/><text:span text:style-name="T44"># eigenvectors from the symmetric matrix.</text:span></text:p>
            <text:p text:style-name="P66"><text:s text:c="4"/><text:span text:style-name="T42">eigvals, eigvecs </text:span><text:span text:style-name="T40">=</text:span><text:span text:style-name="T42"> eigh(K_norm)</text:span></text:p>
            <text:p text:style-name="P69"/>
            <text:p text:style-name="P66"><text:s text:c="4"/><text:span text:style-name="T44"># Obtaining i eigenvectors (alphas) that corresponds to i highest eigenvalues (lambdas).</text:span></text:p>
            <text:p text:style-name="P66"><text:s text:c="4"/><text:span text:style-name="T42">alphas </text:span><text:span text:style-name="T40">=</text:span><text:span text:style-name="T42"> np</text:span><text:span text:style-name="T40">.</text:span><text:span text:style-name="T42">column_stack((eigvecs[:,</text:span><text:span text:style-name="T40">-</text:span><text:span text:style-name="T42">i] </text:span><text:span text:style-name="T12">for</text:span><text:span text:style-name="T42"> i </text:span><text:span text:style-name="T46">in</text:span><text:span text:style-name="T42"> </text:span><text:span text:style-name="T13">range</text:span><text:span text:style-name="T42">(</text:span><text:span text:style-name="T40">1</text:span><text:span text:style-name="T42">,k</text:span><text:span text:style-name="T40">+1</text:span><text:span text:style-name="T42">)))</text:span></text:p>
            <text:p text:style-name="P66"><text:s text:c="4"/><text:span text:style-name="T42">lambdas </text:span><text:span text:style-name="T40">=</text:span><text:span text:style-name="T42"> [eigvals[</text:span><text:span text:style-name="T40">-</text:span><text:span text:style-name="T42">i] </text:span><text:span text:style-name="T12">for</text:span><text:span text:style-name="T42"> i </text:span><text:span text:style-name="T46">in</text:span><text:span text:style-name="T42"> </text:span><text:span text:style-name="T13">range</text:span><text:span text:style-name="T42">(</text:span><text:span text:style-name="T40">1</text:span><text:span text:style-name="T42">,k</text:span><text:span text:style-name="T40">+1</text:span><text:span text:style-name="T42">)]</text:span></text:p>
            <text:p text:style-name="P69"/>
            <text:p text:style-name="P69"><text:span text:style-name="T21"><text:s text:c="4"/></text:span><text:span text:style-name="T28">return</text:span><text:span text:style-name="T23"> alphas, lambdas</text:span></text:p>
          </table:table-cell>
        </table:table-row>
        <table:table-row>
          <table:table-cell table:style-name="Table5.A2" office:value-type="string">
            <text:p text:style-name="P62"><text:span text:style-name="T9">def</text:span> <text:span text:style-name="T14">project</text:span>(valid, X, k, gamma, alphas, lambdas):</text:p>
            <text:p text:style-name="P66"><text:s text:c="4"/><text:span text:style-name="T42">projected_data </text:span><text:span text:style-name="T40">=</text:span><text:span text:style-name="T42"> np</text:span><text:span text:style-name="T40">.</text:span><text:span text:style-name="T42">zeros((valid</text:span><text:span text:style-name="T40">.</text:span><text:span text:style-name="T42">shape[</text:span><text:span text:style-name="T40">0</text:span><text:span text:style-name="T42">], k))</text:span></text:p>
            <text:p text:style-name="P66"><text:s text:c="4"/><text:span text:style-name="T42">X_arr </text:span><text:span text:style-name="T40">=</text:span><text:span text:style-name="T42"> np</text:span><text:span text:style-name="T40">.</text:span><text:span text:style-name="T42">array(train)</text:span></text:p>
            <text:p text:style-name="P66"><text:s text:c="4"/><text:span text:style-name="T42">valid_arr </text:span><text:span text:style-name="T40">=</text:span><text:span text:style-name="T42"> np</text:span><text:span text:style-name="T40">.</text:span><text:span text:style-name="T42">array(valid)</text:span></text:p>
            <text:p text:style-name="P66"><text:s text:c="4"/><text:span text:style-name="T12">for</text:span><text:span text:style-name="T42"> i </text:span><text:span text:style-name="T46">in</text:span><text:span text:style-name="T42"> </text:span><text:span text:style-name="T13">range</text:span><text:span text:style-name="T42">(valid_arr</text:span><text:span text:style-name="T40">.</text:span><text:span text:style-name="T42">shape[</text:span><text:span text:style-name="T40">0</text:span><text:span text:style-name="T42">]):</text:span></text:p>
            <text:p text:style-name="P66"><text:s text:c="8"/><text:span text:style-name="T42">cur_k </text:span><text:span text:style-name="T40">=</text:span><text:span text:style-name="T42"> np</text:span><text:span text:style-name="T40">.</text:span><text:span text:style-name="T42">array([np</text:span><text:span text:style-name="T40">.</text:span><text:span text:style-name="T42">sum( (valid_arr[i]</text:span><text:span text:style-name="T40">-</text:span><text:span text:style-name="T42">x) </text:span><text:span text:style-name="T40">**</text:span><text:span text:style-name="T42"> </text:span><text:span text:style-name="T40">2</text:span><text:span text:style-name="T42">) </text:span><text:span text:style-name="T12">for</text:span><text:span text:style-name="T42"> x </text:span><text:span text:style-name="T46">in</text:span><text:span text:style-name="T42"> X_arr])</text:span></text:p>
            <text:p text:style-name="P66"><text:s text:c="8"/><text:span text:style-name="T42">projected_data[i, :] </text:span><text:span text:style-name="T40">=</text:span><text:span text:style-name="T42"> cur_k</text:span><text:span text:style-name="T40">.</text:span><text:span text:style-name="T42">dot(alphas </text:span><text:span text:style-name="T40">/</text:span><text:span text:style-name="T42"> lambdas)</text:span></text:p>
            <text:p text:style-name="P69"><text:span text:style-name="T21"><text:s text:c="4"/></text:span><text:span text:style-name="T28">return</text:span><text:span text:style-name="T23"> projected_data <text:s text:c="2"/></text:span></text:p>
          </table:table-cell>
        </table:table-row>
        <table:table-row>
          <table:table-cell table:style-name="Table5.A2" office:value-type="string">
            <text:p text:style-name="P62">gamma <text:span text:style-name="T38">=</text:span> <text:span text:style-name="T38">1</text:span>e<text:span text:style-name="T38">-10</text:span></text:p>
            <text:p text:style-name="P65">ks <text:span text:style-name="T38">=</text:span> [<text:span text:style-name="T38">10</text:span>, <text:span text:style-name="T38">100</text:span>]</text:p>
            <text:p text:style-name="P69"><text:soft-page-break/></text:p>
            <text:p text:style-name="P65"><text:span text:style-name="T9">for</text:span> k <text:span text:style-name="T47">in</text:span> ks:</text:p>
            <text:p text:style-name="P66"><text:s text:c="4"/><text:span text:style-name="T42">alphas, lambdas </text:span><text:span text:style-name="T40">=</text:span><text:span text:style-name="T42"> KPCA(train, k, gamma)</text:span></text:p>
            <text:p text:style-name="P66"><text:s text:c="4"/><text:span text:style-name="T42">projected_valid </text:span><text:span text:style-name="T40">=</text:span><text:span text:style-name="T42"> project(valid, train, k, gamma, alphas, lambdas)</text:span></text:p>
            <text:p text:style-name="P66"><text:s text:c="4"/><text:span text:style-name="T42">projected_train </text:span><text:span text:style-name="T40">=</text:span><text:span text:style-name="T42"> project(train, train, k, gamma, alphas, lambdas)</text:span></text:p>
            <text:p text:style-name="P66"><text:s text:c="4"/><text:span text:style-name="T42">clf </text:span><text:span text:style-name="T40">=</text:span><text:span text:style-name="T42"> svm</text:span><text:span text:style-name="T40">.</text:span><text:span text:style-name="T42">SVC(kernel</text:span><text:span text:style-name="T40">=</text:span><text:span text:style-name="T18">"</text:span><text:span text:style-name="T19">linear"</text:span><text:span text:style-name="T42">, max_iter</text:span><text:span text:style-name="T40">=1000000</text:span><text:span text:style-name="T42">)</text:span></text:p>
            <text:p text:style-name="P66"><text:s text:c="4"/><text:span text:style-name="T42">clf</text:span><text:span text:style-name="T40">.</text:span><text:span text:style-name="T42">fit(projected_train, train_labels)</text:span></text:p>
            <text:p text:style-name="P66"><text:s text:c="4"/><text:span text:style-name="T42">results </text:span><text:span text:style-name="T40">=</text:span><text:span text:style-name="T42"> clf</text:span><text:span text:style-name="T40">.</text:span><text:span text:style-name="T42">predict(projected_valid)</text:span></text:p>
            <text:p text:style-name="P69"><text:span text:style-name="T21"><text:s text:c="4"/></text:span><text:span text:style-name="T29">print</text:span><text:span text:style-name="T23">(</text:span><text:span text:style-name="T26">"For k="</text:span><text:span text:style-name="T23">, k, </text:span><text:span text:style-name="T26">","</text:span><text:span text:style-name="T23">, </text:span><text:span text:style-name="T26">"Accuracy="</text:span><text:span text:style-name="T23">, accuracy_score(valid_labels, results))</text:span></text:p>
          </table:table-cell>
        </table:table-row>
      </table:table>
      <text:list xml:id="list154929438921323" text:continue-numbering="true" text:style-name="L1">
        <text:list-header>
          <text:p text:style-name="P14"/>
          <text:p text:style-name="P18">Results on Arcene dataset:</text:p>
        </text:list-header>
      </text:list>
      <table:table table:name="Table6" table:style-name="Table6">
        <table:table-column table:style-name="Table6.A" table:number-columns-repeated="2"/>
        <table:table-row>
          <table:table-cell table:style-name="Table6.A1" office:value-type="string">
            <text:list xml:id="list154929072569911" text:continue-numbering="true" text:style-name="L1">
              <text:list-header>
                <text:p text:style-name="P3">K</text:p>
              </text:list-header>
            </text:list>
          </table:table-cell>
          <table:table-cell table:style-name="Table6.B1" office:value-type="string">
            <text:list xml:id="list154929538074692" text:continue-numbering="true" text:style-name="L1">
              <text:list-header>
                <text:p text:style-name="P3">Accuracy</text:p>
              </text:list-header>
            </text:list>
          </table:table-cell>
        </table:table-row>
        <table:table-row>
          <table:table-cell table:style-name="Table6.A2" office:value-type="string">
            <text:list xml:id="list154928257826309" text:continue-numbering="true" text:style-name="L1">
              <text:list-header>
                <text:p text:style-name="P3">10</text:p>
              </text:list-header>
            </text:list>
          </table:table-cell>
          <table:table-cell table:style-name="Table6.B2" office:value-type="string">
            <text:list xml:id="list154930255376386" text:continue-numbering="true" text:style-name="L1">
              <text:list-header>
                <text:p text:style-name="P6">0.64</text:p>
              </text:list-header>
            </text:list>
          </table:table-cell>
        </table:table-row>
        <table:table-row>
          <table:table-cell table:style-name="Table6.A2" office:value-type="string">
            <text:list xml:id="list154928311062321" text:continue-numbering="true" text:style-name="L1">
              <text:list-header>
                <text:p text:style-name="P3">100</text:p>
              </text:list-header>
            </text:list>
          </table:table-cell>
          <table:table-cell table:style-name="Table6.B2" office:value-type="string">
            <text:list xml:id="list154929176033770" text:continue-numbering="true" text:style-name="L1">
              <text:list-header>
                <text:p text:style-name="P3">0.5<text:span text:style-name="T49">3</text:span></text:p>
              </text:list-header>
            </text:list>
          </table:table-cell>
        </table:table-row>
      </table:table>
      <text:list xml:id="list154929941681604" text:continue-numbering="true" text:style-name="L1">
        <text:list-header>
          <text:p text:style-name="P18"/>
          <text:p text:style-name="P18">Results on Madelon dataset:</text:p>
        </text:list-header>
      </text:list>
      <table:table table:name="Table7" table:style-name="Table7">
        <table:table-column table:style-name="Table7.A" table:number-columns-repeated="2"/>
        <table:table-row>
          <table:table-cell table:style-name="Table7.A1" office:value-type="string">
            <text:list xml:id="list154929116950876" text:continue-numbering="true" text:style-name="L1">
              <text:list-header>
                <text:p text:style-name="P3">K</text:p>
              </text:list-header>
            </text:list>
          </table:table-cell>
          <table:table-cell table:style-name="Table7.B1" office:value-type="string">
            <text:list xml:id="list154928842422338" text:continue-numbering="true" text:style-name="L1">
              <text:list-header>
                <text:p text:style-name="P3">Accuracy</text:p>
              </text:list-header>
            </text:list>
          </table:table-cell>
        </table:table-row>
        <table:table-row>
          <table:table-cell table:style-name="Table7.A2" office:value-type="string">
            <text:list xml:id="list154928611565480" text:continue-numbering="true" text:style-name="L1">
              <text:list-header>
                <text:p text:style-name="P3">10</text:p>
              </text:list-header>
            </text:list>
          </table:table-cell>
          <table:table-cell table:style-name="Table7.B2" office:value-type="string">
            <text:list xml:id="list154929293764403" text:continue-numbering="true" text:style-name="L1">
              <text:list-header>
                <text:p text:style-name="P59"><text:span text:style-name="T33">0.581666666667</text:span></text:p>
              </text:list-header>
            </text:list>
          </table:table-cell>
        </table:table-row>
        <table:table-row>
          <table:table-cell table:style-name="Table7.A2" office:value-type="string">
            <text:list xml:id="list154929043191392" text:continue-numbering="true" text:style-name="L1">
              <text:list-header>
                <text:p text:style-name="P3">100</text:p>
              </text:list-header>
            </text:list>
          </table:table-cell>
          <table:table-cell table:style-name="Table7.B2" office:value-type="string">
            <text:list xml:id="list154928766599151" text:continue-numbering="true" text:style-name="L1">
              <text:list-header>
                <text:p text:style-name="P59"><text:span text:style-name="T33">0.595</text:span></text:p>
              </text:list-header>
            </text:list>
          </table:table-cell>
        </table:table-row>
      </table:table>
      <text:p text:style-name="P16"/>
      <text:list xml:id="list154929828075470" text:continue-numbering="true" text:style-name="L1">
        <text:list-header>
          <text:p text:style-name="P58">Kernel <text:span text:style-name="T49">LDA</text:span> with SVM classification using <text:span text:style-name="T49">RBF</text:span> Kernel:</text:p>
        </text:list-header>
      </text:list>
      <table:table table:name="Table8" table:style-name="Table8">
        <table:table-column table:style-name="Table8.A"/>
        <table:table-row>
          <table:table-cell table:style-name="Table8.A1" office:value-type="string">
            <text:p text:style-name="P62"><text:span text:style-name="T9">import</text:span> <text:span text:style-name="T15">pandas</text:span> <text:span text:style-name="T9">as</text:span> <text:span text:style-name="T15">pd</text:span></text:p>
            <text:p text:style-name="P65"><text:span text:style-name="T9">import</text:span> <text:span text:style-name="T15">numpy</text:span> <text:span text:style-name="T9">as</text:span> <text:span text:style-name="T15">np</text:span></text:p>
            <text:p text:style-name="P69"/>
            <text:p text:style-name="P65"><text:span text:style-name="T9">from</text:span> <text:span text:style-name="T15">warnings</text:span> <text:span text:style-name="T9">import</text:span> filterwarnings</text:p>
            <text:p text:style-name="P65"><text:span text:style-name="T9">from</text:span> <text:span text:style-name="T15">sklearn</text:span> <text:span text:style-name="T9">import</text:span> svm</text:p>
            <text:p text:style-name="P65"><text:span text:style-name="T9">from</text:span> <text:span text:style-name="T15">scipy.spatial.distance</text:span> <text:span text:style-name="T9">import</text:span> pdist, squareform</text:p>
            <text:p text:style-name="P65"><text:span text:style-name="T9">from</text:span> <text:span text:style-name="T15">scipy</text:span> <text:span text:style-name="T9">import</text:span> exp</text:p>
            <text:p text:style-name="P65"><text:span text:style-name="T9">from</text:span> <text:span text:style-name="T15">scipy.linalg</text:span> <text:span text:style-name="T9">import</text:span> eigh</text:p>
            <text:p text:style-name="P65"><text:span text:style-name="T9">from</text:span> <text:span text:style-name="T15">sklearn.metrics</text:span> <text:span text:style-name="T9">import</text:span> accuracy_score</text:p>
            <text:p text:style-name="P69"/>
            <text:p text:style-name="P67"># Disable warnings from being printed</text:p>
            <text:p text:style-name="P68"><text:span text:style-name="T22">filterwarnings(</text:span><text:span text:style-name="T25">'ignore'</text:span><text:span text:style-name="T22">)</text:span></text:p>
          </table:table-cell>
        </table:table-row>
        <table:table-row>
          <table:table-cell table:style-name="Table8.A2" office:value-type="string">
            <text:p text:style-name="P63"># Get the train and validation data</text:p>
            <text:p text:style-name="P67">#train = pd.read_csv("arcene_train.data.txt", header=None, sep=" ", usecols=range(10000))</text:p>
            <text:p text:style-name="P67">#train_labels = pd.read_csv("arcene_train.labels.txt", header=None)</text:p>
            <text:p text:style-name="P67">#valid = pd.read_csv("arcene_valid.data.txt", header=None, sep=" ", usecols=range(10000))</text:p>
            <text:p text:style-name="P67">#valid_labels = pd.read_csv("arcene_valid.labels.txt", header=None)</text:p>
            <text:p text:style-name="P69"/>
            <text:p text:style-name="P65">train <text:span text:style-name="T38">=</text:span> pd<text:span text:style-name="T38">.</text:span>read_csv(<text:span text:style-name="T16">"madelon_train.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5">train_labels <text:span text:style-name="T38">=</text:span> pd<text:span text:style-name="T38">.</text:span>read_csv(<text:span text:style-name="T16">"madelon_train.labels.txt"</text:span>, header<text:span text:style-name="T38">=</text:span><text:span text:style-name="T9">None</text:span>)</text:p>
            <text:p text:style-name="P65">valid <text:span text:style-name="T38">=</text:span> pd<text:span text:style-name="T38">.</text:span>read_csv(<text:span text:style-name="T16">"madelon_valid.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8"><text:span text:style-name="T22">valid_labels </text:span><text:span text:style-name="T37">=</text:span><text:span text:style-name="T22"> pd</text:span><text:span text:style-name="T37">.</text:span><text:span text:style-name="T22">read_csv(</text:span><text:span text:style-name="T25">"madelon_valid.labels.txt"</text:span><text:span text:style-name="T22">, header</text:span><text:span text:style-name="T37">=</text:span><text:span text:style-name="T31">None</text:span><text:span text:style-name="T22">)</text:span></text:p>
          </table:table-cell>
        </table:table-row>
        <table:table-row>
          <table:table-cell table:style-name="Table8.A2" office:value-type="string">
            <text:p text:style-name="P62"><text:span text:style-name="T9">def</text:span> <text:span text:style-name="T14">KLDA</text:span>(X, X_labels, gamma, lmb):</text:p>
            <text:p text:style-name="P66"><text:s text:c="4"/><text:span text:style-name="T44"># Calculating the squared Euclidean distances for every pair of points</text:span></text:p>
            <text:p text:style-name="P66"><text:s text:c="4"/><text:span text:style-name="T44"># in the MxN dimensional dataset.</text:span></text:p>
            <text:p text:style-name="P66"><text:s text:c="4"/><text:span text:style-name="T42">sq_dists </text:span><text:span text:style-name="T40">=</text:span><text:span text:style-name="T42"> pdist(X, </text:span><text:span text:style-name="T18">'sqeuclidean'</text:span><text:span text:style-name="T42">)</text:span></text:p>
            <text:p text:style-name="P69"/>
            <text:p text:style-name="P66"><text:s text:c="4"/><text:span text:style-name="T44"># Converting the pairwise distances into a symmetric MxM matrix.</text:span></text:p>
            <text:p text:style-name="P66"><text:s text:c="4"/><text:span text:style-name="T42">mat_sq_dists </text:span><text:span text:style-name="T40">=</text:span><text:span text:style-name="T42"> squareform(sq_dists)</text:span></text:p>
            <text:p text:style-name="P69"><text:soft-page-break/></text:p>
            <text:p text:style-name="P66"><text:s text:c="4"/><text:span text:style-name="T44"># Computing the MxM RBF kernel matrix.</text:span></text:p>
            <text:p text:style-name="P66"><text:s text:c="4"/></text:p>
            <text:p text:style-name="P66"><text:s text:c="4"/><text:span text:style-name="T44"># For RBF kernel</text:span></text:p>
            <text:p text:style-name="P66"><text:s text:c="4"/><text:span text:style-name="T42">K </text:span><text:span text:style-name="T40">=</text:span><text:span text:style-name="T42"> exp(</text:span><text:span text:style-name="T40">-</text:span><text:span text:style-name="T42">gamma </text:span><text:span text:style-name="T40">*</text:span><text:span text:style-name="T42"> mat_sq_dists)</text:span></text:p>
            <text:p text:style-name="P66"><text:s/></text:p>
            <text:p text:style-name="P66"><text:s text:c="4"/><text:span text:style-name="T42">Karr </text:span><text:span text:style-name="T40">=</text:span><text:span text:style-name="T42"> np</text:span><text:span text:style-name="T40">.</text:span><text:span text:style-name="T42">array(K, dtype</text:span><text:span text:style-name="T40">=</text:span><text:span text:style-name="T42">np</text:span><text:span text:style-name="T40">.</text:span><text:span text:style-name="T42">float)</text:span></text:p>
            <text:p text:style-name="P66"><text:s text:c="4"/><text:span text:style-name="T42">yarr </text:span><text:span text:style-name="T40">=</text:span><text:span text:style-name="T42"> np</text:span><text:span text:style-name="T40">.</text:span><text:span text:style-name="T42">array(X_labels, dtype</text:span><text:span text:style-name="T40">=</text:span><text:span text:style-name="T42">np</text:span><text:span text:style-name="T40">.</text:span><text:span text:style-name="T42">int)</text:span></text:p>
            <text:p text:style-name="P69"/>
            <text:p text:style-name="P66"><text:s text:c="4"/><text:span text:style-name="T42">labels </text:span><text:span text:style-name="T40">=</text:span><text:span text:style-name="T42"> np</text:span><text:span text:style-name="T40">.</text:span><text:span text:style-name="T42">unique(yarr)</text:span></text:p>
            <text:p text:style-name="P66"><text:s text:c="4"/><text:span text:style-name="T42">n </text:span><text:span text:style-name="T40">=</text:span><text:span text:style-name="T42"> yarr</text:span><text:span text:style-name="T40">.</text:span><text:span text:style-name="T42">shape[</text:span><text:span text:style-name="T40">0</text:span><text:span text:style-name="T42">]</text:span></text:p>
            <text:p text:style-name="P69"/>
            <text:p text:style-name="P66"><text:s text:c="4"/><text:span text:style-name="T42">idx1 </text:span><text:span text:style-name="T40">=</text:span><text:span text:style-name="T42"> np</text:span><text:span text:style-name="T40">.</text:span><text:span text:style-name="T42">where(yarr</text:span><text:span text:style-name="T40">==</text:span><text:span text:style-name="T42">labels[</text:span><text:span text:style-name="T40">0</text:span><text:span text:style-name="T42">])[</text:span><text:span text:style-name="T40">0</text:span><text:span text:style-name="T42">]</text:span></text:p>
            <text:p text:style-name="P66"><text:s text:c="4"/><text:span text:style-name="T42">idx2 </text:span><text:span text:style-name="T40">=</text:span><text:span text:style-name="T42"> np</text:span><text:span text:style-name="T40">.</text:span><text:span text:style-name="T42">where(yarr</text:span><text:span text:style-name="T40">==</text:span><text:span text:style-name="T42">labels[</text:span><text:span text:style-name="T40">1</text:span><text:span text:style-name="T42">])[</text:span><text:span text:style-name="T40">0</text:span><text:span text:style-name="T42">]</text:span></text:p>
            <text:p text:style-name="P66"><text:s text:c="4"/><text:span text:style-name="T42">n1 </text:span><text:span text:style-name="T40">=</text:span><text:span text:style-name="T42"> idx1</text:span><text:span text:style-name="T40">.</text:span><text:span text:style-name="T42">shape[</text:span><text:span text:style-name="T40">0</text:span><text:span text:style-name="T42">]</text:span></text:p>
            <text:p text:style-name="P66"><text:s text:c="4"/><text:span text:style-name="T42">n2 </text:span><text:span text:style-name="T40">=</text:span><text:span text:style-name="T42"> idx2</text:span><text:span text:style-name="T40">.</text:span><text:span text:style-name="T42">shape[</text:span><text:span text:style-name="T40">0</text:span><text:span text:style-name="T42">]</text:span></text:p>
            <text:p text:style-name="P66"><text:s text:c="4"/></text:p>
            <text:p text:style-name="P66"><text:s text:c="4"/><text:span text:style-name="T42">K1, K2 </text:span><text:span text:style-name="T40">=</text:span><text:span text:style-name="T42"> Karr[:, idx1], Karr[:, idx2]</text:span></text:p>
            <text:p text:style-name="P66"><text:s text:c="4"/></text:p>
            <text:p text:style-name="P66"><text:s text:c="4"/><text:span text:style-name="T42">N1 </text:span><text:span text:style-name="T40">=</text:span><text:span text:style-name="T42"> np</text:span><text:span text:style-name="T40">.</text:span><text:span text:style-name="T42">dot(np</text:span><text:span text:style-name="T40">.</text:span><text:span text:style-name="T42">dot(K1, np</text:span><text:span text:style-name="T40">.</text:span><text:span text:style-name="T42">eye(n1) </text:span><text:span text:style-name="T40">-</text:span><text:span text:style-name="T42"> (</text:span><text:span text:style-name="T40">1</text:span><text:span text:style-name="T42"> </text:span><text:span text:style-name="T40">/</text:span><text:span text:style-name="T42"> </text:span><text:span text:style-name="T13">float</text:span><text:span text:style-name="T42">(n1))), K1</text:span><text:span text:style-name="T40">.</text:span><text:span text:style-name="T42">T)</text:span></text:p>
            <text:p text:style-name="P66"><text:s text:c="4"/><text:span text:style-name="T42">N2 </text:span><text:span text:style-name="T40">=</text:span><text:span text:style-name="T42"> np</text:span><text:span text:style-name="T40">.</text:span><text:span text:style-name="T42">dot(np</text:span><text:span text:style-name="T40">.</text:span><text:span text:style-name="T42">dot(K2, np</text:span><text:span text:style-name="T40">.</text:span><text:span text:style-name="T42">eye(n2) </text:span><text:span text:style-name="T40">-</text:span><text:span text:style-name="T42"> (</text:span><text:span text:style-name="T40">1</text:span><text:span text:style-name="T42"> </text:span><text:span text:style-name="T40">/</text:span><text:span text:style-name="T42"> </text:span><text:span text:style-name="T13">float</text:span><text:span text:style-name="T42">(n2))), K2</text:span><text:span text:style-name="T40">.</text:span><text:span text:style-name="T42">T)</text:span></text:p>
            <text:p text:style-name="P66"><text:s text:c="4"/><text:span text:style-name="T42">N </text:span><text:span text:style-name="T40">=</text:span><text:span text:style-name="T42"> N1 </text:span><text:span text:style-name="T40">+</text:span><text:span text:style-name="T42"> N2 </text:span><text:span text:style-name="T40">+</text:span><text:span text:style-name="T42"> np</text:span><text:span text:style-name="T40">.</text:span><text:span text:style-name="T42">diag(np</text:span><text:span text:style-name="T40">.</text:span><text:span text:style-name="T42">repeat(lmb, n))</text:span></text:p>
            <text:p text:style-name="P69"/>
            <text:p text:style-name="P66"><text:s text:c="4"/><text:span text:style-name="T42">M1 </text:span><text:span text:style-name="T40">=</text:span><text:span text:style-name="T42"> np</text:span><text:span text:style-name="T40">.</text:span><text:span text:style-name="T42">sum(K1, axis</text:span><text:span text:style-name="T40">=1</text:span><text:span text:style-name="T42">) </text:span><text:span text:style-name="T40">/</text:span><text:span text:style-name="T42"> </text:span><text:span text:style-name="T13">float</text:span><text:span text:style-name="T42">(n1)</text:span></text:p>
            <text:p text:style-name="P66"><text:s text:c="4"/><text:span text:style-name="T42">M2 </text:span><text:span text:style-name="T40">=</text:span><text:span text:style-name="T42"> np</text:span><text:span text:style-name="T40">.</text:span><text:span text:style-name="T42">sum(K2, axis</text:span><text:span text:style-name="T40">=1</text:span><text:span text:style-name="T42">) </text:span><text:span text:style-name="T40">/</text:span><text:span text:style-name="T42"> </text:span><text:span text:style-name="T13">float</text:span><text:span text:style-name="T42">(n2)</text:span></text:p>
            <text:p text:style-name="P66"><text:s text:c="4"/><text:span text:style-name="T42">M </text:span><text:span text:style-name="T40">=</text:span><text:span text:style-name="T42"> M1 </text:span><text:span text:style-name="T40">-</text:span><text:span text:style-name="T42"> M2</text:span></text:p>
            <text:p text:style-name="P66"><text:s text:c="4"/></text:p>
            <text:p text:style-name="P66"><text:s text:c="4"/><text:span text:style-name="T42">coeff </text:span><text:span text:style-name="T40">=</text:span><text:span text:style-name="T42"> np</text:span><text:span text:style-name="T40">.</text:span><text:span text:style-name="T42">linalg</text:span><text:span text:style-name="T40">.</text:span><text:span text:style-name="T42">solve(N, M)</text:span><text:span text:style-name="T40">.</text:span><text:span text:style-name="T42">reshape(</text:span><text:span text:style-name="T40">-1</text:span><text:span text:style-name="T42">, </text:span><text:span text:style-name="T40">1</text:span><text:span text:style-name="T42">)</text:span></text:p>
            <text:p text:style-name="P66"><text:s text:c="12"/></text:p>
            <text:p text:style-name="P69"><text:span text:style-name="T21"><text:s text:c="4"/></text:span><text:span text:style-name="T28">return</text:span><text:span text:style-name="T23"> coeff</text:span></text:p>
          </table:table-cell>
        </table:table-row>
        <table:table-row>
          <table:table-cell table:style-name="Table8.A2" office:value-type="string">
            <text:p text:style-name="P62"><text:span text:style-name="T9">def</text:span> <text:span text:style-name="T14">project</text:span>(data, X, coeff, gamma):</text:p>
            <text:p text:style-name="P66"><text:s text:c="4"/><text:span text:style-name="T42">projected_data </text:span><text:span text:style-name="T40">=</text:span><text:span text:style-name="T42"> np</text:span><text:span text:style-name="T40">.</text:span><text:span text:style-name="T42">zeros((data</text:span><text:span text:style-name="T40">.</text:span><text:span text:style-name="T42">shape[</text:span><text:span text:style-name="T40">0</text:span><text:span text:style-name="T42">], </text:span><text:span text:style-name="T40">1</text:span><text:span text:style-name="T42">))</text:span></text:p>
            <text:p text:style-name="P66"><text:s text:c="4"/><text:span text:style-name="T42">X_arr </text:span><text:span text:style-name="T40">=</text:span><text:span text:style-name="T42"> np</text:span><text:span text:style-name="T40">.</text:span><text:span text:style-name="T42">array(X)</text:span></text:p>
            <text:p text:style-name="P66"><text:s text:c="4"/><text:span text:style-name="T42">data_arr </text:span><text:span text:style-name="T40">=</text:span><text:span text:style-name="T42"> np</text:span><text:span text:style-name="T40">.</text:span><text:span text:style-name="T42">array(data)</text:span></text:p>
            <text:p text:style-name="P66"><text:s text:c="4"/><text:span text:style-name="T12">for</text:span><text:span text:style-name="T42"> i </text:span><text:span text:style-name="T46">in</text:span><text:span text:style-name="T42"> </text:span><text:span text:style-name="T13">range</text:span><text:span text:style-name="T42">(data_arr</text:span><text:span text:style-name="T40">.</text:span><text:span text:style-name="T42">shape[</text:span><text:span text:style-name="T40">0</text:span><text:span text:style-name="T42">]):</text:span></text:p>
            <text:p text:style-name="P66"><text:s text:c="8"/><text:span text:style-name="T42">cur_dist </text:span><text:span text:style-name="T40">=</text:span><text:span text:style-name="T42"> np</text:span><text:span text:style-name="T40">.</text:span><text:span text:style-name="T42">array([np</text:span><text:span text:style-name="T40">.</text:span><text:span text:style-name="T42">sum((data_arr[i]</text:span><text:span text:style-name="T40">-</text:span><text:span text:style-name="T42">x)</text:span><text:span text:style-name="T40">**2</text:span><text:span text:style-name="T42">) </text:span><text:span text:style-name="T12">for</text:span><text:span text:style-name="T42"> x </text:span><text:span text:style-name="T46">in</text:span><text:span text:style-name="T42"> X_arr])</text:span></text:p>
            <text:p text:style-name="P66"><text:s text:c="8"/><text:span text:style-name="T42">cur_k </text:span><text:span text:style-name="T40">=</text:span><text:span text:style-name="T42"> np</text:span><text:span text:style-name="T40">.</text:span><text:span text:style-name="T42">exp(</text:span><text:span text:style-name="T40">-</text:span><text:span text:style-name="T42">gamma </text:span><text:span text:style-name="T40">*</text:span><text:span text:style-name="T42"> cur_dist)</text:span></text:p>
            <text:p text:style-name="P66"><text:s text:c="8"/><text:span text:style-name="T42">projected_data[i, :] </text:span><text:span text:style-name="T40">=</text:span><text:span text:style-name="T42"> cur_k</text:span><text:span text:style-name="T40">.</text:span><text:span text:style-name="T42">dot(coeff)</text:span></text:p>
            <text:p text:style-name="P69"><text:span text:style-name="T21"><text:s text:c="4"/></text:span><text:span text:style-name="T28">return</text:span><text:span text:style-name="T23"> projected_data <text:s text:c="3"/></text:span></text:p>
          </table:table-cell>
        </table:table-row>
        <table:table-row>
          <table:table-cell table:style-name="Table8.A2" office:value-type="string">
            <text:p text:style-name="P62">lmb <text:span text:style-name="T38">=</text:span> <text:span text:style-name="T38">1</text:span>e<text:span text:style-name="T38">-3</text:span></text:p>
            <text:p text:style-name="P65">gamma <text:span text:style-name="T38">=</text:span> <text:span text:style-name="T38">1</text:span>e<text:span text:style-name="T38">-10</text:span></text:p>
            <text:p text:style-name="P65">coeff <text:span text:style-name="T38">=</text:span> KLDA(train, train_labels, gamma, lmb)</text:p>
            <text:p text:style-name="P65">projected_valid <text:span text:style-name="T38">=</text:span> project(valid, train, coeff, gamma)</text:p>
            <text:p text:style-name="P65">projected_train <text:span text:style-name="T38">=</text:span> project(train, train, coeff, gamma)</text:p>
            <text:p text:style-name="P65">clf <text:span text:style-name="T38">=</text:span> svm<text:span text:style-name="T38">.</text:span>SVC(kernel<text:span text:style-name="T38">=</text:span><text:span text:style-name="T16">"</text:span><text:span text:style-name="T20">rbf</text:span><text:span text:style-name="T16">"</text:span>, max_iter<text:span text:style-name="T38">=1000000</text:span>)</text:p>
            <text:p text:style-name="P65">clf<text:span text:style-name="T38">.</text:span>fit(projected_train, train_labels)</text:p>
            <text:p text:style-name="P65">results <text:span text:style-name="T38">=</text:span> clf<text:span text:style-name="T38">.</text:span>predict(projected_valid)</text:p>
            <text:p text:style-name="P68"><text:span text:style-name="T32">print</text:span><text:span text:style-name="T22">(accuracy_score(valid_labels, results))</text:span></text:p>
          </table:table-cell>
        </table:table-row>
      </table:table>
      <text:p text:style-name="P57"/>
      <text:list xml:id="list154930155314844" text:continue-numbering="true" text:style-name="L1">
        <text:list-header>
          <text:p text:style-name="P19">Results on Arcene dataset:</text:p>
        </text:list-header>
      </text:list>
      <table:table table:name="Table9" table:style-name="Table9">
        <table:table-column table:style-name="Table9.A" table:number-columns-repeated="2"/>
        <table:table-row>
          <table:table-cell table:style-name="Table9.A1" office:value-type="string">
            <text:list xml:id="list154928559969867" text:continue-numbering="true" text:style-name="L1">
              <text:list-header>
                <text:p text:style-name="P8">Accuracy</text:p>
              </text:list-header>
            </text:list>
          </table:table-cell>
          <table:table-cell table:style-name="Table9.B1" office:value-type="string">
            <text:list xml:id="list154929796348083" text:continue-numbering="true" text:style-name="L1">
              <text:list-header>
                <text:p text:style-name="P60"><text:span text:style-name="T33">0.56</text:span></text:p>
              </text:list-header>
            </text:list>
          </table:table-cell>
        </table:table-row>
      </table:table>
      <text:list xml:id="list154928764382395" text:continue-numbering="true" text:style-name="L1">
        <text:list-header>
          <text:p text:style-name="P19"/>
          <text:p text:style-name="P19">Results on Madelon dataset:</text:p>
        </text:list-header>
      </text:list>
      <table:table table:name="Table11" table:style-name="Table11">
        <table:table-column table:style-name="Table11.A" table:number-columns-repeated="2"/>
        <table:table-row>
          <table:table-cell table:style-name="Table11.A1" office:value-type="string">
            <text:list xml:id="list154929724713872" text:continue-numbering="true" text:style-name="L1">
              <text:list-header>
                <text:p text:style-name="P8">Accuracy</text:p>
              </text:list-header>
            </text:list>
          </table:table-cell>
          <table:table-cell table:style-name="Table11.B1" office:value-type="string">
            <text:list xml:id="list154928820120268" text:continue-numbering="true" text:style-name="L1">
              <text:list-header>
                <text:p text:style-name="P60"><text:span text:style-name="T33">0.5</text:span><text:span text:style-name="T34">0</text:span><text:span text:style-name="T33">8333333333</text:span></text:p>
              </text:list-header>
            </text:list>
          </table:table-cell>
        </table:table-row>
      </table:table>
      <text:list xml:id="list154930277302907" text:continue-numbering="true" text:style-name="L1">
        <text:list-header>
          <text:p text:style-name="P15"/>
          <text:p text:style-name="P15"><text:soft-page-break/>Kernel <text:span text:style-name="T49">LDA</text:span> with SVM classification using <text:span text:style-name="T50">Linear</text:span> Kernel:</text:p>
        </text:list-header>
      </text:list>
      <table:table table:name="Table13" table:style-name="Table13">
        <table:table-column table:style-name="Table13.A"/>
        <table:table-row>
          <table:table-cell table:style-name="Table13.A1" office:value-type="string">
            <text:p text:style-name="P62"><text:span text:style-name="T9">import</text:span> <text:span text:style-name="T15">pandas</text:span> <text:span text:style-name="T9">as</text:span> <text:span text:style-name="T15">pd</text:span></text:p>
            <text:p text:style-name="P65"><text:span text:style-name="T9">import</text:span> <text:span text:style-name="T15">numpy</text:span> <text:span text:style-name="T9">as</text:span> <text:span text:style-name="T15">np</text:span></text:p>
            <text:p text:style-name="P69"/>
            <text:p text:style-name="P65"><text:span text:style-name="T9">from</text:span> <text:span text:style-name="T15">warnings</text:span> <text:span text:style-name="T9">import</text:span> filterwarnings</text:p>
            <text:p text:style-name="P65"><text:span text:style-name="T9">from</text:span> <text:span text:style-name="T15">sklearn</text:span> <text:span text:style-name="T9">import</text:span> svm</text:p>
            <text:p text:style-name="P65"><text:span text:style-name="T9">from</text:span> <text:span text:style-name="T15">scipy.spatial.distance</text:span> <text:span text:style-name="T9">import</text:span> pdist, squareform</text:p>
            <text:p text:style-name="P65"><text:span text:style-name="T9">from</text:span> <text:span text:style-name="T15">scipy</text:span> <text:span text:style-name="T9">import</text:span> exp</text:p>
            <text:p text:style-name="P65"><text:span text:style-name="T9">from</text:span> <text:span text:style-name="T15">scipy.linalg</text:span> <text:span text:style-name="T9">import</text:span> eigh</text:p>
            <text:p text:style-name="P65"><text:span text:style-name="T9">from</text:span> <text:span text:style-name="T15">sklearn.metrics</text:span> <text:span text:style-name="T9">import</text:span> accuracy_score</text:p>
            <text:p text:style-name="P69"/>
            <text:p text:style-name="P67"># Disable warnings from being printed</text:p>
            <text:p text:style-name="P68"><text:span text:style-name="T22">filterwarnings(</text:span><text:span text:style-name="T25">'ignore'</text:span><text:span text:style-name="T22">)</text:span></text:p>
          </table:table-cell>
        </table:table-row>
        <table:table-row>
          <table:table-cell table:style-name="Table13.A2" office:value-type="string">
            <text:p text:style-name="P63"># Get the train and validation data</text:p>
            <text:p text:style-name="P67">#train = pd.read_csv("arcene_train.data.txt", header=None, sep=" ", usecols=range(10000))</text:p>
            <text:p text:style-name="P67">#train_labels = pd.read_csv("arcene_train.labels.txt", header=None)</text:p>
            <text:p text:style-name="P67">#valid = pd.read_csv("arcene_valid.data.txt", header=None, sep=" ", usecols=range(10000))</text:p>
            <text:p text:style-name="P67">#valid_labels = pd.read_csv("arcene_valid.labels.txt", header=None)</text:p>
            <text:p text:style-name="P69"/>
            <text:p text:style-name="P65">train <text:span text:style-name="T38">=</text:span> pd<text:span text:style-name="T38">.</text:span>read_csv(<text:span text:style-name="T16">"madelon_train.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5">train_labels <text:span text:style-name="T38">=</text:span> pd<text:span text:style-name="T38">.</text:span>read_csv(<text:span text:style-name="T16">"madelon_train.labels.txt"</text:span>, header<text:span text:style-name="T38">=</text:span><text:span text:style-name="T9">None</text:span>)</text:p>
            <text:p text:style-name="P65">valid <text:span text:style-name="T38">=</text:span> pd<text:span text:style-name="T38">.</text:span>read_csv(<text:span text:style-name="T16">"madelon_valid.data.txt"</text:span>, header<text:span text:style-name="T38">=</text:span><text:span text:style-name="T9">None</text:span>, sep<text:span text:style-name="T38">=</text:span><text:span text:style-name="T16">" "</text:span>, usecols<text:span text:style-name="T38">=</text:span><text:span text:style-name="T8">range</text:span>(<text:span text:style-name="T38">500</text:span>))</text:p>
            <text:p text:style-name="P68"><text:span text:style-name="T22">valid_labels </text:span><text:span text:style-name="T37">=</text:span><text:span text:style-name="T22"> pd</text:span><text:span text:style-name="T37">.</text:span><text:span text:style-name="T22">read_csv(</text:span><text:span text:style-name="T25">"madelon_valid.labels.txt"</text:span><text:span text:style-name="T22">, header</text:span><text:span text:style-name="T37">=</text:span><text:span text:style-name="T31">None</text:span><text:span text:style-name="T22">)</text:span></text:p>
          </table:table-cell>
        </table:table-row>
        <table:table-row>
          <table:table-cell table:style-name="Table13.A2" office:value-type="string">
            <text:p text:style-name="P62"><text:span text:style-name="T9">def</text:span> <text:span text:style-name="T14">KLDA</text:span>(X, X_labels, lmb):</text:p>
            <text:p text:style-name="P66"><text:s text:c="4"/><text:span text:style-name="T44"># Calculating the squared Euclidean distances for every pair of points</text:span></text:p>
            <text:p text:style-name="P66"><text:s text:c="4"/><text:span text:style-name="T44"># in the MxN dimensional dataset.</text:span></text:p>
            <text:p text:style-name="P66"><text:s text:c="4"/><text:span text:style-name="T42">sq_dists </text:span><text:span text:style-name="T40">=</text:span><text:span text:style-name="T42"> pdist(X, </text:span><text:span text:style-name="T18">'sqeuclidean'</text:span><text:span text:style-name="T42">)</text:span></text:p>
            <text:p text:style-name="P69"/>
            <text:p text:style-name="P66"><text:s text:c="4"/><text:span text:style-name="T44"># Converting the pairwise distances into a symmetric MxM matrix.</text:span></text:p>
            <text:p text:style-name="P66"><text:s text:c="4"/><text:span text:style-name="T42">mat_sq_dists </text:span><text:span text:style-name="T40">=</text:span><text:span text:style-name="T42"> squareform(sq_dists)</text:span></text:p>
            <text:p text:style-name="P69"/>
            <text:p text:style-name="P66"><text:s text:c="4"/><text:span text:style-name="T44"># For linear kernel</text:span></text:p>
            <text:p text:style-name="P66"><text:s text:c="4"/><text:span text:style-name="T42">K </text:span><text:span text:style-name="T40">=</text:span><text:span text:style-name="T42"> X</text:span><text:span text:style-name="T40">.</text:span><text:span text:style-name="T42">dot(X</text:span><text:span text:style-name="T40">.</text:span><text:span text:style-name="T42">T)</text:span></text:p>
            <text:p text:style-name="P66"><text:s text:c="4"/></text:p>
            <text:p text:style-name="P66"><text:s text:c="4"/><text:span text:style-name="T42">Karr </text:span><text:span text:style-name="T40">=</text:span><text:span text:style-name="T42"> np</text:span><text:span text:style-name="T40">.</text:span><text:span text:style-name="T42">array(K, dtype</text:span><text:span text:style-name="T40">=</text:span><text:span text:style-name="T42">np</text:span><text:span text:style-name="T40">.</text:span><text:span text:style-name="T42">float)</text:span></text:p>
            <text:p text:style-name="P66"><text:s text:c="4"/><text:span text:style-name="T42">yarr </text:span><text:span text:style-name="T40">=</text:span><text:span text:style-name="T42"> np</text:span><text:span text:style-name="T40">.</text:span><text:span text:style-name="T42">array(X_labels, dtype</text:span><text:span text:style-name="T40">=</text:span><text:span text:style-name="T42">np</text:span><text:span text:style-name="T40">.</text:span><text:span text:style-name="T42">int)</text:span></text:p>
            <text:p text:style-name="P69"/>
            <text:p text:style-name="P66"><text:s text:c="4"/><text:span text:style-name="T42">labels </text:span><text:span text:style-name="T40">=</text:span><text:span text:style-name="T42"> np</text:span><text:span text:style-name="T40">.</text:span><text:span text:style-name="T42">unique(yarr)</text:span></text:p>
            <text:p text:style-name="P66"><text:s text:c="4"/><text:span text:style-name="T42">n </text:span><text:span text:style-name="T40">=</text:span><text:span text:style-name="T42"> yarr</text:span><text:span text:style-name="T40">.</text:span><text:span text:style-name="T42">shape[</text:span><text:span text:style-name="T40">0</text:span><text:span text:style-name="T42">]</text:span></text:p>
            <text:p text:style-name="P69"/>
            <text:p text:style-name="P66"><text:s text:c="4"/><text:span text:style-name="T42">idx1 </text:span><text:span text:style-name="T40">=</text:span><text:span text:style-name="T42"> np</text:span><text:span text:style-name="T40">.</text:span><text:span text:style-name="T42">where(yarr</text:span><text:span text:style-name="T40">==</text:span><text:span text:style-name="T42">labels[</text:span><text:span text:style-name="T40">0</text:span><text:span text:style-name="T42">])[</text:span><text:span text:style-name="T40">0</text:span><text:span text:style-name="T42">]</text:span></text:p>
            <text:p text:style-name="P66"><text:s text:c="4"/><text:span text:style-name="T42">idx2 </text:span><text:span text:style-name="T40">=</text:span><text:span text:style-name="T42"> np</text:span><text:span text:style-name="T40">.</text:span><text:span text:style-name="T42">where(yarr</text:span><text:span text:style-name="T40">==</text:span><text:span text:style-name="T42">labels[</text:span><text:span text:style-name="T40">1</text:span><text:span text:style-name="T42">])[</text:span><text:span text:style-name="T40">0</text:span><text:span text:style-name="T42">]</text:span></text:p>
            <text:p text:style-name="P66"><text:s text:c="4"/><text:span text:style-name="T42">n1 </text:span><text:span text:style-name="T40">=</text:span><text:span text:style-name="T42"> idx1</text:span><text:span text:style-name="T40">.</text:span><text:span text:style-name="T42">shape[</text:span><text:span text:style-name="T40">0</text:span><text:span text:style-name="T42">]</text:span></text:p>
            <text:p text:style-name="P66"><text:s text:c="4"/><text:span text:style-name="T42">n2 </text:span><text:span text:style-name="T40">=</text:span><text:span text:style-name="T42"> idx2</text:span><text:span text:style-name="T40">.</text:span><text:span text:style-name="T42">shape[</text:span><text:span text:style-name="T40">0</text:span><text:span text:style-name="T42">]</text:span></text:p>
            <text:p text:style-name="P66"><text:s text:c="4"/></text:p>
            <text:p text:style-name="P66"><text:s text:c="4"/><text:span text:style-name="T42">K1, K2 </text:span><text:span text:style-name="T40">=</text:span><text:span text:style-name="T42"> Karr[:, idx1], Karr[:, idx2]</text:span></text:p>
            <text:p text:style-name="P66"><text:s text:c="4"/></text:p>
            <text:p text:style-name="P66"><text:s text:c="4"/><text:span text:style-name="T42">N1 </text:span><text:span text:style-name="T40">=</text:span><text:span text:style-name="T42"> np</text:span><text:span text:style-name="T40">.</text:span><text:span text:style-name="T42">dot(np</text:span><text:span text:style-name="T40">.</text:span><text:span text:style-name="T42">dot(K1, np</text:span><text:span text:style-name="T40">.</text:span><text:span text:style-name="T42">eye(n1) </text:span><text:span text:style-name="T40">-</text:span><text:span text:style-name="T42"> (</text:span><text:span text:style-name="T40">1</text:span><text:span text:style-name="T42"> </text:span><text:span text:style-name="T40">/</text:span><text:span text:style-name="T42"> </text:span><text:span text:style-name="T13">float</text:span><text:span text:style-name="T42">(n1))), K1</text:span><text:span text:style-name="T40">.</text:span><text:span text:style-name="T42">T)</text:span></text:p>
            <text:p text:style-name="P66"><text:s text:c="4"/><text:span text:style-name="T42">N2 </text:span><text:span text:style-name="T40">=</text:span><text:span text:style-name="T42"> np</text:span><text:span text:style-name="T40">.</text:span><text:span text:style-name="T42">dot(np</text:span><text:span text:style-name="T40">.</text:span><text:span text:style-name="T42">dot(K2, np</text:span><text:span text:style-name="T40">.</text:span><text:span text:style-name="T42">eye(n2) </text:span><text:span text:style-name="T40">-</text:span><text:span text:style-name="T42"> (</text:span><text:span text:style-name="T40">1</text:span><text:span text:style-name="T42"> </text:span><text:span text:style-name="T40">/</text:span><text:span text:style-name="T42"> </text:span><text:span text:style-name="T13">float</text:span><text:span text:style-name="T42">(n2))), K2</text:span><text:span text:style-name="T40">.</text:span><text:span text:style-name="T42">T)</text:span></text:p>
            <text:p text:style-name="P66"><text:s text:c="4"/><text:span text:style-name="T42">N </text:span><text:span text:style-name="T40">=</text:span><text:span text:style-name="T42"> N1 </text:span><text:span text:style-name="T40">+</text:span><text:span text:style-name="T42"> N2 </text:span><text:span text:style-name="T40">+</text:span><text:span text:style-name="T42"> np</text:span><text:span text:style-name="T40">.</text:span><text:span text:style-name="T42">diag(np</text:span><text:span text:style-name="T40">.</text:span><text:span text:style-name="T42">repeat(lmb, n))</text:span></text:p>
            <text:p text:style-name="P69"/>
            <text:p text:style-name="P66"><text:s text:c="4"/><text:span text:style-name="T42">M1 </text:span><text:span text:style-name="T40">=</text:span><text:span text:style-name="T42"> np</text:span><text:span text:style-name="T40">.</text:span><text:span text:style-name="T42">sum(K1, axis</text:span><text:span text:style-name="T40">=1</text:span><text:span text:style-name="T42">) </text:span><text:span text:style-name="T40">/</text:span><text:span text:style-name="T42"> </text:span><text:span text:style-name="T13">float</text:span><text:span text:style-name="T42">(n1)</text:span></text:p>
            <text:p text:style-name="P66"><text:s text:c="4"/><text:span text:style-name="T42">M2 </text:span><text:span text:style-name="T40">=</text:span><text:span text:style-name="T42"> np</text:span><text:span text:style-name="T40">.</text:span><text:span text:style-name="T42">sum(K2, axis</text:span><text:span text:style-name="T40">=1</text:span><text:span text:style-name="T42">) </text:span><text:span text:style-name="T40">/</text:span><text:span text:style-name="T42"> </text:span><text:span text:style-name="T13">float</text:span><text:span text:style-name="T42">(n2)</text:span></text:p>
            <text:p text:style-name="P66"><text:s text:c="4"/><text:span text:style-name="T42">M </text:span><text:span text:style-name="T40">=</text:span><text:span text:style-name="T42"> M1 </text:span><text:span text:style-name="T40">-</text:span><text:span text:style-name="T42"> M2</text:span></text:p>
            <text:p text:style-name="P66"><text:s text:c="4"/></text:p>
            <text:p text:style-name="P66"><text:s text:c="4"/><text:span text:style-name="T42">coeff </text:span><text:span text:style-name="T40">=</text:span><text:span text:style-name="T42"> np</text:span><text:span text:style-name="T40">.</text:span><text:span text:style-name="T42">linalg</text:span><text:span text:style-name="T40">.</text:span><text:span text:style-name="T42">solve(N, M)</text:span><text:span text:style-name="T40">.</text:span><text:span text:style-name="T42">reshape(</text:span><text:span text:style-name="T40">-1</text:span><text:span text:style-name="T42">, </text:span><text:span text:style-name="T40">1</text:span><text:span text:style-name="T42">)</text:span></text:p>
            <text:p text:style-name="P66"><text:s text:c="12"/></text:p>
            <text:p text:style-name="P69"><text:span text:style-name="T21"><text:s text:c="4"/></text:span><text:span text:style-name="T28">return</text:span><text:span text:style-name="T23"> coeff</text:span></text:p>
          </table:table-cell>
        </table:table-row>
        <table:table-row>
          <table:table-cell table:style-name="Table13.A2" office:value-type="string">
            <text:p text:style-name="P62"><text:span text:style-name="T9">def</text:span> <text:span text:style-name="T14">project</text:span>(data, X, coeff):</text:p>
            <text:p text:style-name="P66"><text:soft-page-break/><text:s text:c="4"/><text:span text:style-name="T42">projected_data </text:span><text:span text:style-name="T40">=</text:span><text:span text:style-name="T42"> np</text:span><text:span text:style-name="T40">.</text:span><text:span text:style-name="T42">zeros((data</text:span><text:span text:style-name="T40">.</text:span><text:span text:style-name="T42">shape[</text:span><text:span text:style-name="T40">0</text:span><text:span text:style-name="T42">], </text:span><text:span text:style-name="T40">1</text:span><text:span text:style-name="T42">))</text:span></text:p>
            <text:p text:style-name="P66"><text:s text:c="4"/><text:span text:style-name="T42">X_arr </text:span><text:span text:style-name="T40">=</text:span><text:span text:style-name="T42"> np</text:span><text:span text:style-name="T40">.</text:span><text:span text:style-name="T42">array(X)</text:span></text:p>
            <text:p text:style-name="P66"><text:s text:c="4"/><text:span text:style-name="T42">data_arr </text:span><text:span text:style-name="T40">=</text:span><text:span text:style-name="T42"> np</text:span><text:span text:style-name="T40">.</text:span><text:span text:style-name="T42">array(data)</text:span></text:p>
            <text:p text:style-name="P66"><text:s text:c="4"/><text:span text:style-name="T12">for</text:span><text:span text:style-name="T42"> i </text:span><text:span text:style-name="T46">in</text:span><text:span text:style-name="T42"> </text:span><text:span text:style-name="T13">range</text:span><text:span text:style-name="T42">(data_arr</text:span><text:span text:style-name="T40">.</text:span><text:span text:style-name="T42">shape[</text:span><text:span text:style-name="T40">0</text:span><text:span text:style-name="T42">]):</text:span></text:p>
            <text:p text:style-name="P66"><text:s text:c="8"/><text:span text:style-name="T42">cur_k </text:span><text:span text:style-name="T40">=</text:span><text:span text:style-name="T42"> np</text:span><text:span text:style-name="T40">.</text:span><text:span text:style-name="T42">array([np</text:span><text:span text:style-name="T40">.</text:span><text:span text:style-name="T42">sum((data_arr[i]</text:span><text:span text:style-name="T40">-</text:span><text:span text:style-name="T42">x)</text:span><text:span text:style-name="T40">**2</text:span><text:span text:style-name="T42">) </text:span><text:span text:style-name="T12">for</text:span><text:span text:style-name="T42"> x </text:span><text:span text:style-name="T46">in</text:span><text:span text:style-name="T42"> X_arr])</text:span></text:p>
            <text:p text:style-name="P66"><text:s text:c="8"/><text:span text:style-name="T42">projected_data[i, :] </text:span><text:span text:style-name="T40">=</text:span><text:span text:style-name="T42"> cur_k</text:span><text:span text:style-name="T40">.</text:span><text:span text:style-name="T42">dot(coeff)</text:span></text:p>
            <text:p text:style-name="P69"><text:span text:style-name="T21"><text:s text:c="4"/></text:span><text:span text:style-name="T28">return</text:span><text:span text:style-name="T23"> projected_data <text:s text:c="3"/></text:span></text:p>
          </table:table-cell>
        </table:table-row>
        <table:table-row>
          <table:table-cell table:style-name="Table13.A2" office:value-type="string">
            <text:p text:style-name="P62">lmb <text:span text:style-name="T38">=</text:span> <text:span text:style-name="T38">1</text:span>e<text:span text:style-name="T38">-3</text:span></text:p>
            <text:p text:style-name="P65">coeff <text:span text:style-name="T38">=</text:span> KLDA(train, train_labels, lmb)</text:p>
            <text:p text:style-name="P65">projected_valid <text:span text:style-name="T38">=</text:span> project(valid, train, coeff)</text:p>
            <text:p text:style-name="P65">projected_train <text:span text:style-name="T38">=</text:span> project(train, train, coeff)</text:p>
            <text:p text:style-name="P65">clf <text:span text:style-name="T38">=</text:span> svm<text:span text:style-name="T38">.</text:span>SVC(kernel<text:span text:style-name="T38">=</text:span><text:span text:style-name="T16">"linear"</text:span>, max_iter<text:span text:style-name="T38">=1000000</text:span>)</text:p>
            <text:p text:style-name="P65">clf<text:span text:style-name="T38">.</text:span>fit(projected_train, train_labels)</text:p>
            <text:p text:style-name="P65">results <text:span text:style-name="T38">=</text:span> clf<text:span text:style-name="T38">.</text:span>predict(projected_valid)</text:p>
            <text:p text:style-name="P68"><text:span text:style-name="T32">print</text:span><text:span text:style-name="T22">(accuracy_score(valid_labels, results))</text:span></text:p>
          </table:table-cell>
        </table:table-row>
      </table:table>
      <text:list xml:id="list154930033472557" text:continue-numbering="true" text:style-name="L1">
        <text:list-header>
          <text:p text:style-name="P15"/>
          <text:p text:style-name="P20">Results on Arcene dataset:</text:p>
        </text:list-header>
      </text:list>
      <table:table table:name="Table10" table:style-name="Table10">
        <table:table-column table:style-name="Table10.A" table:number-columns-repeated="2"/>
        <table:table-row>
          <table:table-cell table:style-name="Table10.A1" office:value-type="string">
            <text:list xml:id="list154928896922634" text:continue-numbering="true" text:style-name="L1">
              <text:list-header>
                <text:p text:style-name="P9">Accuracy</text:p>
              </text:list-header>
            </text:list>
          </table:table-cell>
          <table:table-cell table:style-name="Table10.B1" office:value-type="string">
            <text:list xml:id="list154929613593721" text:continue-numbering="true" text:style-name="L1">
              <text:list-header>
                <text:p text:style-name="P61"><text:span text:style-name="T33">0.</text:span><text:span text:style-name="T34">72</text:span></text:p>
              </text:list-header>
            </text:list>
          </table:table-cell>
        </table:table-row>
      </table:table>
      <text:list xml:id="list154928879149382" text:continue-numbering="true" text:style-name="L1">
        <text:list-header>
          <text:p text:style-name="P20"/>
          <text:p text:style-name="P20">Results on Madelon dataset:</text:p>
        </text:list-header>
      </text:list>
      <table:table table:name="Table12" table:style-name="Table12">
        <table:table-column table:style-name="Table12.A" table:number-columns-repeated="2"/>
        <table:table-row>
          <table:table-cell table:style-name="Table12.A1" office:value-type="string">
            <text:list xml:id="list154929668276378" text:continue-numbering="true" text:style-name="L1">
              <text:list-header>
                <text:p text:style-name="P9">Accuracy</text:p>
              </text:list-header>
            </text:list>
          </table:table-cell>
          <table:table-cell table:style-name="Table12.B1" office:value-type="string">
            <text:list xml:id="list154928617305826" text:continue-numbering="true" text:style-name="L1">
              <text:list-header>
                <text:p text:style-name="P61"><text:span text:style-name="T33">0.</text:span><text:span text:style-name="T36">4</text:span><text:span text:style-name="T33">96666666667</text:span></text:p>
              </text:list-header>
            </text:list>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ospace" svg:font-family="monospace"/>
    <style:font-face style:name="FreeSans1" svg:font-family="FreeSans" style:font-family-generic="swiss"/>
    <style:font-face style:name="Monospace" svg:font-family="Monospace" style:font-pitch="fixed"/>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508cm" fo:margin-right="0.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6:22:04.054157937</meta:creation-date>
    <dc:date>2016-10-29T15:49:27.971605626</dc:date>
    <meta:editing-duration>PT1H58M44S</meta:editing-duration>
    <meta:editing-cycles>15</meta:editing-cycles>
    <meta:generator>LibreOffice/5.1.4.2$Linux_X86_64 LibreOffice_project/10m0$Build-2</meta:generator>
    <meta:document-statistic meta:table-count="13" meta:image-count="0" meta:object-count="69" meta:page-count="10" meta:paragraph-count="365" meta:word-count="1725" meta:character-count="13853" meta:non-whitespace-character-count="11834"/>
  </office:meta>
</office:document-meta>
</file>

<file path=Object 1/content.xml><?xml version="1.0" encoding="utf-8"?>
<math xmlns="http://www.w3.org/1998/Math/MathML" display="block">
  <semantics>
    <msub>
      <mi>l</mi>
      <mi>i</mi>
    </msub>
    <annotation encoding="StarMath 5.0">l_i</annotation>
  </semantics>
</math>
</file>

<file path=Object 10/content.xml><?xml version="1.0" encoding="utf-8"?>
<math xmlns="http://www.w3.org/1998/Math/MathML" display="block">
  <semantics>
    <msub>
      <mi>S</mi>
      <mi>W</mi>
    </msub>
    <annotation encoding="StarMath 5.0">S_W</annotation>
  </semantics>
</math>
</file>

<file path=Object 11/content.xml><?xml version="1.0" encoding="utf-8"?>
<math xmlns="http://www.w3.org/1998/Math/MathML" display="block">
  <semantics>
    <mrow>
      <mrow>
        <msub>
          <mi>S</mi>
          <mi>B</mi>
        </msub>
        <mo stretchy="false">=</mo>
        <mrow>
          <mo fence="true" stretchy="false">(</mo>
          <mrow>
            <mrow>
              <msub>
                <mi>m</mi>
                <mn>2</mn>
              </msub>
              <mo stretchy="false">−</mo>
              <msub>
                <mi>m</mi>
                <mn>1</mn>
              </msub>
            </mrow>
          </mrow>
          <mo fence="true" stretchy="false">)</mo>
        </mrow>
      </mrow>
      <msup>
        <mrow>
          <mo fence="true" stretchy="false">(</mo>
          <mrow>
            <mrow>
              <msub>
                <mi>m</mi>
                <mn>2</mn>
              </msub>
              <mo stretchy="false">−</mo>
              <msub>
                <mi>m</mi>
                <mn>1</mn>
              </msub>
            </mrow>
          </mrow>
          <mo fence="true" stretchy="false">)</mo>
        </mrow>
        <mi>T</mi>
      </msup>
    </mrow>
    <annotation encoding="StarMath 5.0">S_B = (m_2-m_1)(m_2-m_1)^T</annotation>
  </semantics>
</math>
</file>

<file path=Object 12/content.xml><?xml version="1.0" encoding="utf-8"?>
<math xmlns="http://www.w3.org/1998/Math/MathML" display="block">
  <semantics>
    <mrow>
      <mrow>
        <msub>
          <mi>S</mi>
          <mi>W</mi>
        </msub>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subsup>
                    <mi>x</mi>
                    <mi>n</mi>
                    <mi>i</mi>
                  </msubsup>
                  <mo stretchy="false">−</mo>
                  <msub>
                    <mi>m</mi>
                    <mi>i</mi>
                  </msub>
                </mrow>
              </mrow>
              <mo fence="true" stretchy="false">)</mo>
            </mrow>
          </mrow>
        </mrow>
      </mrow>
      <msup>
        <mrow>
          <mo fence="true" stretchy="false">(</mo>
          <mrow>
            <mrow>
              <msubsup>
                <mi>x</mi>
                <mi>n</mi>
                <mi>i</mi>
              </msubsup>
              <mo stretchy="false">−</mo>
              <msub>
                <mi>m</mi>
                <mi>i</mi>
              </msub>
            </mrow>
          </mrow>
          <mo fence="true" stretchy="false">)</mo>
        </mrow>
        <mi>T</mi>
      </msup>
    </mrow>
    <annotation encoding="StarMath 5.0">S_W = sum from{i=1,2} sum from{n=1} to{n=l_i} (x_n^i - m_i)(x_n^i - m_i)^T</annotation>
  </semantics>
</math>
</file>

<file path=Object 13/content.xml><?xml version="1.0" encoding="utf-8"?>
<math xmlns="http://www.w3.org/1998/Math/MathML" display="block">
  <semantics>
    <mrow>
      <mi>J</mi>
      <mrow>
        <mo fence="true" stretchy="false">(</mo>
        <mrow>
          <mi>w</mi>
        </mrow>
        <mo fence="true" stretchy="false">)</mo>
      </mrow>
    </mrow>
    <annotation encoding="StarMath 5.0">J(w)</annotation>
  </semantics>
</math>
</file>

<file path=Object 14/content.xml><?xml version="1.0" encoding="utf-8"?>
<math xmlns="http://www.w3.org/1998/Math/MathML" display="block">
  <semantics>
    <mi>w</mi>
    <annotation encoding="StarMath 5.0">w</annotation>
  </semantics>
</math>
</file>

<file path=Object 15/content.xml><?xml version="1.0" encoding="utf-8"?>
<math xmlns="http://www.w3.org/1998/Math/MathML" display="block">
  <semantics>
    <mrow>
      <mrow>
        <mo fence="true" stretchy="false">(</mo>
        <mrow>
          <mrow>
            <msup>
              <mi>w</mi>
              <mi>T</mi>
            </msup>
            <msub>
              <mi>S</mi>
              <mi>B</mi>
            </msub>
            <mi>w</mi>
          </mrow>
        </mrow>
        <mo fence="true" stretchy="false">)</mo>
      </mrow>
      <msub>
        <mi>S</mi>
        <mi>W</mi>
      </msub>
      <mrow>
        <mi>w</mi>
        <mo stretchy="false">=</mo>
        <mrow>
          <mo fence="true" stretchy="false">(</mo>
          <mrow>
            <mrow>
              <msup>
                <mi>w</mi>
                <mi>T</mi>
              </msup>
              <msub>
                <mi>S</mi>
                <mi>W</mi>
              </msub>
              <mi>w</mi>
            </mrow>
          </mrow>
          <mo fence="true" stretchy="false">)</mo>
        </mrow>
      </mrow>
      <msub>
        <mi>S</mi>
        <mi>B</mi>
      </msub>
      <mi>w</mi>
    </mrow>
    <annotation encoding="StarMath 5.0">(w^T S_B w) S_W w = (w^T S_W w) S_B w</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sub>
        <mi>S</mi>
        <mi>B</mi>
      </msub>
      <mi>w</mi>
    </mrow>
    <annotation encoding="StarMath 5.0">S_B w</annotation>
  </semantics>
</math>
</file>

<file path=Object 18/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19/content.xml><?xml version="1.0" encoding="utf-8"?>
<math xmlns="http://www.w3.org/1998/Math/MathML" display="block">
  <semantics>
    <mrow>
      <msub>
        <mi>S</mi>
        <mi>B</mi>
      </msub>
      <mi>w</mi>
    </mrow>
    <annotation encoding="StarMath 5.0">S_B w</annotation>
  </semantics>
</math>
</file>

<file path=Object 2/content.xml><?xml version="1.0" encoding="utf-8"?>
<math xmlns="http://www.w3.org/1998/Math/MathML" display="block">
  <semantics>
    <mrow>
      <mrow>
        <msub>
          <mi>m</mi>
          <mi>i</mi>
        </msub>
        <mo stretchy="false">=</mo>
        <mfrac>
          <mn>1</mn>
          <msub>
            <mi>l</mi>
            <mi>i</mi>
          </msub>
        </mfrac>
      </mrow>
      <mrow>
        <munderover>
          <mo stretchy="false">∑</mo>
          <mrow>
            <mi>n</mi>
            <mo stretchy="false">=</mo>
            <mn>1</mn>
          </mrow>
          <mrow>
            <mi>n</mi>
            <mo stretchy="false">=</mo>
            <msub>
              <mi>l</mi>
              <mi>i</mi>
            </msub>
          </mrow>
        </munderover>
        <msubsup>
          <mi>x</mi>
          <mi>n</mi>
          <mi>i</mi>
        </msubsup>
      </mrow>
    </mrow>
    <annotation encoding="StarMath 5.0">m_i = {1} over {l_i} sum from{n=1} to{n=l_i} x_n^i</annotation>
  </semantics>
</math>
</file>

<file path=Object 20/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21/content.xml><?xml version="1.0" encoding="utf-8"?>
<math xmlns="http://www.w3.org/1998/Math/MathML" display="block">
  <semantics>
    <mrow>
      <msup>
        <mi>w</mi>
        <mi>T</mi>
      </msup>
      <msub>
        <mi>S</mi>
        <mi>B</mi>
      </msub>
      <mi>w</mi>
    </mrow>
    <annotation encoding="StarMath 5.0">w^T S_B w</annotation>
  </semantics>
</math>
</file>

<file path=Object 22/content.xml><?xml version="1.0" encoding="utf-8"?>
<math xmlns="http://www.w3.org/1998/Math/MathML" display="block">
  <semantics>
    <mrow>
      <msup>
        <mi>w</mi>
        <mi>T</mi>
      </msup>
      <msub>
        <mi>S</mi>
        <mi>W</mi>
      </msub>
      <mi>w</mi>
    </mrow>
    <annotation encoding="StarMath 5.0">w^T S_W w</annotation>
  </semantics>
</math>
</file>

<file path=Object 23/content.xml><?xml version="1.0" encoding="utf-8"?>
<math xmlns="http://www.w3.org/1998/Math/MathML" display="block">
  <semantics>
    <mrow>
      <mi>w</mi>
      <mi>∝</mi>
      <msup>
        <msub>
          <mi>S</mi>
          <mi>W</mi>
        </msub>
        <mrow>
          <mo stretchy="false">−</mo>
          <mn>1</mn>
        </mrow>
      </msup>
      <mrow>
        <mo fence="true" stretchy="false">(</mo>
        <mrow>
          <mrow>
            <msub>
              <mi>m</mi>
              <mn>2</mn>
            </msub>
            <mi>−</mi>
            <msub>
              <mi>m</mi>
              <mn>1</mn>
            </msub>
          </mrow>
        </mrow>
        <mo fence="true" stretchy="false">)</mo>
      </mrow>
    </mrow>
    <annotation encoding="StarMath 5.0">w ∝ {S_W}^-1(m_2 − m_1)</annotation>
  </semantics>
</math>
</file>

<file path=Object 24/content.xml><?xml version="1.0" encoding="utf-8"?>
<math xmlns="http://www.w3.org/1998/Math/MathML" display="block">
  <semantics>
    <mi>F</mi>
    <annotation encoding="StarMath 5.0">F</annotation>
  </semantics>
</math>
</file>

<file path=Object 25/content.xml><?xml version="1.0" encoding="utf-8"?>
<math xmlns="http://www.w3.org/1998/Math/MathML" display="block">
  <semantics>
    <mi>φ</mi>
    <annotation encoding="StarMath 5.0">φ</annotation>
  </semantics>
</math>
</file>

<file path=Object 26/content.xml><?xml version="1.0" encoding="utf-8"?>
<math xmlns="http://www.w3.org/1998/Math/MathML" display="block">
  <semantics>
    <mrow>
      <mi>J</mi>
      <mrow>
        <mrow>
          <mo fence="true" stretchy="false">(</mo>
          <mrow>
            <mi>w</mi>
          </mrow>
          <mo fence="true" stretchy="false">)</mo>
        </mrow>
        <mo stretchy="false">=</mo>
        <mfrac>
          <mrow>
            <msup>
              <mi>w</mi>
              <mi>T</mi>
            </msup>
            <msubsup>
              <mi>S</mi>
              <mi>B</mi>
              <mi>φ</mi>
            </msubsup>
            <mi>w</mi>
          </mrow>
          <mrow>
            <msup>
              <mi>w</mi>
              <mi>T</mi>
            </msup>
            <msubsup>
              <mi>S</mi>
              <mi>W</mi>
              <mi>φ</mi>
            </msubsup>
            <mi>w</mi>
          </mrow>
        </mfrac>
      </mrow>
    </mrow>
    <annotation encoding="StarMath 5.0">J(w) = {w^T S_B^φ w} over {w^T S_W^φ w}</annotation>
  </semantics>
</math>
</file>

<file path=Object 27/content.xml><?xml version="1.0" encoding="utf-8"?>
<math xmlns="http://www.w3.org/1998/Math/MathML" display="block">
  <semantics>
    <mrow>
      <mrow>
        <msubsup>
          <mi>S</mi>
          <mi>B</mi>
          <mi>φ</mi>
        </msubsup>
        <mo stretchy="false">=</mo>
        <mrow>
          <mo fence="true" stretchy="false">(</mo>
          <mrow>
            <mrow>
              <msubsup>
                <mi>m</mi>
                <mn>2</mn>
                <mi>φ</mi>
              </msubsup>
              <mo stretchy="false">−</mo>
              <msubsup>
                <mi>m</mi>
                <mn>1</mn>
                <mi>φ</mi>
              </msubsup>
            </mrow>
          </mrow>
          <mo fence="true" stretchy="false">)</mo>
        </mrow>
      </mrow>
      <msup>
        <mrow>
          <mo fence="true" stretchy="false">(</mo>
          <mrow>
            <mrow>
              <msubsup>
                <mi>m</mi>
                <mn>2</mn>
                <mi>φ</mi>
              </msubsup>
              <mo stretchy="false">−</mo>
              <msubsup>
                <mi>m</mi>
                <mn>1</mn>
                <mi>φ</mi>
              </msubsup>
            </mrow>
          </mrow>
          <mo fence="true" stretchy="false">)</mo>
        </mrow>
        <mi>T</mi>
      </msup>
    </mrow>
    <annotation encoding="StarMath 5.0">S_B^φ = (m_2^φ-m_1^φ)(m_2^φ-m_1^φ)^T</annotation>
  </semantics>
</math>
</file>

<file path=Object 28/content.xml><?xml version="1.0" encoding="utf-8"?>
<math xmlns="http://www.w3.org/1998/Math/MathML" display="block">
  <semantics>
    <mrow>
      <mrow>
        <msubsup>
          <mi>S</mi>
          <mi>W</mi>
          <mi>φ</mi>
        </msubsup>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i>φ</mi>
                  <mrow>
                    <mrow>
                      <mo fence="true" stretchy="false">(</mo>
                      <mrow>
                        <msubsup>
                          <mi>x</mi>
                          <mi>n</mi>
                          <mi>i</mi>
                        </msubsup>
                      </mrow>
                      <mo fence="true" stretchy="false">)</mo>
                    </mrow>
                    <mo stretchy="false">−</mo>
                    <msubsup>
                      <mi>m</mi>
                      <mi>i</mi>
                      <mi>φ</mi>
                    </msubsup>
                  </mrow>
                </mrow>
              </mrow>
              <mo fence="true" stretchy="false">)</mo>
            </mrow>
          </mrow>
        </mrow>
      </mrow>
      <msup>
        <mrow>
          <mo fence="true" stretchy="false">(</mo>
          <mrow>
            <mrow>
              <mi>φ</mi>
              <mrow>
                <mrow>
                  <mo fence="true" stretchy="false">(</mo>
                  <mrow>
                    <msubsup>
                      <mi>x</mi>
                      <mi>n</mi>
                      <mi>i</mi>
                    </msubsup>
                  </mrow>
                  <mo fence="true" stretchy="false">)</mo>
                </mrow>
                <mo stretchy="false">−</mo>
                <msubsup>
                  <mi>m</mi>
                  <mi>i</mi>
                  <mi>φ</mi>
                </msubsup>
              </mrow>
            </mrow>
          </mrow>
          <mo fence="true" stretchy="false">)</mo>
        </mrow>
        <mi>T</mi>
      </msup>
    </mrow>
    <annotation encoding="StarMath 5.0">S_W^φ = sum from{i=1,2} sum from{n=1} to{n=l_i} (φ(x_n^i) - m_i^φ)(φ(x_n^i) - m_i^φ)^T</annotation>
  </semantics>
</math>
</file>

<file path=Object 29/content.xml><?xml version="1.0" encoding="utf-8"?>
<math xmlns="http://www.w3.org/1998/Math/MathML" display="block">
  <semantics>
    <mrow>
      <mrow>
        <msubsup>
          <mi>m</mi>
          <mi>i</mi>
          <mi>φ</mi>
        </msubsup>
        <mo stretchy="false">=</mo>
        <mfrac>
          <mn>1</mn>
          <msub>
            <mi>l</mi>
            <mi>i</mi>
          </msub>
        </mfrac>
      </mrow>
      <mrow>
        <munderover>
          <mo stretchy="false">∑</mo>
          <mrow>
            <mi>n</mi>
            <mo stretchy="false">=</mo>
            <mn>1</mn>
          </mrow>
          <mrow>
            <mi>n</mi>
            <mo stretchy="false">=</mo>
            <msub>
              <mi>l</mi>
              <mi>i</mi>
            </msub>
          </mrow>
        </munderover>
        <mi>φ</mi>
      </mrow>
      <mrow>
        <mo fence="true" stretchy="false">(</mo>
        <mrow>
          <msubsup>
            <mi>x</mi>
            <mi>n</mi>
            <mi>i</mi>
          </msubsup>
        </mrow>
        <mo fence="true" stretchy="false">)</mo>
      </mrow>
    </mrow>
    <annotation encoding="StarMath 5.0">m_i^φ = {1} over {l_i} sum from{n=1} to{n=l_i} φ(x_n^i)</annotation>
  </semantics>
</math>
</file>

<file path=Object 3/content.xml><?xml version="1.0" encoding="utf-8"?>
<math xmlns="http://www.w3.org/1998/Math/MathML" display="block">
  <semantics>
    <msub>
      <mi>C</mi>
      <mn>1</mn>
    </msub>
    <annotation encoding="StarMath 5.0">C_1</annotation>
  </semantics>
</math>
</file>

<file path=Object 30/content.xml><?xml version="1.0" encoding="utf-8"?>
<math xmlns="http://www.w3.org/1998/Math/MathML" display="block">
  <semantics>
    <mrow>
      <mi>w</mi>
      <mo stretchy="false">∈</mo>
      <mi>F</mi>
    </mrow>
    <annotation encoding="StarMath 5.0">w in F</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φ</mi>
      <mrow>
        <mo fence="true" stretchy="false">(</mo>
        <mrow>
          <msubsup>
            <mi>x</mi>
            <mi>n</mi>
            <mi>i</mi>
          </msubsup>
        </mrow>
        <mo fence="true" stretchy="false">)</mo>
      </mrow>
    </mrow>
    <annotation encoding="StarMath 5.0"> φ(x_n^i) </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row>
      <mi>k</mi>
      <mrow>
        <mrow>
          <mo fence="true" stretchy="false">(</mo>
          <mrow>
            <mrow>
              <mi>x</mi>
              <mi>,</mi>
              <mi>y</mi>
            </mrow>
          </mrow>
          <mo fence="true" stretchy="false">)</mo>
        </mrow>
        <mo stretchy="false">=</mo>
        <mi>φ</mi>
      </mrow>
      <mrow>
        <mo fence="true" stretchy="false">(</mo>
        <mrow>
          <mi>x</mi>
        </mrow>
        <mo fence="true" stretchy="false">)</mo>
      </mrow>
      <mi>·</mi>
      <mi>φ</mi>
      <mrow>
        <mo fence="true" stretchy="false">(</mo>
        <mrow>
          <mi>y</mi>
        </mrow>
        <mo fence="true" stretchy="false">)</mo>
      </mrow>
    </mrow>
    <annotation encoding="StarMath 5.0"> k(x, y) = φ(x) · φ(y)</annotation>
  </semantics>
</math>
</file>

<file path=Object 35/content.xml><?xml version="1.0" encoding="utf-8"?>
<math xmlns="http://www.w3.org/1998/Math/MathML" display="block">
  <semantics>
    <mi>w</mi>
    <annotation encoding="StarMath 5.0">w</annotation>
  </semantics>
</math>
</file>

<file path=Object 36/content.xml><?xml version="1.0" encoding="utf-8"?>
<math xmlns="http://www.w3.org/1998/Math/MathML" display="block">
  <semantics>
    <mrow>
      <mrow>
        <mi>w</mi>
        <mo stretchy="false">=</mo>
        <mrow>
          <munderover>
            <mo stretchy="false">∑</mo>
            <mrow>
              <mi>i</mi>
              <mo stretchy="false">=</mo>
              <mn>1</mn>
            </mrow>
            <mi>l</mi>
          </munderover>
          <msub>
            <mi>α</mi>
            <mi>i</mi>
          </msub>
        </mrow>
      </mrow>
      <mi>φ</mi>
      <mrow>
        <mo fence="true" stretchy="false">(</mo>
        <mrow>
          <msub>
            <mi>x</mi>
            <mi>i</mi>
          </msub>
        </mrow>
        <mo fence="true" stretchy="false">)</mo>
      </mrow>
    </mrow>
    <annotation encoding="StarMath 5.0">w = sum from{i=1} to{l} α_i φ(x_i)</annotation>
  </semantics>
</math>
</file>

<file path=Object 37/content.xml><?xml version="1.0" encoding="utf-8"?>
<math xmlns="http://www.w3.org/1998/Math/MathML" display="block">
  <semantics>
    <mrow>
      <mi>l</mi>
      <mo stretchy="false">=</mo>
      <mrow>
        <msub>
          <mi>l</mi>
          <mn>1</mn>
        </msub>
        <mo stretchy="false">+</mo>
        <msub>
          <mi>l</mi>
          <mn>2</mn>
        </msub>
      </mrow>
    </mrow>
    <annotation encoding="StarMath 5.0">l=l_1+l_2</annotation>
  </semantics>
</math>
</file>

<file path=Object 38/content.xml><?xml version="1.0" encoding="utf-8"?>
<math xmlns="http://www.w3.org/1998/Math/MathML" display="block">
  <semantics>
    <mrow>
      <msup>
        <mi>w</mi>
        <mi>T</mi>
      </msup>
      <mrow>
        <msubsup>
          <mi>m</mi>
          <mi>i</mi>
          <mi>φ</mi>
        </msubsup>
        <mo stretchy="false">=</mo>
        <mfrac>
          <mn>1</mn>
          <msub>
            <mi>l</mi>
            <mi>i</mi>
          </msub>
        </mfrac>
      </mrow>
      <mrow>
        <munderover>
          <mo stretchy="false">∑</mo>
          <mrow>
            <mi>j</mi>
            <mo stretchy="false">=</mo>
            <mn>1</mn>
          </mrow>
          <mi>l</mi>
        </munderover>
        <mrow>
          <munderover>
            <mo stretchy="false">∑</mo>
            <mrow>
              <mi>k</mi>
              <mo stretchy="false">=</mo>
              <mn>1</mn>
            </mrow>
            <msub>
              <mi>l</mi>
              <mi>i</mi>
            </msub>
          </munderover>
          <msub>
            <mi>α</mi>
            <mi>j</mi>
          </msub>
        </mrow>
      </mrow>
      <mi>k</mi>
      <mrow>
        <mrow>
          <mo fence="true" stretchy="false">(</mo>
          <mrow>
            <mrow>
              <msub>
                <mi>x</mi>
                <mi>j</mi>
              </msub>
              <mi>,</mi>
              <msubsup>
                <mi>x</mi>
                <mi>k</mi>
                <mi>i</mi>
              </msubsup>
            </mrow>
          </mrow>
          <mo fence="true" stretchy="false">)</mo>
        </mrow>
        <mo stretchy="false">=</mo>
        <msup>
          <mi>α</mi>
          <mi>T</mi>
        </msup>
      </mrow>
      <msub>
        <mi>M</mi>
        <mi>i</mi>
      </msub>
    </mrow>
    <annotation encoding="StarMath 5.0">w^T m_i^φ = {1} over {l_i} sum from{j=1} to{l} sum from{k=1} to{l_i}  α_j k( x_j, x_k^i ) = α^T M_i  </annotation>
  </semantics>
</math>
</file>

<file path=Object 39/content.xml><?xml version="1.0" encoding="utf-8"?>
<math xmlns="http://www.w3.org/1998/Math/MathML" display="block">
  <semantics>
    <mrow>
      <mrow>
        <msub>
          <mrow>
            <mo fence="true" stretchy="false">(</mo>
            <mrow>
              <msub>
                <mi>M</mi>
                <mi>i</mi>
              </msub>
            </mrow>
            <mo fence="true" stretchy="false">)</mo>
          </mrow>
          <mi>j</mi>
        </msub>
        <mo stretchy="false">=</mo>
        <mfrac>
          <mn>1</mn>
          <msub>
            <mi>l</mi>
            <mi>i</mi>
          </msub>
        </mfrac>
      </mrow>
      <mrow>
        <munderover>
          <mo stretchy="false">∑</mo>
          <mrow>
            <mi>k</mi>
            <mo stretchy="false">=</mo>
            <mn>1</mn>
          </mrow>
          <msub>
            <mi>l</mi>
            <mi>i</mi>
          </msub>
        </munderover>
        <mi>k</mi>
      </mrow>
      <mrow>
        <mo fence="true" stretchy="false">(</mo>
        <mrow>
          <mrow>
            <msub>
              <mi>x</mi>
              <mi>j</mi>
            </msub>
            <mi>,</mi>
            <msubsup>
              <mi>x</mi>
              <mi>k</mi>
              <mi>i</mi>
            </msubsup>
          </mrow>
        </mrow>
        <mo fence="true" stretchy="false">)</mo>
      </mrow>
    </mrow>
    <annotation encoding="StarMath 5.0">(M_i)_j = 1 over l_i sum from{k=1} to{l_i} k(x_j , x_k^i )</annotation>
  </semantics>
</math>
</file>

<file path=Object 4/content.xml><?xml version="1.0" encoding="utf-8"?>
<math xmlns="http://www.w3.org/1998/Math/MathML" display="block">
  <semantics>
    <msub>
      <mi>C</mi>
      <mn>2</mn>
    </msub>
    <annotation encoding="StarMath 5.0">C_2</annotation>
  </semantics>
</math>
</file>

<file path=Object 40/content.xml><?xml version="1.0" encoding="utf-8"?>
<math xmlns="http://www.w3.org/1998/Math/MathML" display="block">
  <semantics>
    <mrow>
      <mi>J</mi>
      <mrow>
        <mo fence="true" stretchy="false">(</mo>
        <mrow>
          <mi>w</mi>
        </mrow>
        <mo fence="true" stretchy="false">)</mo>
      </mrow>
    </mrow>
    <annotation encoding="StarMath 5.0">J(w)</annotation>
  </semantics>
</math>
</file>

<file path=Object 41/content.xml><?xml version="1.0" encoding="utf-8"?>
<math xmlns="http://www.w3.org/1998/Math/MathML" display="block">
  <semantics>
    <mrow>
      <msub>
        <mi>N</mi>
        <mi>ε</mi>
      </msub>
      <mo stretchy="false">=</mo>
      <mrow>
        <mi>N</mi>
        <mo stretchy="false">+</mo>
        <mi mathvariant="italic">εI</mi>
      </mrow>
    </mrow>
    <annotation encoding="StarMath 5.0">N_ε = N + εI</annotation>
  </semantics>
</math>
</file>

<file path=Object 42/content.xml><?xml version="1.0" encoding="utf-8"?>
<math xmlns="http://www.w3.org/1998/Math/MathML" display="block">
  <semantics>
    <mi>α</mi>
    <annotation encoding="StarMath 5.0">α</annotation>
  </semantics>
</math>
</file>

<file path=Object 43/content.xml><?xml version="1.0" encoding="utf-8"?>
<math xmlns="http://www.w3.org/1998/Math/MathML" display="block">
  <semantics>
    <mrow>
      <mi>y</mi>
      <mrow>
        <mrow>
          <mo fence="true" stretchy="false">(</mo>
          <mrow>
            <mi>x</mi>
          </mrow>
          <mo fence="true" stretchy="false">)</mo>
        </mrow>
        <mo stretchy="false">=</mo>
        <mi>w</mi>
      </mrow>
      <mi>·</mi>
      <mi>φ</mi>
      <mrow>
        <mrow>
          <mo fence="true" stretchy="false">(</mo>
          <mrow>
            <mi>x</mi>
          </mrow>
          <mo fence="true" stretchy="false">)</mo>
        </mrow>
        <mo stretchy="false">=</mo>
        <mrow>
          <munderover>
            <mo stretchy="false">∑</mo>
            <mrow>
              <mi>i</mi>
              <mo stretchy="false">=</mo>
              <mn>1</mn>
            </mrow>
            <mi>l</mi>
          </munderover>
          <msub>
            <mi>α</mi>
            <mi>i</mi>
          </msub>
        </mrow>
      </mrow>
      <mi>k</mi>
      <mrow>
        <mo fence="true" stretchy="false">(</mo>
        <mrow>
          <mrow>
            <msub>
              <mi>x</mi>
              <mi>i</mi>
            </msub>
            <mi>,</mi>
            <mi>x</mi>
          </mrow>
        </mrow>
        <mo fence="true" stretchy="false">)</mo>
      </mrow>
    </mrow>
    <annotation encoding="StarMath 5.0">y(x) = w · φ(x) = sum from{i=1} to{l} α_i k(x_i , x)</annotation>
  </semantics>
</math>
</file>

<file path=Object 44/content.xml><?xml version="1.0" encoding="utf-8"?>
<math xmlns="http://www.w3.org/1998/Math/MathML" display="block">
  <semantics>
    <mi>w</mi>
    <annotation encoding="StarMath 5.0">w</annotation>
  </semantics>
</math>
</file>

<file path=Object 45/content.xml><?xml version="1.0" encoding="utf-8"?>
<math xmlns="http://www.w3.org/1998/Math/MathML" display="block">
  <semantics>
    <mi>α</mi>
    <annotation encoding="StarMath 5.0">α</annotation>
  </semantics>
</math>
</file>

<file path=Object 46/content.xml><?xml version="1.0" encoding="utf-8"?>
<math xmlns="http://www.w3.org/1998/Math/MathML" display="block">
  <semantics>
    <mi>α</mi>
    <annotation encoding="StarMath 5.0">α</annotation>
  </semantics>
</math>
</file>

<file path=Object 47/content.xml><?xml version="1.0" encoding="utf-8"?>
<math xmlns="http://www.w3.org/1998/Math/MathML" display="block">
  <semantics>
    <mrow>
      <mrow>
        <mi>α</mi>
        <mo stretchy="false">=</mo>
        <msup>
          <mi>N</mi>
          <mrow>
            <mo stretchy="false">−</mo>
            <mn>1</mn>
          </mrow>
        </msup>
      </mrow>
      <mrow>
        <mo fence="true" stretchy="false">(</mo>
        <mrow>
          <mrow>
            <msub>
              <mi>M</mi>
              <mn>2</mn>
            </msub>
            <mo stretchy="false">−</mo>
            <msub>
              <mi>M</mi>
              <mn>1</mn>
            </msub>
          </mrow>
        </mrow>
        <mo fence="true" stretchy="false">)</mo>
      </mrow>
    </mrow>
    <annotation encoding="StarMath 5.0">α = N^-1 (M_2 - M_1)</annotation>
  </semantics>
</math>
</file>

<file path=Object 48/content.xml><?xml version="1.0" encoding="utf-8"?>
<math xmlns="http://www.w3.org/1998/Math/MathML" display="block">
  <semantics>
    <mrow>
      <mrow>
        <mo fence="true" stretchy="false">(</mo>
        <mrow>
          <mrow>
            <msup>
              <mi>α</mi>
              <mi>T</mi>
            </msup>
            <mi>M</mi>
            <mi>α</mi>
          </mrow>
        </mrow>
        <mo fence="true" stretchy="false">)</mo>
      </mrow>
      <mrow>
        <mi mathvariant="italic">Nα</mi>
        <mo stretchy="false">=</mo>
        <mrow>
          <mo fence="true" stretchy="false">(</mo>
          <mrow>
            <mrow>
              <msup>
                <mi>α</mi>
                <mi>T</mi>
              </msup>
              <mi mathvariant="italic">Nα</mi>
            </mrow>
          </mrow>
          <mo fence="true" stretchy="false">)</mo>
        </mrow>
      </mrow>
      <mi mathvariant="italic">Mα</mi>
    </mrow>
    <annotation encoding="StarMath 5.0">(α^T M α)Nα = (α^T Nα)Mα</annotation>
  </semantics>
</math>
</file>

<file path=Object 49/content.xml><?xml version="1.0" encoding="utf-8"?>
<math xmlns="http://www.w3.org/1998/Math/MathML" display="block">
  <semantics>
    <mrow>
      <mi>J</mi>
      <mrow>
        <mrow>
          <mo fence="true" stretchy="false">(</mo>
          <mrow>
            <mi>α</mi>
          </mrow>
          <mo fence="true" stretchy="false">)</mo>
        </mrow>
        <mo stretchy="false">=</mo>
        <mfrac>
          <mrow>
            <msup>
              <mi>α</mi>
              <mi>T</mi>
            </msup>
            <mi mathvariant="italic">Mα</mi>
          </mrow>
          <mrow>
            <msup>
              <mi>α</mi>
              <mi>T</mi>
            </msup>
            <mi mathvariant="italic">Nα</mi>
          </mrow>
        </mfrac>
      </mrow>
    </mrow>
    <annotation encoding="StarMath 5.0">J(α) = {α^T Mα} over {α^T Nα}</annotation>
  </semantics>
</math>
</file>

<file path=Object 5/content.xml><?xml version="1.0" encoding="utf-8"?>
<math xmlns="http://www.w3.org/1998/Math/MathML" display="block">
  <semantics>
    <msub>
      <mi>m</mi>
      <mn>1</mn>
    </msub>
    <annotation encoding="StarMath 5.0">m_1</annotation>
  </semantics>
</math>
</file>

<file path=Object 50/content.xml><?xml version="1.0" encoding="utf-8"?>
<math xmlns="http://www.w3.org/1998/Math/MathML" display="block">
  <semantics>
    <mrow>
      <mi>J</mi>
      <mrow>
        <mo fence="true" stretchy="false">(</mo>
        <mrow>
          <mi>w</mi>
        </mrow>
        <mo fence="true" stretchy="false">)</mo>
      </mrow>
    </mrow>
    <annotation encoding="StarMath 5.0">J(w)</annotation>
  </semantics>
</math>
</file>

<file path=Object 51/content.xml><?xml version="1.0" encoding="utf-8"?>
<math xmlns="http://www.w3.org/1998/Math/MathML" display="block">
  <semantics>
    <mi>J</mi>
    <annotation encoding="StarMath 5.0">J</annotation>
  </semantics>
</math>
</file>

<file path=Object 52/content.xml><?xml version="1.0" encoding="utf-8"?>
<math xmlns="http://www.w3.org/1998/Math/MathML" display="block">
  <semantics>
    <mrow>
      <msup>
        <mi>w</mi>
        <mi>T</mi>
      </msup>
      <msubsup>
        <mi>S</mi>
        <mi>B</mi>
        <mi>φ</mi>
      </msubsup>
      <mrow>
        <mi>w</mi>
        <mo stretchy="false">=</mo>
        <msup>
          <mi>w</mi>
          <mi>T</mi>
        </msup>
      </mrow>
      <mrow>
        <mo fence="true" stretchy="false">(</mo>
        <mrow>
          <mrow>
            <msubsup>
              <mi>m</mi>
              <mn>2</mn>
              <mi>φ</mi>
            </msubsup>
            <mi>−</mi>
            <msubsup>
              <mi>m</mi>
              <mn>1</mn>
              <mi>φ</mi>
            </msubsup>
          </mrow>
        </mrow>
        <mo fence="true" stretchy="false">)</mo>
      </mrow>
      <msup>
        <mrow>
          <mo fence="true" stretchy="false">(</mo>
          <mrow>
            <mrow>
              <msubsup>
                <mi>m</mi>
                <mn>2</mn>
                <mi>φ</mi>
              </msubsup>
              <mi>−</mi>
              <msubsup>
                <mi>m</mi>
                <mn>1</mn>
                <mi>φ</mi>
              </msubsup>
            </mrow>
          </mrow>
          <mo fence="true" stretchy="false">)</mo>
        </mrow>
        <mi>T</mi>
      </msup>
      <mrow>
        <mi>w</mi>
        <mo stretchy="false">=</mo>
        <msup>
          <mi>α</mi>
          <mi>T</mi>
        </msup>
      </mrow>
      <mi mathvariant="italic">Mα</mi>
    </mrow>
    <annotation encoding="StarMath 5.0">w^T S_B^φ w = w^T (m_2^φ − m_1^φ )(m_2^φ − m_1^φ )^T w = α^T Mα</annotation>
  </semantics>
</math>
</file>

<file path=Object 53/content.xml><?xml version="1.0" encoding="utf-8"?>
<math xmlns="http://www.w3.org/1998/Math/MathML" display="block">
  <semantics>
    <mrow>
      <mrow>
        <mi>M</mi>
        <mo stretchy="false">=</mo>
        <mrow>
          <mo fence="true" stretchy="false">(</mo>
          <mrow>
            <mrow>
              <msub>
                <mi>M</mi>
                <mn>2</mn>
              </msub>
              <mi>−</mi>
              <msub>
                <mi>M</mi>
                <mn>1</mn>
              </msub>
            </mrow>
          </mrow>
          <mo fence="true" stretchy="false">)</mo>
        </mrow>
      </mrow>
      <msup>
        <mrow>
          <mo fence="true" stretchy="false">(</mo>
          <mrow>
            <mrow>
              <msub>
                <mi>M</mi>
                <mn>2</mn>
              </msub>
              <mi>−</mi>
              <msub>
                <mi>M</mi>
                <mn>1</mn>
              </msub>
            </mrow>
          </mrow>
          <mo fence="true" stretchy="false">)</mo>
        </mrow>
        <mi>T</mi>
      </msup>
    </mrow>
    <annotation encoding="StarMath 5.0"> M = (M_2 − M_1)(M_2 − M_1)^T</annotation>
  </semantics>
</math>
</file>

<file path=Object 54/content.xml><?xml version="1.0" encoding="utf-8"?>
<math xmlns="http://www.w3.org/1998/Math/MathML" display="block">
  <semantics>
    <mrow>
      <msup>
        <mi>w</mi>
        <mi>T</mi>
      </msup>
      <msubsup>
        <mi>S</mi>
        <mi>W</mi>
        <mi>φ</mi>
      </msubsup>
      <mrow>
        <mi>w</mi>
        <mo stretchy="false">=</mo>
        <msup>
          <mi>α</mi>
          <mi>T</mi>
        </msup>
      </mrow>
      <mi mathvariant="italic">Nα</mi>
    </mrow>
    <annotation encoding="StarMath 5.0"> w^T S_W^φ w = α^T Nα</annotation>
  </semantics>
</math>
</file>

<file path=Object 55/content.xml><?xml version="1.0" encoding="utf-8"?>
<math xmlns="http://www.w3.org/1998/Math/MathML" display="block">
  <semantics>
    <mrow>
      <mrow>
        <mi>N</mi>
        <mo stretchy="false">=</mo>
        <mrow>
          <munder>
            <mo stretchy="false">∑</mo>
            <mrow>
              <mi>j</mi>
              <mo stretchy="false">=</mo>
              <mn>1,2</mn>
            </mrow>
          </munder>
          <msub>
            <mi>K</mi>
            <mi>j</mi>
          </msub>
        </mrow>
      </mrow>
      <mrow>
        <mo fence="true" stretchy="false">(</mo>
        <mrow>
          <mrow>
            <mi>I</mi>
            <mo stretchy="false">−</mo>
            <msub>
              <mn>1</mn>
              <msub>
                <mi>l</mi>
                <mi>j</mi>
              </msub>
            </msub>
          </mrow>
        </mrow>
        <mo fence="true" stretchy="false">)</mo>
      </mrow>
      <msubsup>
        <mi>K</mi>
        <mi>j</mi>
        <mi>T</mi>
      </msubsup>
    </mrow>
    <annotation encoding="StarMath 5.0">N = sum from{j=1,2} K_j( I-1_{l_j} )K_j^T </annotation>
  </semantics>
</math>
</file>

<file path=Object 56/content.xml><?xml version="1.0" encoding="utf-8"?>
<math xmlns="http://www.w3.org/1998/Math/MathML" display="block">
  <semantics>
    <msup>
      <mi>n</mi>
      <mi mathvariant="italic">th</mi>
    </msup>
    <annotation encoding="StarMath 5.0">n^th</annotation>
  </semantics>
</math>
</file>

<file path=Object 57/content.xml><?xml version="1.0" encoding="utf-8"?>
<math xmlns="http://www.w3.org/1998/Math/MathML" display="block">
  <semantics>
    <msup>
      <mi>m</mi>
      <mi mathvariant="italic">th</mi>
    </msup>
    <annotation encoding="StarMath 5.0">m^th</annotation>
  </semantics>
</math>
</file>

<file path=Object 58/content.xml><?xml version="1.0" encoding="utf-8"?>
<math xmlns="http://www.w3.org/1998/Math/MathML" display="block">
  <semantics>
    <msub>
      <mi>K</mi>
      <mi>j</mi>
    </msub>
    <annotation encoding="StarMath 5.0">K_j</annotation>
  </semantics>
</math>
</file>

<file path=Object 59/content.xml><?xml version="1.0" encoding="utf-8"?>
<math xmlns="http://www.w3.org/1998/Math/MathML" display="block">
  <semantics>
    <mrow>
      <mi>k</mi>
      <mrow>
        <mo fence="true" stretchy="false">(</mo>
        <mrow>
          <mrow>
            <msub>
              <mi>x</mi>
              <mi>n</mi>
            </msub>
            <mi>,</mi>
            <msubsup>
              <mi>x</mi>
              <mi>m</mi>
              <mi>j</mi>
            </msubsup>
          </mrow>
        </mrow>
        <mo fence="true" stretchy="false">)</mo>
      </mrow>
    </mrow>
    <annotation encoding="StarMath 5.0"> k(x_n, x^j_m)</annotation>
  </semantics>
</math>
</file>

<file path=Object 6/content.xml><?xml version="1.0" encoding="utf-8"?>
<math xmlns="http://www.w3.org/1998/Math/MathML" display="block">
  <semantics>
    <msub>
      <mi>m</mi>
      <mn>2</mn>
    </msub>
    <annotation encoding="StarMath 5.0">m_2</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sub>
      <mn>1</mn>
      <msub>
        <mi>l</mi>
        <mi>j</mi>
      </msub>
    </msub>
    <annotation encoding="StarMath 5.0"> 1_{l_j} </annotation>
  </semantics>
</math>
</file>

<file path=Object 62/content.xml><?xml version="1.0" encoding="utf-8"?>
<math xmlns="http://www.w3.org/1998/Math/MathML" display="block">
  <semantics>
    <mfrac>
      <mn>1</mn>
      <msub>
        <mi>l</mi>
        <mi>j</mi>
      </msub>
    </mfrac>
    <annotation encoding="StarMath 5.0"> 1 over l_j </annotation>
  </semantics>
</math>
</file>

<file path=Object 63/content.xml><?xml version="1.0" encoding="utf-8"?>
<math xmlns="http://www.w3.org/1998/Math/MathML" display="block">
  <semantics>
    <mrow>
      <msup>
        <mi>w</mi>
        <mi>T</mi>
      </msup>
      <msubsup>
        <mi>S</mi>
        <mi>W</mi>
        <mi>φ</mi>
      </msubsup>
      <mrow>
        <mi>w</mi>
        <mo stretchy="false">=</mo>
        <mrow>
          <mo fence="true" stretchy="true">(</mo>
          <mrow>
            <mrow>
              <mrow>
                <munderover>
                  <mo stretchy="false">∑</mo>
                  <mrow>
                    <mi>i</mi>
                    <mo stretchy="false">=</mo>
                    <mn>1</mn>
                  </mrow>
                  <mi>l</mi>
                </munderover>
                <msub>
                  <mi>α</mi>
                  <mi>i</mi>
                </msub>
              </mrow>
              <msup>
                <mi>φ</mi>
                <mi>T</mi>
              </msup>
              <mrow>
                <mo fence="true" stretchy="false">(</mo>
                <mrow>
                  <msub>
                    <mi>x</mi>
                    <mi>i</mi>
                  </msub>
                </mrow>
                <mo fence="true" stretchy="false">)</mo>
              </mrow>
            </mrow>
          </mrow>
          <mo fence="true" stretchy="true">)</mo>
        </mrow>
      </mrow>
      <mrow>
        <mo fence="true" stretchy="true">(</mo>
        <mrow>
          <mrow>
            <mrow>
              <munder>
                <mo stretchy="false">∑</mo>
                <mrow>
                  <mi>j</mi>
                  <mo stretchy="false">=</mo>
                  <mn>1,2</mn>
                </mrow>
              </munder>
              <mrow>
                <munderover>
                  <mo stretchy="false">∑</mo>
                  <mrow>
                    <mi>n</mi>
                    <mo stretchy="false">=</mo>
                    <mn>1</mn>
                  </mrow>
                  <mrow>
                    <mi>n</mi>
                    <mo stretchy="false">=</mo>
                    <msub>
                      <mi>l</mi>
                      <mi>j</mi>
                    </msub>
                  </mrow>
                </munderover>
                <mrow>
                  <mo fence="true" stretchy="false">(</mo>
                  <mrow>
                    <mrow>
                      <mi>φ</mi>
                      <mrow>
                        <mrow>
                          <mo fence="true" stretchy="false">(</mo>
                          <mrow>
                            <msubsup>
                              <mi>x</mi>
                              <mi>n</mi>
                              <mi>j</mi>
                            </msubsup>
                          </mrow>
                          <mo fence="true" stretchy="false">)</mo>
                        </mrow>
                        <mo stretchy="false">−</mo>
                        <msubsup>
                          <mi>m</mi>
                          <mi>j</mi>
                          <mi>φ</mi>
                        </msubsup>
                      </mrow>
                    </mrow>
                  </mrow>
                  <mo fence="true" stretchy="false">)</mo>
                </mrow>
              </mrow>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row>
        </mrow>
        <mo fence="true" stretchy="true">)</mo>
      </mrow>
      <mrow>
        <mo fence="true" stretchy="true">(</mo>
        <mrow>
          <mrow>
            <mrow>
              <munderover>
                <mo stretchy="false">∑</mo>
                <mrow>
                  <mi>k</mi>
                  <mo stretchy="false">=</mo>
                  <mn>1</mn>
                </mrow>
                <mi>l</mi>
              </munderover>
              <msub>
                <mi>α</mi>
                <mi>k</mi>
              </msub>
            </mrow>
            <mi>φ</mi>
            <mrow>
              <mo fence="true" stretchy="false">(</mo>
              <mrow>
                <msub>
                  <mi>x</mi>
                  <mi>k</mi>
                </msub>
              </mrow>
              <mo fence="true" stretchy="false">)</mo>
            </mrow>
          </mrow>
        </mrow>
        <mo fence="true" stretchy="true">)</mo>
      </mrow>
    </mrow>
    <annotation encoding="StarMath 5.0">w^T S_W^φ w = left ( 
sum from{i=1} to{l}  α_i φ^T( x_i )

 right ) 
 left ( 
 sum from{j=1,2} sum from{n=1} to{n=l_j} (φ(x_n^j) - m_j^φ)(φ(x_n^j) - m_j^φ)^T
  right ) 
  left ( 
  sum from{k=1} to{l} α_k φ(x_k)
   right ) </annotation>
  </semantics>
</math>
</file>

<file path=Object 64/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sub>
                <mi>α</mi>
                <mi>i</mi>
              </msub>
            </mrow>
          </mrow>
        </mrow>
      </mrow>
      <msup>
        <mi>φ</mi>
        <mi>T</mi>
      </msup>
      <mrow>
        <mo fence="true" stretchy="false">(</mo>
        <mrow>
          <msub>
            <mi>x</mi>
            <mi>i</mi>
          </msub>
        </mrow>
        <mo fence="true" stretchy="false">)</mo>
      </mrow>
      <mrow>
        <mo fence="true" stretchy="false">(</mo>
        <mrow>
          <mrow>
            <mi>φ</mi>
            <mrow>
              <mrow>
                <mo fence="true" stretchy="false">(</mo>
                <mrow>
                  <msubsup>
                    <mi>x</mi>
                    <mi>n</mi>
                    <mi>j</mi>
                  </msubsup>
                </mrow>
                <mo fence="true" stretchy="false">)</mo>
              </mrow>
              <mo stretchy="false">−</mo>
              <msubsup>
                <mi>m</mi>
                <mi>j</mi>
                <mi>φ</mi>
              </msubsup>
            </mrow>
          </mrow>
        </mrow>
        <mo fence="true" stretchy="false">)</mo>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sub>
        <mi>α</mi>
        <mi>k</mi>
      </msub>
      <mi>φ</mi>
      <mrow>
        <mo fence="true" stretchy="false">(</mo>
        <mrow>
          <msub>
            <mi>x</mi>
            <mi>k</mi>
          </msub>
        </mrow>
        <mo fence="true" stretchy="false">)</mo>
      </mrow>
    </mrow>
    <annotation encoding="StarMath 5.0">sum from{j=1,2} sum from{i=1} to{l} sum from{n=1} to{l_j} sum from{k=1} to{l} α_i φ^T( x_i ) (φ(x_n^j) - m_j^φ)(φ(x_n^j) - m_j^φ)^T α_k φ(x_k)</annotation>
  </semantics>
</math>
</file>

<file path=Object 65/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n>2</mn>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row>
                          <mo fence="true" stretchy="false">(</mo>
                          <mrow>
                            <mrow>
                              <msub>
                                <mi>x</mi>
                                <mi>k</mi>
                              </msub>
                              <mi>,</mi>
                              <msubsup>
                                <mi>x</mi>
                                <mi>p</mi>
                                <mi>j</mi>
                              </msubsup>
                            </mrow>
                          </mrow>
                          <mo fence="true" stretchy="false">)</mo>
                        </mrow>
                        <mo stretchy="false">+</mo>
                        <mfrac>
                          <mrow>
                            <msub>
                              <mi>α</mi>
                              <mi>i</mi>
                            </msub>
                            <msub>
                              <mi>α</mi>
                              <mi>k</mi>
                            </msub>
                          </mrow>
                          <msubsup>
                            <mi>l</mi>
                            <mi>j</mi>
                            <mn>2</mn>
                          </msubsup>
                        </mfrac>
                      </mrow>
                      <mrow>
                        <munderover>
                          <mo stretchy="false">∑</mo>
                          <mrow>
                            <mi>p</mi>
                            <mo stretchy="false">=</mo>
                            <mn>1</mn>
                          </mrow>
                          <msub>
                            <mi>l</mi>
                            <mi>j</mi>
                          </msub>
                        </munderover>
                        <mrow>
                          <munderover>
                            <mo stretchy="false">∑</mo>
                            <mrow>
                              <mi>q</mi>
                              <mo stretchy="false">=</mo>
                              <mn>1</mn>
                            </mrow>
                            <msub>
                              <mi>l</mi>
                              <mi>j</mi>
                            </msub>
                          </munderover>
                          <mi>k</mi>
                        </mrow>
                      </mrow>
                      <mrow>
                        <mo fence="true" stretchy="false">(</mo>
                        <mrow>
                          <mrow>
                            <msub>
                              <mi>x</mi>
                              <mi>i</mi>
                            </msub>
                            <mi>,</mi>
                            <msubsup>
                              <mi>x</mi>
                              <mi>p</mi>
                              <mi>j</mi>
                            </msubsup>
                          </mrow>
                        </mrow>
                        <mo fence="true" stretchy="false">)</mo>
                      </mrow>
                      <mi>k</mi>
                      <mrow>
                        <mo fence="true" stretchy="false">(</mo>
                        <mrow>
                          <mrow>
                            <msub>
                              <mi>x</mi>
                              <mi>k</mi>
                            </msub>
                            <mi>,</mi>
                            <msubsup>
                              <mi>x</mi>
                              <mi>q</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2α_i α_k} over {l_j}
sum from{p=1} to{l_j}  k(x_i , x_n^j )k(x_k , x_p^j ) 
+ {α_i α_k} over {l_j^2} 
sum from{p=1} to{l_j} 
sum from{q=1} to{l_j}
k(x_i , x_p^j )k(x_k , x_q^j )   
 right ) 
 right )  </annotation>
  </semantics>
</math>
</file>

<file path=Object 66/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o fence="true" stretchy="false">(</mo>
                        <mrow>
                          <mrow>
                            <msub>
                              <mi>x</mi>
                              <mi>k</mi>
                            </msub>
                            <mi>,</mi>
                            <msubsup>
                              <mi>x</mi>
                              <mi>p</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α_i α_k} over {l_j}
sum from{p=1} to{l_j}  k(x_i , x_n^j )k(x_k , x_p^j ) 
 
 right ) 
 right )  </annotation>
  </semantics>
</math>
</file>

<file path=Object 68/content.xml><?xml version="1.0" encoding="utf-8"?>
<math xmlns="http://www.w3.org/1998/Math/MathML" display="block">
  <semantics>
    <mrow>
      <mrow>
        <munder>
          <mo stretchy="false">∑</mo>
          <mrow>
            <mi>j</mi>
            <mo stretchy="false">=</mo>
            <mn>1,2</mn>
          </mrow>
        </munder>
        <msup>
          <mi>α</mi>
          <mi>T</mi>
        </msup>
      </mrow>
      <msub>
        <mi>K</mi>
        <mi>j</mi>
      </msub>
      <msubsup>
        <mi>K</mi>
        <mi>j</mi>
        <mi>T</mi>
      </msubsup>
      <mi>α</mi>
      <mi>−</mi>
      <msup>
        <mi>α</mi>
        <mi>T</mi>
      </msup>
      <msub>
        <mi>K</mi>
        <mi>j</mi>
      </msub>
      <msub>
        <mn>1</mn>
        <msub>
          <mi>l</mi>
          <mi>j</mi>
        </msub>
      </msub>
      <msubsup>
        <mi>K</mi>
        <mi>j</mi>
        <mi>T</mi>
      </msubsup>
      <mi>α</mi>
    </mrow>
    <annotation encoding="StarMath 5.0">
 sum from{j=1,2} α^T K_j K_j^T α − α^T K_j 1_{l_j} K_j^T α</annotation>
  </semantics>
</math>
</file>

<file path=Object 69/content.xml><?xml version="1.0" encoding="utf-8"?>
<math xmlns="http://www.w3.org/1998/Math/MathML" display="block">
  <semantics>
    <mrow>
      <msup>
        <mi>α</mi>
        <mi>T</mi>
      </msup>
      <mi mathvariant="italic">Nα</mi>
    </mrow>
    <annotation encoding="StarMath 5.0">α^T Nα</annotation>
  </semantics>
</math>
</file>

<file path=Object 7/content.xml><?xml version="1.0" encoding="utf-8"?>
<math xmlns="http://www.w3.org/1998/Math/MathML" display="block">
  <semantics>
    <msub>
      <mi>C</mi>
      <mi>i</mi>
    </msub>
    <annotation encoding="StarMath 5.0">C_i</annotation>
  </semantics>
</math>
</file>

<file path=Object 70/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i>k</mi>
                    <mrow>
                      <mo fence="true" stretchy="false">(</mo>
                      <mrow>
                        <mrow>
                          <msub>
                            <mi>x</mi>
                            <mi>i</mi>
                          </msub>
                          <mi>,</mi>
                          <msubsup>
                            <mi>x</mi>
                            <mi>n</mi>
                            <mi>j</mi>
                          </msubsup>
                        </mrow>
                      </mrow>
                      <mo fence="true" stretchy="false">)</mo>
                    </mrow>
                    <mi>−</mi>
                    <mfrac>
                      <mn>1</mn>
                      <msub>
                        <mi>l</mi>
                        <mi>j</mi>
                      </msub>
                    </mfrac>
                    <mrow>
                      <munderover>
                        <mo stretchy="false">∑</mo>
                        <mrow>
                          <mi>p</mi>
                          <mo stretchy="false">=</mo>
                          <mn>1</mn>
                        </mrow>
                        <msub>
                          <mi>l</mi>
                          <mi>j</mi>
                        </msub>
                      </munderover>
                      <msub>
                        <mi>α</mi>
                        <mi>i</mi>
                      </msub>
                    </mrow>
                    <mi>k</mi>
                    <mrow>
                      <mo fence="true" stretchy="false">(</mo>
                      <mrow>
                        <mrow>
                          <msub>
                            <mi>x</mi>
                            <mi>i</mi>
                          </msub>
                          <mi>,</mi>
                          <msubsup>
                            <mi>x</mi>
                            <mi>p</mi>
                            <mi>j</mi>
                          </msubsup>
                        </mrow>
                      </mrow>
                      <mo fence="true" stretchy="false">)</mo>
                    </mrow>
                  </mrow>
                </mrow>
                <mo fence="true" stretchy="true">)</mo>
              </mrow>
            </mrow>
          </mrow>
        </mrow>
      </mrow>
      <mrow>
        <mo fence="true" stretchy="true">(</mo>
        <mrow/>
        <mo fence="true" stretchy="true">)</mo>
      </mrow>
    </mrow>
    <annotation encoding="StarMath 5.0">sum from{j=1,2} sum from{i=1} to{l} sum from{n=1} to{l_j} sum from{k=1} to{l}
left ( 
α_i k(x_i , x_n^j ) − {1} over {l_j} sum from{p=1} to{l_j} α_i k(x_i , x_p^j) 
 right ) 
 left ( 
 
  right ) </annotation>
  </semantics>
</math>
</file>

<file path=Object 8/content.xml><?xml version="1.0" encoding="utf-8"?>
<math xmlns="http://www.w3.org/1998/Math/MathML" display="block">
  <semantics>
    <mrow>
      <mi>J</mi>
      <mrow>
        <mrow>
          <mo fence="true" stretchy="false">(</mo>
          <mrow>
            <mi>w</mi>
          </mrow>
          <mo fence="true" stretchy="false">)</mo>
        </mrow>
        <mo stretchy="false">=</mo>
        <mfrac>
          <mrow>
            <msup>
              <mi>w</mi>
              <mi>T</mi>
            </msup>
            <msub>
              <mi>S</mi>
              <mi>B</mi>
            </msub>
            <mi>w</mi>
          </mrow>
          <mrow>
            <msup>
              <mi>w</mi>
              <mi>T</mi>
            </msup>
            <msub>
              <mi>S</mi>
              <mi>W</mi>
            </msub>
            <mi>w</mi>
          </mrow>
        </mfrac>
      </mrow>
    </mrow>
    <annotation encoding="StarMath 5.0">J(w) = {w^T S_B w} over {w^T S_W w}</annotation>
  </semantics>
</math>
</file>

<file path=Object 9/content.xml><?xml version="1.0" encoding="utf-8"?>
<math xmlns="http://www.w3.org/1998/Math/MathML" display="block">
  <semantics>
    <msub>
      <mi>S</mi>
      <mi>B</mi>
    </msub>
    <annotation encoding="StarMath 5.0">S_B</annotation>
  </semantics>
</math>
</file>